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6.107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3.113cm"/>
    </style:style>
    <style:style style:name="co10" style:family="table-column">
      <style:table-column-properties fo:break-before="auto" style:column-width="4.773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4.964cm"/>
    </style:style>
    <style:style style:name="co15" style:family="table-column">
      <style:table-column-properties fo:break-before="auto" style:column-width="4.306cm"/>
    </style:style>
    <style:style style:name="co16" style:family="table-column">
      <style:table-column-properties fo:break-before="auto" style:column-width="4.861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usPost_20_data">
      <style:table-properties table:display="true" style:writing-mode="lr-tb"/>
    </style:style>
    <style:style style:name="ta2" style:family="table" style:master-page-name="PageStyle_5f_Zones_20_and_20_countri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Rate_20_data">
      <style:table-properties table:display="true" style:writing-mode="lr-tb"/>
    </style:style>
    <style:style style:name="ta5" style:family="table" style:master-page-name="PageStyle_5f_Zone_20_lookup">
      <style:table-properties table:display="true" style:writing-mode="lr-tb"/>
    </style:style>
    <style:style style:name="ta6" style:family="table" style:master-page-name="PageStyle_5f_Rate_20_definitions_20_1">
      <style:table-properties table:display="true" style:writing-mode="lr-tb"/>
    </style:style>
    <style:style style:name="ta7" style:family="table" style:master-page-name="PageStyle_5f_Zone_20_rates_20_1">
      <style:table-properties table:display="true" style:writing-mode="lr-tb"/>
    </style:style>
    <style:style style:name="ta8" style:family="table" style:master-page-name="PageStyle_5f_Rate_20_definitions_20_2">
      <style:table-properties table:display="true" style:writing-mode="lr-tb"/>
    </style:style>
    <style:style style:name="ta9" style:family="table" style:master-page-name="PageStyle_5f_Zone_20_rates_20_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ackground-color="#eeeeee" style:rotation-align="none"/>
    </style:style>
    <style:style style:name="ce32" style:family="table-cell" style:parent-style-name="Default" style:data-style-name="N2">
      <style:table-cell-properties style:rotation-align="none"/>
    </style:style>
    <style:style style:name="ce33" style:family="table-cell" style:parent-style-name="Default" style:data-style-name="N0">
      <style:table-cell-properties fo:background-color="#dee6ef" style:rotation-align="none"/>
    </style:style>
    <style:style style:name="ce34" style:family="table-cell" style:parent-style-name="Default" style:data-style-name="N2">
      <style:table-cell-properties fo:background-color="#dee6ef" style:rotation-align="none"/>
    </style:style>
    <style:style style:name="ce35" style:family="table-cell" style:parent-style-name="Default" style:data-style-name="N2">
      <style:table-cell-properties fo:background-color="#ffffd7" style:rotation-align="none"/>
    </style:style>
    <style:style style:name="ce36" style:family="table-cell" style:parent-style-name="Default" style:data-style-name="N10">
      <style:table-cell-properties style:rotation-align="none"/>
    </style:style>
    <style:style style:name="ce3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sPost data" table:style-name="ta1">
        <office:forms form:automatic-focus="false" form:apply-design-mode="false"/>
        <table:table-column table:style-name="co1" table:default-cell-style-name="ce27"/>
        <table:table-column table:style-name="co1" table:number-columns-repeated="63" table:default-cell-style-name="Default"/>
        <table:table-row table:style-name="ro1">
          <table:table-cell table:style-name="ce26" office:value-type="string" calcext:value-type="string">
            <text:p>Australia Post data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Zone and countries – List of Australia Post zones, with shopify countries and provin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te data – Australia Post rate data, plus some parameters such as the value per kg for insurance calculat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lookup – Lookup from short zone name to full nam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1 – Example standard and express rate calculations, up to 1 kg, full r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rates 1 – Output data for loading into Shopify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2 &amp; Zone rates 2 – A second example of rates, express only, with insurance and discounts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You can use the examples 1 &amp; 2 to create your own rate data files, based on zones, weights, and other parameters</text:p>
          </table:table-cell>
          <table:table-cell table:number-columns-repeated="63"/>
        </table:table-row>
      </table:table>
      <table:table table:name="Zones and countries" table:style-name="ta2">
        <office:forms form:automatic-focus="false" form:apply-design-mode="false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1" table:number-columns-repeated="59" table:default-cell-style-name="Default"/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destination</text:p>
          </table:table-cell>
          <table:table-cell table:style-name="ce28" office:value-type="string" calcext:value-type="string">
            <text:p>country</text:p>
          </table:table-cell>
          <table:table-cell table:style-name="ce28" office:value-type="string" calcext:value-type="string">
            <text:p>countryName</text:p>
          </table:table-cell>
          <table:table-cell table:style-name="ce28" office:value-type="string" calcext:value-type="string">
            <text:p>province</text:p>
          </table:table-cell>
          <table:table-cell table:style-name="ce28" office:value-type="string" calcext:value-type="string">
            <text:p>provinceName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ustralian Capital Territor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New South Wale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ern Territor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Queensland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Austral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ctor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stern Austral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uck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ay of Plent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terbu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isbor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Hawke's 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Manawatu-Wangan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Marlboroug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l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TL</text:p>
          </table:table-cell>
          <table:table-cell office:value-type="string" calcext:value-type="string">
            <text:p>Nor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a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ou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KI</text:p>
          </table:table-cell>
          <table:table-cell office:value-type="string" calcext:value-type="string">
            <text:p>Taran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Waik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Well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est Co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nh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ij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hongq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uji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an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uang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u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uizho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long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u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u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Inner Mongo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iang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i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Ji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aon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ingx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i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a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an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a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h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ich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ianj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Xin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iz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Yun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J</text:p>
          </table:table-cell>
          <table:table-cell office:value-type="string" calcext:value-type="string">
            <text:p>Zhe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owlo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w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daman and Nicobar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dhr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un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ih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ndi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hattis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adra and Nagar Have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man and D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el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uj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y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im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mmu and Kashmi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Jhar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rnat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er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dak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akshadwee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adhy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harash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i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ghal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izo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aga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ish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uduch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unja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ajast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ikk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lang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ipu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ttar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ttara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est Ben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e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ngka Belit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nt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gk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onta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m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aw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awa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aw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limantan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limantan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alimantan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limantan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alimantan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epulauan 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mp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luk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luku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r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usa Tenggar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usa Tenggar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pu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pu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awesi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ulawesi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lawesi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ulawesi Tengg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lawesi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est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gy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1</text:p>
          </table:table-cell>
          <table:table-cell office:value-type="string" calcext:value-type="string">
            <text:p>Hokkaid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2</text:p>
          </table:table-cell>
          <table:table-cell office:value-type="string" calcext:value-type="string">
            <text:p>Aom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3</text:p>
          </table:table-cell>
          <table:table-cell office:value-type="string" calcext:value-type="string">
            <text:p>Iw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4</text:p>
          </table:table-cell>
          <table:table-cell office:value-type="string" calcext:value-type="string">
            <text:p>Miya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5</text:p>
          </table:table-cell>
          <table:table-cell office:value-type="string" calcext:value-type="string">
            <text:p>Ak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6</text:p>
          </table:table-cell>
          <table:table-cell office:value-type="string" calcext:value-type="string">
            <text:p>Yama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7</text:p>
          </table:table-cell>
          <table:table-cell office:value-type="string" calcext:value-type="string">
            <text:p>Fu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8</text:p>
          </table:table-cell>
          <table:table-cell office:value-type="string" calcext:value-type="string">
            <text:p>Ibar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9</text:p>
          </table:table-cell>
          <table:table-cell office:value-type="string" calcext:value-type="string">
            <text:p>Tochi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0</text:p>
          </table:table-cell>
          <table:table-cell office:value-type="string" calcext:value-type="string">
            <text:p>Gun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1</text:p>
          </table:table-cell>
          <table:table-cell office:value-type="string" calcext:value-type="string">
            <text:p>Sait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2</text:p>
          </table:table-cell>
          <table:table-cell office:value-type="string" calcext:value-type="string">
            <text:p>Chi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3</text:p>
          </table:table-cell>
          <table:table-cell office:value-type="string" calcext:value-type="string">
            <text:p>Tōky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4</text:p>
          </table:table-cell>
          <table:table-cell office:value-type="string" calcext:value-type="string">
            <text:p>Kan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5</text:p>
          </table:table-cell>
          <table:table-cell office:value-type="string" calcext:value-type="string">
            <text:p>Nii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6</text:p>
          </table:table-cell>
          <table:table-cell office:value-type="string" calcext:value-type="string">
            <text:p>To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7</text:p>
          </table:table-cell>
          <table:table-cell office:value-type="string" calcext:value-type="string">
            <text:p>Ishik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8</text:p>
          </table:table-cell>
          <table:table-cell office:value-type="string" calcext:value-type="string">
            <text:p>Fuk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9</text:p>
          </table:table-cell>
          <table:table-cell office:value-type="string" calcext:value-type="string">
            <text:p>Yamanas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0</text:p>
          </table:table-cell>
          <table:table-cell office:value-type="string" calcext:value-type="string">
            <text:p>Nag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1</text:p>
          </table:table-cell>
          <table:table-cell office:value-type="string" calcext:value-type="string">
            <text:p>Gif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2</text:p>
          </table:table-cell>
          <table:table-cell office:value-type="string" calcext:value-type="string">
            <text:p>Shiz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3</text:p>
          </table:table-cell>
          <table:table-cell office:value-type="string" calcext:value-type="string">
            <text:p>Ai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4</text:p>
          </table:table-cell>
          <table:table-cell office:value-type="string" calcext:value-type="string">
            <text:p>Mi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5</text:p>
          </table:table-cell>
          <table:table-cell office:value-type="string" calcext:value-type="string">
            <text:p>Shi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6</text:p>
          </table:table-cell>
          <table:table-cell office:value-type="string" calcext:value-type="string">
            <text:p>Kyō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7</text:p>
          </table:table-cell>
          <table:table-cell office:value-type="string" calcext:value-type="string">
            <text:p>Ōs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8</text:p>
          </table:table-cell>
          <table:table-cell office:value-type="string" calcext:value-type="string">
            <text:p>Hyō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9</text:p>
          </table:table-cell>
          <table:table-cell office:value-type="string" calcext:value-type="string">
            <text:p>N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0</text:p>
          </table:table-cell>
          <table:table-cell office:value-type="string" calcext:value-type="string">
            <text:p>Wa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1</text:p>
          </table:table-cell>
          <table:table-cell office:value-type="string" calcext:value-type="string">
            <text:p>Tott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2</text:p>
          </table:table-cell>
          <table:table-cell office:value-type="string" calcext:value-type="string">
            <text:p>Shima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3</text:p>
          </table:table-cell>
          <table:table-cell office:value-type="string" calcext:value-type="string">
            <text:p>O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4</text:p>
          </table:table-cell>
          <table:table-cell office:value-type="string" calcext:value-type="string">
            <text:p>Hir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5</text:p>
          </table:table-cell>
          <table:table-cell office:value-type="string" calcext:value-type="string">
            <text:p>Yamagu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6</text:p>
          </table:table-cell>
          <table:table-cell office:value-type="string" calcext:value-type="string">
            <text:p>To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7</text:p>
          </table:table-cell>
          <table:table-cell office:value-type="string" calcext:value-type="string">
            <text:p>K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8</text:p>
          </table:table-cell>
          <table:table-cell office:value-type="string" calcext:value-type="string">
            <text:p>Ehim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9</text:p>
          </table:table-cell>
          <table:table-cell office:value-type="string" calcext:value-type="string">
            <text:p>Kō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0</text:p>
          </table:table-cell>
          <table:table-cell office:value-type="string" calcext:value-type="string">
            <text:p>Fuk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1</text:p>
          </table:table-cell>
          <table:table-cell office:value-type="string" calcext:value-type="string">
            <text:p>S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2</text:p>
          </table:table-cell>
          <table:table-cell office:value-type="string" calcext:value-type="string">
            <text:p>Nagas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3</text:p>
          </table:table-cell>
          <table:table-cell office:value-type="string" calcext:value-type="string">
            <text:p>Kumamo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4</text:p>
          </table:table-cell>
          <table:table-cell office:value-type="string" calcext:value-type="string">
            <text:p>Ō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5</text:p>
          </table:table-cell>
          <table:table-cell office:value-type="string" calcext:value-type="string">
            <text:p>Miyaz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6</text:p>
          </table:table-cell>
          <table:table-cell office:value-type="string" calcext:value-type="string">
            <text:p>Kag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7</text:p>
          </table:table-cell>
          <table:table-cell office:value-type="string" calcext:value-type="string">
            <text:p>Okin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HR</text:p>
          </table:table-cell>
          <table:table-cell office:value-type="string" calcext:value-type="string">
            <text:p>Jo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Ked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Kelan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uala Lum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ab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Mel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geri Semb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HG</text:p>
          </table:table-cell>
          <table:table-cell office:value-type="string" calcext:value-type="string">
            <text:p>Pah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en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er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Perl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Putraj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Sab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araw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Selang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Terenggan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6</text:p>
          </table:table-cell>
          <table:table-cell office:value-type="string" calcext:value-type="string">
            <text:p>Bu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3</text:p>
          </table:table-cell>
          <table:table-cell office:value-type="string" calcext:value-type="string">
            <text:p>Chu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4</text:p>
          </table:table-cell>
          <table:table-cell office:value-type="string" calcext:value-type="string">
            <text:p>Chu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7</text:p>
          </table:table-cell>
          <table:table-cell office:value-type="string" calcext:value-type="string">
            <text:p>Daeg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0</text:p>
          </table:table-cell>
          <table:table-cell office:value-type="string" calcext:value-type="string">
            <text:p>Daej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2</text:p>
          </table:table-cell>
          <table:table-cell office:value-type="string" calcext:value-type="string">
            <text:p>Gangw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9</text:p>
          </table:table-cell>
          <table:table-cell office:value-type="string" calcext:value-type="string">
            <text:p>Gwang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7</text:p>
          </table:table-cell>
          <table:table-cell office:value-type="string" calcext:value-type="string">
            <text:p>Gyeo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1</text:p>
          </table:table-cell>
          <table:table-cell office:value-type="string" calcext:value-type="string">
            <text:p>Gyeong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8</text:p>
          </table:table-cell>
          <table:table-cell office:value-type="string" calcext:value-type="string">
            <text:p>Gyeo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8</text:p>
          </table:table-cell>
          <table:table-cell office:value-type="string" calcext:value-type="string">
            <text:p>Inch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9</text:p>
          </table:table-cell>
          <table:table-cell office:value-type="string" calcext:value-type="string">
            <text:p>Je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5</text:p>
          </table:table-cell>
          <table:table-cell office:value-type="string" calcext:value-type="string">
            <text:p>Jeon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6</text:p>
          </table:table-cell>
          <table:table-cell office:value-type="string" calcext:value-type="string">
            <text:p>Jeon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50</text:p>
          </table:table-cell>
          <table:table-cell office:value-type="string" calcext:value-type="string">
            <text:p>Sej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Seo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1</text:p>
          </table:table-cell>
          <table:table-cell office:value-type="string" calcext:value-type="string">
            <text:p>Ul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7</text:p>
          </table:table-cell>
          <table:table-cell office:value-type="string" calcext:value-type="string">
            <text:p>Amnat Charo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5</text:p>
          </table:table-cell>
          <table:table-cell office:value-type="string" calcext:value-type="string">
            <text:p>Ang Th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0</text:p>
          </table:table-cell>
          <table:table-cell office:value-type="string" calcext:value-type="string">
            <text:p>Bangk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8</text:p>
          </table:table-cell>
          <table:table-cell office:value-type="string" calcext:value-type="string">
            <text:p>Bueng 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1</text:p>
          </table:table-cell>
          <table:table-cell office:value-type="string" calcext:value-type="string">
            <text:p>Buri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4</text:p>
          </table:table-cell>
          <table:table-cell office:value-type="string" calcext:value-type="string">
            <text:p>Chachoengs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8</text:p>
          </table:table-cell>
          <table:table-cell office:value-type="string" calcext:value-type="string">
            <text:p>Chai N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6</text:p>
          </table:table-cell>
          <table:table-cell office:value-type="string" calcext:value-type="string">
            <text:p>Chaiyaphu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2</text:p>
          </table:table-cell>
          <table:table-cell office:value-type="string" calcext:value-type="string">
            <text:p>Cha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0</text:p>
          </table:table-cell>
          <table:table-cell office:value-type="string" calcext:value-type="string">
            <text:p>Chiang M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7</text:p>
          </table:table-cell>
          <table:table-cell office:value-type="string" calcext:value-type="string">
            <text:p>Chiang 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0</text:p>
          </table:table-cell>
          <table:table-cell office:value-type="string" calcext:value-type="string">
            <text:p>Cho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6</text:p>
          </table:table-cell>
          <table:table-cell office:value-type="string" calcext:value-type="string">
            <text:p>Chump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6</text:p>
          </table:table-cell>
          <table:table-cell office:value-type="string" calcext:value-type="string">
            <text:p>Kala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2</text:p>
          </table:table-cell>
          <table:table-cell office:value-type="string" calcext:value-type="string">
            <text:p>Kamphaeng Ph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1</text:p>
          </table:table-cell>
          <table:table-cell office:value-type="string" calcext:value-type="string">
            <text:p>Kanchan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0</text:p>
          </table:table-cell>
          <table:table-cell office:value-type="string" calcext:value-type="string">
            <text:p>Khon Ka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1</text:p>
          </table:table-cell>
          <table:table-cell office:value-type="string" calcext:value-type="string">
            <text:p>Kra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2</text:p>
          </table:table-cell>
          <table:table-cell office:value-type="string" calcext:value-type="string">
            <text:p>Lamp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1</text:p>
          </table:table-cell>
          <table:table-cell office:value-type="string" calcext:value-type="string">
            <text:p>Lamph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2</text:p>
          </table:table-cell>
          <table:table-cell office:value-type="string" calcext:value-type="string">
            <text:p>Lo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6</text:p>
          </table:table-cell>
          <table:table-cell office:value-type="string" calcext:value-type="string">
            <text:p>Lop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8</text:p>
          </table:table-cell>
          <table:table-cell office:value-type="string" calcext:value-type="string">
            <text:p>Mae Hong 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4</text:p>
          </table:table-cell>
          <table:table-cell office:value-type="string" calcext:value-type="string">
            <text:p>Maha Sarakh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9</text:p>
          </table:table-cell>
          <table:table-cell office:value-type="string" calcext:value-type="string">
            <text:p>Mukda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6</text:p>
          </table:table-cell>
          <table:table-cell office:value-type="string" calcext:value-type="string">
            <text:p>Nakhon Nay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3</text:p>
          </table:table-cell>
          <table:table-cell office:value-type="string" calcext:value-type="string">
            <text:p>Nakhon Path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8</text:p>
          </table:table-cell>
          <table:table-cell office:value-type="string" calcext:value-type="string">
            <text:p>Nakhon Phan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0</text:p>
          </table:table-cell>
          <table:table-cell office:value-type="string" calcext:value-type="string">
            <text:p>Nakhon Ratchas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0</text:p>
          </table:table-cell>
          <table:table-cell office:value-type="string" calcext:value-type="string">
            <text:p>Nakhon S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0</text:p>
          </table:table-cell>
          <table:table-cell office:value-type="string" calcext:value-type="string">
            <text:p>Nakhon Si Thamm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5</text:p>
          </table:table-cell>
          <table:table-cell office:value-type="string" calcext:value-type="string">
            <text:p>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6</text:p>
          </table:table-cell>
          <table:table-cell office:value-type="string" calcext:value-type="string">
            <text:p>Narathiw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9</text:p>
          </table:table-cell>
          <table:table-cell office:value-type="string" calcext:value-type="string">
            <text:p>Nong Bua Lam Ph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3</text:p>
          </table:table-cell>
          <table:table-cell office:value-type="string" calcext:value-type="string">
            <text:p>Nong K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2</text:p>
          </table:table-cell>
          <table:table-cell office:value-type="string" calcext:value-type="string">
            <text:p>No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3</text:p>
          </table:table-cell>
          <table:table-cell office:value-type="string" calcext:value-type="string">
            <text:p>Pathum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4</text:p>
          </table:table-cell>
          <table:table-cell office:value-type="string" calcext:value-type="string">
            <text:p>Patt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S</text:p>
          </table:table-cell>
          <table:table-cell office:value-type="string" calcext:value-type="string">
            <text:p>Patt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2</text:p>
          </table:table-cell>
          <table:table-cell office:value-type="string" calcext:value-type="string">
            <text:p>Phang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3</text:p>
          </table:table-cell>
          <table:table-cell office:value-type="string" calcext:value-type="string">
            <text:p>Phatthal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6</text:p>
          </table:table-cell>
          <table:table-cell office:value-type="string" calcext:value-type="string">
            <text:p>Ph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7</text:p>
          </table:table-cell>
          <table:table-cell office:value-type="string" calcext:value-type="string">
            <text:p>Phetchab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6</text:p>
          </table:table-cell>
          <table:table-cell office:value-type="string" calcext:value-type="string">
            <text:p>Phe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6</text:p>
          </table:table-cell>
          <table:table-cell office:value-type="string" calcext:value-type="string">
            <text:p>Phich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5</text:p>
          </table:table-cell>
          <table:table-cell office:value-type="string" calcext:value-type="string">
            <text:p>Phitsanul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4</text:p>
          </table:table-cell>
          <table:table-cell office:value-type="string" calcext:value-type="string">
            <text:p>Phra Nakhon Si Ayutth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4</text:p>
          </table:table-cell>
          <table:table-cell office:value-type="string" calcext:value-type="string">
            <text:p>Phra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3</text:p>
          </table:table-cell>
          <table:table-cell office:value-type="string" calcext:value-type="string">
            <text:p>Phu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5</text:p>
          </table:table-cell>
          <table:table-cell office:value-type="string" calcext:value-type="string">
            <text:p>Prachi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7</text:p>
          </table:table-cell>
          <table:table-cell office:value-type="string" calcext:value-type="string">
            <text:p>Prachuap Khiri K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5</text:p>
          </table:table-cell>
          <table:table-cell office:value-type="string" calcext:value-type="string">
            <text:p>Ran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0</text:p>
          </table:table-cell>
          <table:table-cell office:value-type="string" calcext:value-type="string">
            <text:p>Ra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1</text:p>
          </table:table-cell>
          <table:table-cell office:value-type="string" calcext:value-type="string">
            <text:p>Ray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5</text:p>
          </table:table-cell>
          <table:table-cell office:value-type="string" calcext:value-type="string">
            <text:p>Roi 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7</text:p>
          </table:table-cell>
          <table:table-cell office:value-type="string" calcext:value-type="string">
            <text:p>Sa Ka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7</text:p>
          </table:table-cell>
          <table:table-cell office:value-type="string" calcext:value-type="string">
            <text:p>Sakon N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1</text:p>
          </table:table-cell>
          <table:table-cell office:value-type="string" calcext:value-type="string">
            <text:p>Samut Pra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4</text:p>
          </table:table-cell>
          <table:table-cell office:value-type="string" calcext:value-type="string">
            <text:p>Samut S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5</text:p>
          </table:table-cell>
          <table:table-cell office:value-type="string" calcext:value-type="string">
            <text:p>Samut Songkh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9</text:p>
          </table:table-cell>
          <table:table-cell office:value-type="string" calcext:value-type="string">
            <text:p>Sar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1</text:p>
          </table:table-cell>
          <table:table-cell office:value-type="string" calcext:value-type="string">
            <text:p>Sat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7</text:p>
          </table:table-cell>
          <table:table-cell office:value-type="string" calcext:value-type="string">
            <text:p>Sing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3</text:p>
          </table:table-cell>
          <table:table-cell office:value-type="string" calcext:value-type="string">
            <text:p>Sisa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0</text:p>
          </table:table-cell>
          <table:table-cell office:value-type="string" calcext:value-type="string">
            <text:p>Songkh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4</text:p>
          </table:table-cell>
          <table:table-cell office:value-type="string" calcext:value-type="string">
            <text:p>Sukhot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2</text:p>
          </table:table-cell>
          <table:table-cell office:value-type="string" calcext:value-type="string">
            <text:p>Supha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4</text:p>
          </table:table-cell>
          <table:table-cell office:value-type="string" calcext:value-type="string">
            <text:p>Surat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2</text:p>
          </table:table-cell>
          <table:table-cell office:value-type="string" calcext:value-type="string">
            <text:p>Su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3</text:p>
          </table:table-cell>
          <table:table-cell office:value-type="string" calcext:value-type="string">
            <text:p>T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2</text:p>
          </table:table-cell>
          <table:table-cell office:value-type="string" calcext:value-type="string">
            <text:p>Tr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3</text:p>
          </table:table-cell>
          <table:table-cell office:value-type="string" calcext:value-type="string">
            <text:p>T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4</text:p>
          </table:table-cell>
          <table:table-cell office:value-type="string" calcext:value-type="string">
            <text:p>Ubon Ratcha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1</text:p>
          </table:table-cell>
          <table:table-cell office:value-type="string" calcext:value-type="string">
            <text:p>Udon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1</text:p>
          </table:table-cell>
          <table:table-cell office:value-type="string" calcext:value-type="string">
            <text:p>Uthai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3</text:p>
          </table:table-cell>
          <table:table-cell office:value-type="string" calcext:value-type="string">
            <text:p>Uttarad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5</text:p>
          </table:table-cell>
          <table:table-cell office:value-type="string" calcext:value-type="string">
            <text:p>Y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5</text:p>
          </table:table-cell>
          <table:table-cell office:value-type="string" calcext:value-type="string">
            <text:p>Yasot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derated States of Microne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 Les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BR</text:p>
          </table:table-cell>
          <table:table-cell office:value-type="string" calcext:value-type="string">
            <text:p>A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N</text:p>
          </table:table-cell>
          <table:table-cell office:value-type="string" calcext:value-type="string">
            <text:p>Agusan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S</text:p>
          </table:table-cell>
          <table:table-cell office:value-type="string" calcext:value-type="string">
            <text:p>Agusan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KL</text:p>
          </table:table-cell>
          <table:table-cell office:value-type="string" calcext:value-type="string">
            <text:p>Ak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LB</text:p>
          </table:table-cell>
          <table:table-cell office:value-type="string" calcext:value-type="string">
            <text:p>Al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NT</text:p>
          </table:table-cell>
          <table:table-cell office:value-type="string" calcext:value-type="string">
            <text:p>Anti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PA</text:p>
          </table:table-cell>
          <table:table-cell office:value-type="string" calcext:value-type="string">
            <text:p>Ap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UR</text:p>
          </table:table-cell>
          <table:table-cell office:value-type="string" calcext:value-type="string">
            <text:p>Aur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S</text:p>
          </table:table-cell>
          <table:table-cell office:value-type="string" calcext:value-type="string">
            <text:p>Bas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N</text:p>
          </table:table-cell>
          <table:table-cell office:value-type="string" calcext:value-type="string">
            <text:p>Bata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N</text:p>
          </table:table-cell>
          <table:table-cell office:value-type="string" calcext:value-type="string">
            <text:p>Bat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G</text:p>
          </table:table-cell>
          <table:table-cell office:value-type="string" calcext:value-type="string">
            <text:p>Batang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EN</text:p>
          </table:table-cell>
          <table:table-cell office:value-type="string" calcext:value-type="string">
            <text:p>Bengu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IL</text:p>
          </table:table-cell>
          <table:table-cell office:value-type="string" calcext:value-type="string">
            <text:p>Bilir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OH</text:p>
          </table:table-cell>
          <table:table-cell office:value-type="string" calcext:value-type="string">
            <text:p>Boh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K</text:p>
          </table:table-cell>
          <table:table-cell office:value-type="string" calcext:value-type="string">
            <text:p>Bukidn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L</text:p>
          </table:table-cell>
          <table:table-cell office:value-type="string" calcext:value-type="string">
            <text:p>Bulac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G</text:p>
          </table:table-cell>
          <table:table-cell office:value-type="string" calcext:value-type="string">
            <text:p>Cagay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N</text:p>
          </table:table-cell>
          <table:table-cell office:value-type="string" calcext:value-type="string">
            <text:p>Camarine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S</text:p>
          </table:table-cell>
          <table:table-cell office:value-type="string" calcext:value-type="string">
            <text:p>Camarine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M</text:p>
          </table:table-cell>
          <table:table-cell office:value-type="string" calcext:value-type="string">
            <text:p>Camigu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P</text:p>
          </table:table-cell>
          <table:table-cell office:value-type="string" calcext:value-type="string">
            <text:p>Cap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T</text:p>
          </table:table-cell>
          <table:table-cell office:value-type="string" calcext:value-type="string">
            <text:p>Catandu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V</text:p>
          </table:table-cell>
          <table:table-cell office:value-type="string" calcext:value-type="string">
            <text:p>Cavi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EB</text:p>
          </table:table-cell>
          <table:table-cell office:value-type="string" calcext:value-type="string">
            <text:p>Ceb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CO</text:p>
          </table:table-cell>
          <table:table-cell office:value-type="string" calcext:value-type="string">
            <text:p>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OM</text:p>
          </table:table-cell>
          <table:table-cell office:value-type="string" calcext:value-type="string">
            <text:p>Davao de 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V</text:p>
          </table:table-cell>
          <table:table-cell office:value-type="string" calcext:value-type="string">
            <text:p>Dav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S</text:p>
          </table:table-cell>
          <table:table-cell office:value-type="string" calcext:value-type="string">
            <text:p>Dav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VO</text:p>
          </table:table-cell>
          <table:table-cell office:value-type="string" calcext:value-type="string">
            <text:p>Davao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O</text:p>
          </table:table-cell>
          <table:table-cell office:value-type="string" calcext:value-type="string">
            <text:p>Davao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IN</text:p>
          </table:table-cell>
          <table:table-cell office:value-type="string" calcext:value-type="string">
            <text:p>Dinagat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EAS</text:p>
          </table:table-cell>
          <table:table-cell office:value-type="string" calcext:value-type="string">
            <text:p>East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GUI</text:p>
          </table:table-cell>
          <table:table-cell office:value-type="string" calcext:value-type="string">
            <text:p>Guimar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FU</text:p>
          </table:table-cell>
          <table:table-cell office:value-type="string" calcext:value-type="string">
            <text:p>Ifug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N</text:p>
          </table:table-cell>
          <table:table-cell office:value-type="string" calcext:value-type="string">
            <text:p>Iloco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S</text:p>
          </table:table-cell>
          <table:table-cell office:value-type="string" calcext:value-type="string">
            <text:p>Iloco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I</text:p>
          </table:table-cell>
          <table:table-cell office:value-type="string" calcext:value-type="string">
            <text:p>Iloi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SA</text:p>
          </table:table-cell>
          <table:table-cell office:value-type="string" calcext:value-type="string">
            <text:p>Isabe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KAL</text:p>
          </table:table-cell>
          <table:table-cell office:value-type="string" calcext:value-type="string">
            <text:p>Kali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UN</text:p>
          </table:table-cell>
          <table:table-cell office:value-type="string" calcext:value-type="string">
            <text:p>La Un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G</text:p>
          </table:table-cell>
          <table:table-cell office:value-type="string" calcext:value-type="string">
            <text:p>Lagu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N</text:p>
          </table:table-cell>
          <table:table-cell office:value-type="string" calcext:value-type="string">
            <text:p>Lan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S</text:p>
          </table:table-cell>
          <table:table-cell office:value-type="string" calcext:value-type="string">
            <text:p>Lan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EY</text:p>
          </table:table-cell>
          <table:table-cell office:value-type="string" calcext:value-type="string">
            <text:p>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G</text:p>
          </table:table-cell>
          <table:table-cell office:value-type="string" calcext:value-type="string">
            <text:p>Maguindan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D</text:p>
          </table:table-cell>
          <table:table-cell office:value-type="string" calcext:value-type="string">
            <text:p>Marindu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S</text:p>
          </table:table-cell>
          <table:table-cell office:value-type="string" calcext:value-type="string">
            <text:p>Masb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00</text:p>
          </table:table-cell>
          <table:table-cell office:value-type="string" calcext:value-type="string">
            <text:p>Metro Man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C</text:p>
          </table:table-cell>
          <table:table-cell office:value-type="string" calcext:value-type="string">
            <text:p>Misami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R</text:p>
          </table:table-cell>
          <table:table-cell office:value-type="string" calcext:value-type="string">
            <text:p>Misami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OU</text:p>
          </table:table-cell>
          <table:table-cell office:value-type="string" calcext:value-type="string">
            <text:p>Mountain Provin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C</text:p>
          </table:table-cell>
          <table:table-cell office:value-type="string" calcext:value-type="string">
            <text:p>Negro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R</text:p>
          </table:table-cell>
          <table:table-cell office:value-type="string" calcext:value-type="string">
            <text:p>Negro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SA</text:p>
          </table:table-cell>
          <table:table-cell office:value-type="string" calcext:value-type="string">
            <text:p>North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E</text:p>
          </table:table-cell>
          <table:table-cell office:value-type="string" calcext:value-type="string">
            <text:p>Nueva Eci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V</text:p>
          </table:table-cell>
          <table:table-cell office:value-type="string" calcext:value-type="string">
            <text:p>Nueva 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C</text:p>
          </table:table-cell>
          <table:table-cell office:value-type="string" calcext:value-type="string">
            <text:p>Occid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R</text:p>
          </table:table-cell>
          <table:table-cell office:value-type="string" calcext:value-type="string">
            <text:p>Ori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LW</text:p>
          </table:table-cell>
          <table:table-cell office:value-type="string" calcext:value-type="string">
            <text:p>Pal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M</text:p>
          </table:table-cell>
          <table:table-cell office:value-type="string" calcext:value-type="string">
            <text:p>Pamp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N</text:p>
          </table:table-cell>
          <table:table-cell office:value-type="string" calcext:value-type="string">
            <text:p>Pangas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E</text:p>
          </table:table-cell>
          <table:table-cell office:value-type="string" calcext:value-type="string">
            <text:p>Quez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I</text:p>
          </table:table-cell>
          <table:table-cell office:value-type="string" calcext:value-type="string">
            <text:p>Qui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IZ</text:p>
          </table:table-cell>
          <table:table-cell office:value-type="string" calcext:value-type="string">
            <text:p>Riz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OM</text:p>
          </table:table-cell>
          <table:table-cell office:value-type="string" calcext:value-type="string">
            <text:p>Rombl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WSA</text:p>
          </table:table-cell>
          <table:table-cell office:value-type="string" calcext:value-type="string">
            <text:p>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AR</text:p>
          </table:table-cell>
          <table:table-cell office:value-type="string" calcext:value-type="string">
            <text:p>Sarang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IG</text:p>
          </table:table-cell>
          <table:table-cell office:value-type="string" calcext:value-type="string">
            <text:p>Siquij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OR</text:p>
          </table:table-cell>
          <table:table-cell office:value-type="string" calcext:value-type="string">
            <text:p>Sorso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CO</text:p>
          </table:table-cell>
          <table:table-cell office:value-type="string" calcext:value-type="string">
            <text:p>South 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E</text:p>
          </table:table-cell>
          <table:table-cell office:value-type="string" calcext:value-type="string">
            <text:p>Southern 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K</text:p>
          </table:table-cell>
          <table:table-cell office:value-type="string" calcext:value-type="string">
            <text:p>Sultan Kud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U</text:p>
          </table:table-cell>
          <table:table-cell office:value-type="string" calcext:value-type="string">
            <text:p>S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N</text:p>
          </table:table-cell>
          <table:table-cell office:value-type="string" calcext:value-type="string">
            <text:p>Surig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R</text:p>
          </table:table-cell>
          <table:table-cell office:value-type="string" calcext:value-type="string">
            <text:p>Surig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R</text:p>
          </table:table-cell>
          <table:table-cell office:value-type="string" calcext:value-type="string">
            <text:p>Tarla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W</text:p>
          </table:table-cell>
          <table:table-cell office:value-type="string" calcext:value-type="string">
            <text:p>Tawi-Taw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MB</text:p>
          </table:table-cell>
          <table:table-cell office:value-type="string" calcext:value-type="string">
            <text:p>Zambal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N</text:p>
          </table:table-cell>
          <table:table-cell office:value-type="string" calcext:value-type="string">
            <text:p>Zamboanga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S</text:p>
          </table:table-cell>
          <table:table-cell office:value-type="string" calcext:value-type="string">
            <text:p>Zamboanga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SI</text:p>
          </table:table-cell>
          <table:table-cell office:value-type="string" calcext:value-type="string">
            <text:p>Zamboanga Sibug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tish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nit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w Brunsw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wfoundland and Labrad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west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ova Sco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nav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ta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rince Edward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ueb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askatche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uk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istrict of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wai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rmed Forces Americ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med Forces Euro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med Forces Pacif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ar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v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one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b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lw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ld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ilkenn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a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eitr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imer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ng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ou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y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ag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Offal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scomm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l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ippera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ter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West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ex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ick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rig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ssand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c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s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ezz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scoli Pice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ell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rletta-Andria-Tr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ellu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ev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rg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og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lz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res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indi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gli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ltanisset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mpoba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rbonia-Igles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as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at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tanz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s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m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rot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un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renz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og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orlì-Ces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si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i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osse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pe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e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L'Aqu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at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c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ec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vo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d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cer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t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ssa-Ca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e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edio Campid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ss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d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nza e Bria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po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v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lias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bia-Temp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st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d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l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a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eru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esaro e Urb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sc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a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sto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orde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ot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r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ag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v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gio Cal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ggio Emi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mi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v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e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ass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av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irac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d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r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r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p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revi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ries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re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erbano-Cusio-Osso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rcel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e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ibo Valen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iterb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Coruñ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Ál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ce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can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merí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tur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Áv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dajo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alea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cel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go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áce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ád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nt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tell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u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iudad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órd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e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n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dalaj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uipúzc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el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es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é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 Rio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s Palm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le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r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l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l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r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r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ren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nteved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ama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anta Cruz de Teneri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g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v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rrag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u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le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lladol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m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rago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ai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ta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mu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khangel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rakh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Bry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elyabi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hukotka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vash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RK</text:p>
          </table:table-cell>
          <table:table-cell office:value-type="string" calcext:value-type="string">
            <text:p>Irku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an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Jewish Autonomous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bardino-Balkaria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D</text:p>
          </table:table-cell>
          <table:table-cell office:value-type="string" calcext:value-type="string">
            <text:p>Kali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Kalug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Kamchatka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arachay–Cherkess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Kemer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habarov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anty-Mansi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m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trom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Krasnodar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rasnoyar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N</text:p>
          </table:table-cell>
          <table:table-cell office:value-type="string" calcext:value-type="string">
            <text:p>Kurg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Ku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e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d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ri El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Mosc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scow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rm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IZ</text:p>
          </table:table-cell>
          <table:table-cell office:value-type="string" calcext:value-type="string">
            <text:p>Nizhny 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Novosibi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nburg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Oryo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Penz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m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mor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>Psk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epublic of Adyge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public of Bashkorto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Republic of Burya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public of Dage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ublic of Ingushe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Republic of Kalmyk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epublic of Kare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epublic of Khakas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public of Mord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ublic of North Ossetia–Al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public of Tatar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s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YA</text:p>
          </table:table-cell>
          <table:table-cell office:value-type="string" calcext:value-type="string">
            <text:p>Ryaz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aint Petersbur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kha Republic (Yakuti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khali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ar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ra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mole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vropol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Sverdl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b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Tul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Tve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Tyume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va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mur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lyan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Vladimi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Volgo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G</text:p>
          </table:table-cell>
          <table:table-cell office:value-type="string" calcext:value-type="string">
            <text:p>Vologd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oronezh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amalo-Nenets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aroslav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Zabaykal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20</text:p>
          </table:table-cell>
          <table:table-cell office:value-type="string" calcext:value-type="string">
            <text:p>Aço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1</text:p>
          </table:table-cell>
          <table:table-cell office:value-type="string" calcext:value-type="string">
            <text:p>Av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2</text:p>
          </table:table-cell>
          <table:table-cell office:value-type="string" calcext:value-type="string">
            <text:p>Be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3</text:p>
          </table:table-cell>
          <table:table-cell office:value-type="string" calcext:value-type="string">
            <text:p>Br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4</text:p>
          </table:table-cell>
          <table:table-cell office:value-type="string" calcext:value-type="string">
            <text:p>Braganç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5</text:p>
          </table:table-cell>
          <table:table-cell office:value-type="string" calcext:value-type="string">
            <text:p>Castelo Bran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6</text:p>
          </table:table-cell>
          <table:table-cell office:value-type="string" calcext:value-type="string">
            <text:p>Coim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7</text:p>
          </table:table-cell>
          <table:table-cell office:value-type="string" calcext:value-type="string">
            <text:p>Év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8</text:p>
          </table:table-cell>
          <table:table-cell office:value-type="string" calcext:value-type="string">
            <text:p>F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9</text:p>
          </table:table-cell>
          <table:table-cell office:value-type="string" calcext:value-type="string">
            <text:p>Guar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Lei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1</text:p>
          </table:table-cell>
          <table:table-cell office:value-type="string" calcext:value-type="string">
            <text:p>Lisb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30</text:p>
          </table:table-cell>
          <table:table-cell office:value-type="string" calcext:value-type="string">
            <text:p>Madei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2</text:p>
          </table:table-cell>
          <table:table-cell office:value-type="string" calcext:value-type="string">
            <text:p>Portaleg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3</text:p>
          </table:table-cell>
          <table:table-cell office:value-type="string" calcext:value-type="string">
            <text:p>Por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4</text:p>
          </table:table-cell>
          <table:table-cell office:value-type="string" calcext:value-type="string">
            <text:p>Santaré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5</text:p>
          </table:table-cell>
          <table:table-cell office:value-type="string" calcext:value-type="string">
            <text:p>Setúb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6</text:p>
          </table:table-cell>
          <table:table-cell office:value-type="string" calcext:value-type="string">
            <text:p>Viana do Caste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7</text:p>
          </table:table-cell>
          <table:table-cell office:value-type="string" calcext:value-type="string">
            <text:p>Vila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8</text:p>
          </table:table-cell>
          <table:table-cell office:value-type="string" calcext:value-type="string">
            <text:p>Vise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rg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c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istrița-Năsău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otoș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ă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raș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cureș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uz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aș-Seve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Clu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stan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as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ălăr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ol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âmbov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a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iurg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or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gh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unedo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alom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lf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ra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hedin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amț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rah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ăla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tu M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ib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uce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leor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i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u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â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sl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ran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a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e St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aute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KwaZulu-Na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mpop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umal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orth We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e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go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map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azon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h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istrito Feder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írito S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á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anhã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o Gro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to Grosso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nas Gera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raí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nambu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au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o Grande do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o Grande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ndô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ora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nta Catar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rgi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canti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Rest of the World</text:p>
          </table:table-cell>
          <table:table-cell office:value-type="string" calcext:value-type="string">
            <text:p>Rest of World 2</text:p>
          </table:table-cell>
          <table:table-cell table:number-columns-repeated="63"/>
        </table:table-row>
        <table:table-row table:style-name="ro1" table:number-rows-repeated="1047687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Domestic zone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zone</text:p>
          </table:table-cell>
          <table:table-cell table:style-name="ce15" office:value-type="string" calcext:value-type="string">
            <text:p>postcode_min</text:p>
          </table:table-cell>
          <table:table-cell table:style-name="ce15" office:value-type="string" calcext:value-type="string">
            <text:p>postcode_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1000" calcext:value-type="float">
            <text:p>1000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00" calcext:value-type="float">
            <text:p>20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85" calcext:value-type="float">
            <text:p>208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09" calcext:value-type="float">
            <text:p>2109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60" calcext:value-type="float">
            <text:p>216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74" calcext:value-type="float">
            <text:p>217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232" calcext:value-type="float">
            <text:p>223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57" calcext:value-type="float">
            <text:p>2557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64" calcext:value-type="float">
            <text:p>2564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0" calcext:value-type="float">
            <text:p>274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7" calcext:value-type="float">
            <text:p>2747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59" calcext:value-type="float">
            <text:p>2759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66" calcext:value-type="float">
            <text:p>2766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76" calcext:value-type="float">
            <text:p>2776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890" calcext:value-type="float">
            <text:p>2890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00" calcext:value-type="float">
            <text:p>400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29" calcext:value-type="float">
            <text:p>402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72" calcext:value-type="float">
            <text:p>4072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27" calcext:value-type="float">
            <text:p>4127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31" calcext:value-type="float">
            <text:p>4131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51" calcext:value-type="float">
            <text:p>4151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69" calcext:value-type="float">
            <text:p>4169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205" calcext:value-type="float">
            <text:p>42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9000" calcext:value-type="float">
            <text:p>9000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000" calcext:value-type="float">
            <text:p>5000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15" calcext:value-type="float">
            <text:p>5115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25" calcext:value-type="float">
            <text:p>5125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58" calcext:value-type="float">
            <text:p>5158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800" calcext:value-type="float">
            <text:p>5800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00" calcext:value-type="float">
            <text:p>7000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0" calcext:value-type="float">
            <text:p>7050</text:p>
          </table:table-cell>
          <table:table-cell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5" calcext:value-type="float">
            <text:p>7055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48" calcext:value-type="float">
            <text:p>7248</text:p>
          </table:table-cell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58" calcext:value-type="float">
            <text:p>7258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800" calcext:value-type="float">
            <text:p>7800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00" calcext:value-type="float">
            <text:p>3000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64" calcext:value-type="float">
            <text:p>3064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01" calcext:value-type="float">
            <text:p>3101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40" calcext:value-type="float">
            <text:p>314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800" calcext:value-type="float">
            <text:p>3800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8000" calcext:value-type="float">
            <text:p>8000</text:p>
          </table:table-cell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00" calcext:value-type="float">
            <text:p>6000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50" calcext:value-type="float">
            <text:p>6050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90" calcext:value-type="float">
            <text:p>6090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12" calcext:value-type="float">
            <text:p>6112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47" calcext:value-type="float">
            <text:p>6147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62" calcext:value-type="float">
            <text:p>6162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82" calcext:value-type="float">
            <text:p>6182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800" calcext:value-type="float">
            <text:p>6800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992" calcext:value-type="float">
            <text:p>6992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sford</text:p>
          </table:table-cell>
          <table:table-cell office:value-type="float" office:value="2250" calcext:value-type="float">
            <text:p>2250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00" calcext:value-type="float">
            <text:p>250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15" calcext:value-type="float">
            <text:p>2515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Newcastle</text:p>
          </table:table-cell>
          <table:table-cell office:value-type="float" office:value="2282" calcext:value-type="float">
            <text:p>228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600" calcext:value-type="float">
            <text:p>260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900" calcext:value-type="float">
            <text:p>290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1936" calcext:value-type="float">
            <text:p>193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708" calcext:value-type="float">
            <text:p>2708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Tweed Heads</text:p>
          </table:table-cell>
          <table:table-cell office:value-type="float" office:value="2485" calcext:value-type="float">
            <text:p>2485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eelong</text:p>
          </table:table-cell>
          <table:table-cell office:value-type="float" office:value="3211" calcext:value-type="float">
            <text:p>3211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table:number-columns-repeated="2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office:value-type="float" office:value="3353" calcext:value-type="float">
            <text:p>3353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donga</text:p>
          </table:table-cell>
          <table:table-cell office:value-type="float" office:value="3689" calcext:value-type="float">
            <text:p>3689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10" calcext:value-type="float">
            <text:p>421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26" calcext:value-type="float">
            <text:p>4226</text:p>
          </table:table-cell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9726" calcext:value-type="float">
            <text:p>9726</text:p>
          </table:table-cell>
          <table:table-cell office:value-type="float" office:value="9919" calcext:value-type="float">
            <text:p>99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Sunshine Coast</text:p>
          </table:table-cell>
          <table:table-cell office:value-type="float" office:value="4550" calcext:value-type="float">
            <text:p>4550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Ipswich</text:p>
          </table:table-cell>
          <table:table-cell office:value-type="float" office:value="4300" calcext:value-type="float">
            <text:p>4300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oolangatta</text:p>
          </table:table-cell>
          <table:table-cell table:number-columns-repeated="2"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080" calcext:value-type="float">
            <text:p>208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08" calcext:value-type="float">
            <text:p>2508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55" calcext:value-type="float">
            <text:p>2555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8" calcext:value-type="float">
            <text:p>2568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52" calcext:value-type="float">
            <text:p>2752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78" calcext:value-type="float">
            <text:p>2778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335" calcext:value-type="float">
            <text:p>3335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427" calcext:value-type="float">
            <text:p>3427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750" calcext:value-type="float">
            <text:p>3750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802" calcext:value-type="float">
            <text:p>3802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10" calcext:value-type="float">
            <text:p>391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26" calcext:value-type="float">
            <text:p>3926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75" calcext:value-type="float">
            <text:p>3975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80" calcext:value-type="float">
            <text:p>3980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19" calcext:value-type="float">
            <text:p>401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69" calcext:value-type="float">
            <text:p>4069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24" calcext:value-type="float">
            <text:p>4124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table:number-columns-repeated="2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33" calcext:value-type="float">
            <text:p>4133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65" calcext:value-type="float">
            <text:p>4165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83" calcext:value-type="float">
            <text:p>4183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07" calcext:value-type="float">
            <text:p>4207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70" calcext:value-type="float">
            <text:p>4270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500" calcext:value-type="float">
            <text:p>4500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table:number-columns-repeated="2"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18" calcext:value-type="float">
            <text:p>5118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31" calcext:value-type="float">
            <text:p>5131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70" calcext:value-type="float">
            <text:p>517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1" calcext:value-type="float">
            <text:p>6031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7" calcext:value-type="float">
            <text:p>6037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67" calcext:value-type="float">
            <text:p>6067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0" calcext:value-type="float">
            <text:p>6070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7" calcext:value-type="float">
            <text:p>6077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21" calcext:value-type="float">
            <text:p>6121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76" calcext:value-type="float">
            <text:p>6176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07" calcext:value-type="float">
            <text:p>6207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11" calcext:value-type="float">
            <text:p>6211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991" calcext:value-type="float">
            <text:p>69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997" calcext:value-type="float">
            <text:p>6997</text:p>
          </table:table-cell>
          <table:table-cell office:value-type="float" office:value="6999" calcext:value-type="float">
            <text:p>69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020" calcext:value-type="float">
            <text:p>7020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table:number-columns-repeated="2"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09" calcext:value-type="float">
            <text:p>7109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55" calcext:value-type="float">
            <text:p>7155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73" calcext:value-type="float">
            <text:p>7173</text:p>
          </table:table-cell>
          <table:table-cell office:value-type="float" office:value="7247" calcext:value-type="float">
            <text:p>72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255" calcext:value-type="float">
            <text:p>7255</text:p>
          </table:table-cell>
          <table:table-cell office:value-type="float" office:value="7257" calcext:value-type="float">
            <text:p>72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330" calcext:value-type="float">
            <text:p>7330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264" calcext:value-type="float">
            <text:p>2264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311" calcext:value-type="float">
            <text:p>2311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487" calcext:value-type="float">
            <text:p>2487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33" calcext:value-type="float">
            <text:p>2533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21" calcext:value-type="float">
            <text:p>2621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2" calcext:value-type="float">
            <text:p>2642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9" calcext:value-type="float">
            <text:p>2649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10" calcext:value-type="float">
            <text:p>2710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table:number-columns-repeated="2"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20" calcext:value-type="float">
            <text:p>27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87" calcext:value-type="float">
            <text:p>2787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17" calcext:value-type="float">
            <text:p>2717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31" calcext:value-type="float">
            <text:p>2731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221" calcext:value-type="float">
            <text:p>3221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42" calcext:value-type="float">
            <text:p>3342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7" calcext:value-type="float">
            <text:p>3357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444" calcext:value-type="float">
            <text:p>3444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691" calcext:value-type="float">
            <text:p>3691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812" calcext:value-type="float">
            <text:p>3812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21" calcext:value-type="float">
            <text:p>3921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45" calcext:value-type="float">
            <text:p>3945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84" calcext:value-type="float">
            <text:p>3984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309" calcext:value-type="float">
            <text:p>430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580" calcext:value-type="float">
            <text:p>4580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454" calcext:value-type="float">
            <text:p>4454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694" calcext:value-type="float">
            <text:p>4694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4" calcext:value-type="float">
            <text:p>4804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20" calcext:value-type="float">
            <text:p>9920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table:number-columns-repeated="2"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6" calcext:value-type="float">
            <text:p>4806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61" calcext:value-type="float">
            <text:p>9961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2880" calcext:value-type="float">
            <text:p>2880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5201" calcext:value-type="float">
            <text:p>5201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215" calcext:value-type="float">
            <text:p>6215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701" calcext:value-type="float">
            <text:p>6701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4" calcext:value-type="float">
            <text:p>80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3" calcext:value-type="float">
            <text:p>87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906" calcext:value-type="float">
            <text:p>90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2" calcext:value-type="float">
            <text:p>822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54" calcext:value-type="float">
            <text:p>85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2" calcext:value-type="float">
            <text:p>86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80" calcext:value-type="float">
            <text:p>88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6798" calcext:value-type="float">
            <text:p>6798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2898" calcext:value-type="float">
            <text:p>2898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7151" calcext:value-type="float">
            <text:p>7151</text:p>
          </table:table-cell>
          <table:table-cell office:value-type="float" office:value="7154" calcext:value-type="float">
            <text:p>7154</text:p>
          </table:table-cell>
        </table:table-row>
      </table:table>
      <table:table table:name="Rate data" table:style-name="ta4">
        <office:forms form:automatic-focus="false" form:apply-design-mode="false"/>
        <table:table-column table:style-name="co1" table:default-cell-style-name="ce27"/>
        <table:table-column table:style-name="co1" table:number-columns-repeated="63" table:default-cell-style-name="Default"/>
        <table:table-row table:style-name="ro1">
          <table:table-cell table:style-name="ce26" office:value-type="string" calcext:value-type="string">
            <text:p>Product details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Postage costs are based on weight while insurance is based on value.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Shopify shipping costs are based on either weight or value.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To ship by weight need to estimate insurance value based to add an insurance value.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office:value-type="string" calcext:value-type="string">
            <text:p>Estimated value per kg</text:p>
          </table:table-cell>
          <table:table-cell/>
          <table:table-cell table:style-name="ce33" table:formula="of:=1/0.035*14"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Alternatively, could ship by sale value, but would then need to calculate insurance value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(only replacement value can be insured) and estimate weight.</text:p>
          </table:table-cell>
          <table:table-cell table:number-columns-repeated="63"/>
        </table:table-row>
        <table:table-row table:style-name="ro1" table:number-rows-repeated="2">
          <table:table-cell table:style-name="ce30"/>
          <table:table-cell table:number-columns-repeated="63"/>
        </table:table-row>
        <table:table-row table:style-name="ro1">
          <table:table-cell table:style-name="ce26" office:value-type="string" calcext:value-type="string">
            <text:p>Insuranc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Insurance per extra $100 (max $500 standard, $5,000 expres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mestic</text:p>
          </table:table-cell>
          <table:table-cell/>
          <table:table-cell table:style-name="ce34" office:value-type="float" office:value="2.5" calcext:value-type="float">
            <text:p>2.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table:style-name="ce34" office:value-type="float" office:value="4" calcext:value-type="float">
            <text:p>4.00</text:p>
          </table:table-cell>
          <table:table-cell table:number-columns-repeated="6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26" office:value-type="string" calcext:value-type="string">
            <text:p>Standard</text:p>
          </table:table-cell>
          <table:table-cell office:value-type="string" calcext:value-type="string">
            <text:p>Extra:</text:p>
          </table:table-cell>
          <table:table-cell table:style-name="ce32" office:value-type="float" office:value="3.25" calcext:value-type="float">
            <text:p>3.25</text:p>
          </table:table-cell>
          <table:table-cell table:style-name="ce32" office:value-type="float" office:value="4.25" calcext:value-type="float">
            <text:p>4.25</text:p>
          </table:table-cell>
          <table:table-cell table:style-name="ce32" office:value-type="float" office:value="5" calcext:value-type="float">
            <text:p>5.00</text:p>
          </table:table-cell>
          <table:table-cell table:style-name="ce32" office:value-type="float" office:value="4.5" calcext:value-type="float">
            <text:p>4.50</text:p>
          </table:table-cell>
          <table:table-cell table:style-name="ce32" office:value-type="float" office:value="8.5" calcext:value-type="float">
            <text:p>8.50</text:p>
          </table:table-cell>
          <table:table-cell table:number-columns-repeated="57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Zone 5</text:p>
          </table:table-cell>
          <table:table-cell table:style-name="ce27" table:number-columns-repeated="4"/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1" table:formula="of:=[.B25]" office:value-type="float" office:value="9.3" calcext:value-type="float">
            <text:p>9.30</text:p>
          </table:table-cell>
          <table:table-cell table:style-name="ce32" office:value-type="float" office:value="15.2" calcext:value-type="float">
            <text:p>15.20</text:p>
          </table:table-cell>
          <table:table-cell table:style-name="ce32" office:value-type="float" office:value="18.9" calcext:value-type="float">
            <text:p>18.90</text:p>
          </table:table-cell>
          <table:table-cell table:style-name="ce32" office:value-type="float" office:value="21" calcext:value-type="float">
            <text:p>21.00</text:p>
          </table:table-cell>
          <table:table-cell table:style-name="ce32" office:value-type="float" office:value="26.4" calcext:value-type="float">
            <text:p>26.40</text:p>
          </table:table-cell>
          <table:table-cell table:style-name="ce32" office:value-type="float" office:value="31.8" calcext:value-type="float">
            <text:p>31.8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2" office:value-type="float" office:value="9.3" calcext:value-type="float">
            <text:p>9.30</text:p>
          </table:table-cell>
          <table:table-cell table:style-name="ce32" office:value-type="float" office:value="18.2" calcext:value-type="float">
            <text:p>18.20</text:p>
          </table:table-cell>
          <table:table-cell table:style-name="ce32" office:value-type="float" office:value="21.9" calcext:value-type="float">
            <text:p>21.90</text:p>
          </table:table-cell>
          <table:table-cell table:style-name="ce32" office:value-type="float" office:value="24" calcext:value-type="float">
            <text:p>24.00</text:p>
          </table:table-cell>
          <table:table-cell table:style-name="ce32" office:value-type="float" office:value="29.4" calcext:value-type="float">
            <text:p>29.40</text:p>
          </table:table-cell>
          <table:table-cell table:style-name="ce32" office:value-type="float" office:value="34.8" calcext:value-type="float">
            <text:p>34.8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" office:value-type="float" office:value="12.7" calcext:value-type="float">
            <text:p>12.70</text:p>
          </table:table-cell>
          <table:table-cell table:style-name="ce32" office:value-type="float" office:value="24" calcext:value-type="float">
            <text:p>24.00</text:p>
          </table:table-cell>
          <table:table-cell table:style-name="ce32" office:value-type="float" office:value="33.6" calcext:value-type="float">
            <text:p>33.60</text:p>
          </table:table-cell>
          <table:table-cell table:style-name="ce32" office:value-type="float" office:value="36.9" calcext:value-type="float">
            <text:p>36.90</text:p>
          </table:table-cell>
          <table:table-cell table:style-name="ce32" office:value-type="float" office:value="42.3" calcext:value-type="float">
            <text:p>42.30</text:p>
          </table:table-cell>
          <table:table-cell table:style-name="ce32" office:value-type="float" office:value="51.35" calcext:value-type="float">
            <text:p>51.3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1" table:formula="of:=[.B28]" office:value-type="float" office:value="15.95" calcext:value-type="float">
            <text:p>15.95</text:p>
          </table:table-cell>
          <table:table-cell table:style-name="ce32" table:formula="of:=([.C26]+[.C28])/2" office:value-type="float" office:value="29.8" calcext:value-type="float">
            <text:p>29.80</text:p>
          </table:table-cell>
          <table:table-cell table:style-name="ce32" table:formula="of:=([.D26]+[.D28])/2" office:value-type="float" office:value="45.3" calcext:value-type="float">
            <text:p>45.30</text:p>
          </table:table-cell>
          <table:table-cell table:style-name="ce32" table:formula="of:=([.E26]+[.E28])/2" office:value-type="float" office:value="49.8" calcext:value-type="float">
            <text:p>49.80</text:p>
          </table:table-cell>
          <table:table-cell table:style-name="ce32" table:formula="of:=([.F26]+[.F28])/2" office:value-type="float" office:value="55.2" calcext:value-type="float">
            <text:p>55.20</text:p>
          </table:table-cell>
          <table:table-cell table:style-name="ce32" table:formula="of:=([.G26]+[.G28])/2" office:value-type="float" office:value="67.9" calcext:value-type="float">
            <text:p>67.9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B29]" office:value-type="float" office:value="15.95" calcext:value-type="float">
            <text:p>15.95</text:p>
          </table:table-cell>
          <table:table-cell table:style-name="ce32" office:value-type="float" office:value="35.6" calcext:value-type="float">
            <text:p>35.60</text:p>
          </table:table-cell>
          <table:table-cell table:style-name="ce32" office:value-type="float" office:value="57" calcext:value-type="float">
            <text:p>57.00</text:p>
          </table:table-cell>
          <table:table-cell table:style-name="ce32" office:value-type="float" office:value="62.7" calcext:value-type="float">
            <text:p>62.70</text:p>
          </table:table-cell>
          <table:table-cell table:style-name="ce32" office:value-type="float" office:value="68.1" calcext:value-type="float">
            <text:p>68.10</text:p>
          </table:table-cell>
          <table:table-cell table:style-name="ce32" office:value-type="float" office:value="84.45" calcext:value-type="float">
            <text:p>84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1" table:formula="of:=[.B30]" office:value-type="float" office:value="15.95" calcext:value-type="float">
            <text:p>15.95</text:p>
          </table:table-cell>
          <table:table-cell table:style-name="ce35" table:formula="of:=[.C28]+[.C$21]" office:value-type="float" office:value="38.85" calcext:value-type="float">
            <text:p>38.85</text:p>
          </table:table-cell>
          <table:table-cell table:style-name="ce35" table:formula="of:=[.D28]+[.D$21]" office:value-type="float" office:value="61.25" calcext:value-type="float">
            <text:p>61.25</text:p>
          </table:table-cell>
          <table:table-cell table:style-name="ce35" table:formula="of:=[.E28]+[.E$21]" office:value-type="float" office:value="67.7" calcext:value-type="float">
            <text:p>67.70</text:p>
          </table:table-cell>
          <table:table-cell table:style-name="ce35" table:formula="of:=[.F28]+[.F$21]" office:value-type="float" office:value="72.6" calcext:value-type="float">
            <text:p>72.60</text:p>
          </table:table-cell>
          <table:table-cell table:style-name="ce35" table:formula="of:=[.G28]+[.G$21]" office:value-type="float" office:value="92.95" calcext:value-type="float">
            <text:p>92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2" office:value-type="float" office:value="15.95" calcext:value-type="float">
            <text:p>15.95</text:p>
          </table:table-cell>
          <table:table-cell table:style-name="ce35" table:formula="of:=[.C29]+[.C$21]" office:value-type="float" office:value="42.1" calcext:value-type="float">
            <text:p>42.10</text:p>
          </table:table-cell>
          <table:table-cell table:style-name="ce35" table:formula="of:=[.D29]+[.D$21]" office:value-type="float" office:value="65.5" calcext:value-type="float">
            <text:p>65.50</text:p>
          </table:table-cell>
          <table:table-cell table:style-name="ce35" table:formula="of:=[.E29]+[.E$21]" office:value-type="float" office:value="72.7" calcext:value-type="float">
            <text:p>72.70</text:p>
          </table:table-cell>
          <table:table-cell table:style-name="ce35" table:formula="of:=[.F29]+[.F$21]" office:value-type="float" office:value="77.1" calcext:value-type="float">
            <text:p>77.10</text:p>
          </table:table-cell>
          <table:table-cell table:style-name="ce35" table:formula="of:=[.G29]+[.G$21]" office:value-type="float" office:value="101.45" calcext:value-type="float">
            <text:p>101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1" table:formula="of:=[.B32]" office:value-type="float" office:value="19.2" calcext:value-type="float">
            <text:p>19.20</text:p>
          </table:table-cell>
          <table:table-cell table:style-name="ce35" table:formula="of:=[.C30]+[.C$21]" office:value-type="float" office:value="45.35" calcext:value-type="float">
            <text:p>45.35</text:p>
          </table:table-cell>
          <table:table-cell table:style-name="ce35" table:formula="of:=[.D30]+[.D$21]" office:value-type="float" office:value="69.75" calcext:value-type="float">
            <text:p>69.75</text:p>
          </table:table-cell>
          <table:table-cell table:style-name="ce35" table:formula="of:=[.E30]+[.E$21]" office:value-type="float" office:value="77.7" calcext:value-type="float">
            <text:p>77.70</text:p>
          </table:table-cell>
          <table:table-cell table:style-name="ce35" table:formula="of:=[.F30]+[.F$21]" office:value-type="float" office:value="81.6" calcext:value-type="float">
            <text:p>81.60</text:p>
          </table:table-cell>
          <table:table-cell table:style-name="ce35" table:formula="of:=[.G30]+[.G$21]" office:value-type="float" office:value="109.95" calcext:value-type="float">
            <text:p>109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B33]" office:value-type="float" office:value="19.2" calcext:value-type="float">
            <text:p>19.20</text:p>
          </table:table-cell>
          <table:table-cell table:style-name="ce35" table:formula="of:=[.C31]+[.C$21]" office:value-type="float" office:value="48.6" calcext:value-type="float">
            <text:p>48.60</text:p>
          </table:table-cell>
          <table:table-cell table:style-name="ce35" table:formula="of:=[.D31]+[.D$21]" office:value-type="float" office:value="74" calcext:value-type="float">
            <text:p>74.00</text:p>
          </table:table-cell>
          <table:table-cell table:style-name="ce35" table:formula="of:=[.E31]+[.E$21]" office:value-type="float" office:value="82.7" calcext:value-type="float">
            <text:p>82.70</text:p>
          </table:table-cell>
          <table:table-cell table:style-name="ce35" table:formula="of:=[.F31]+[.F$21]" office:value-type="float" office:value="86.1" calcext:value-type="float">
            <text:p>86.10</text:p>
          </table:table-cell>
          <table:table-cell table:style-name="ce35" table:formula="of:=[.G31]+[.G$21]" office:value-type="float" office:value="118.45" calcext:value-type="float">
            <text:p>118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1" table:formula="of:=[.B34]" office:value-type="float" office:value="19.2" calcext:value-type="float">
            <text:p>19.20</text:p>
          </table:table-cell>
          <table:table-cell table:style-name="ce35" table:formula="of:=[.C32]+[.C$21]" office:value-type="float" office:value="51.85" calcext:value-type="float">
            <text:p>51.85</text:p>
          </table:table-cell>
          <table:table-cell table:style-name="ce35" table:formula="of:=[.D32]+[.D$21]" office:value-type="float" office:value="78.25" calcext:value-type="float">
            <text:p>78.25</text:p>
          </table:table-cell>
          <table:table-cell table:style-name="ce35" table:formula="of:=[.E32]+[.E$21]" office:value-type="float" office:value="87.7" calcext:value-type="float">
            <text:p>87.70</text:p>
          </table:table-cell>
          <table:table-cell table:style-name="ce35" table:formula="of:=[.F32]+[.F$21]" office:value-type="float" office:value="90.6" calcext:value-type="float">
            <text:p>90.60</text:p>
          </table:table-cell>
          <table:table-cell table:style-name="ce35" table:formula="of:=[.G32]+[.G$21]" office:value-type="float" office:value="126.95" calcext:value-type="float">
            <text:p>126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office:value-type="float" office:value="19.2" calcext:value-type="float">
            <text:p>19.20</text:p>
          </table:table-cell>
          <table:table-cell table:style-name="ce35" table:formula="of:=[.C33]+[.C$21]" office:value-type="float" office:value="55.1" calcext:value-type="float">
            <text:p>55.10</text:p>
          </table:table-cell>
          <table:table-cell table:style-name="ce35" table:formula="of:=[.D33]+[.D$21]" office:value-type="float" office:value="82.5" calcext:value-type="float">
            <text:p>82.50</text:p>
          </table:table-cell>
          <table:table-cell table:style-name="ce35" table:formula="of:=[.E33]+[.E$21]" office:value-type="float" office:value="92.7" calcext:value-type="float">
            <text:p>92.70</text:p>
          </table:table-cell>
          <table:table-cell table:style-name="ce35" table:formula="of:=[.F33]+[.F$21]" office:value-type="float" office:value="95.1" calcext:value-type="float">
            <text:p>95.10</text:p>
          </table:table-cell>
          <table:table-cell table:style-name="ce35" table:formula="of:=[.G33]+[.G$21]" office:value-type="float" office:value="135.45" calcext:value-type="float">
            <text:p>135.45</text:p>
          </table:table-cell>
          <table:table-cell table:style-name="ce32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26" office:value-type="string" calcext:value-type="string">
            <text:p>Express</text:p>
          </table:table-cell>
          <table:table-cell office:value-type="string" calcext:value-type="string">
            <text:p>Extra:</text:p>
          </table:table-cell>
          <table:table-cell table:style-name="ce32" table:formula="of:=+15" office:value-type="float" office:value="15" calcext:value-type="float">
            <text:p>15.00</text:p>
          </table:table-cell>
          <table:table-cell table:number-columns-repeated="61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Zone 5</text:p>
          </table:table-cell>
          <table:table-cell table:style-name="ce27" table:number-columns-repeated="4"/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1" table:formula="of:=[.B41]" office:value-type="float" office:value="12.3" calcext:value-type="float">
            <text:p>12.30</text:p>
          </table:table-cell>
          <table:table-cell table:style-name="ce35" table:formula="of:=[.C24]+[.$C$37]" office:value-type="float" office:value="30.2" calcext:value-type="float">
            <text:p>30.20</text:p>
          </table:table-cell>
          <table:table-cell table:style-name="ce35" table:formula="of:=[.D24]+[.$C$37]" office:value-type="float" office:value="33.9" calcext:value-type="float">
            <text:p>33.90</text:p>
          </table:table-cell>
          <table:table-cell table:style-name="ce35" table:formula="of:=[.E24]+[.$C$37]" office:value-type="float" office:value="36" calcext:value-type="float">
            <text:p>36.00</text:p>
          </table:table-cell>
          <table:table-cell table:style-name="ce35" table:formula="of:=[.F24]+[.$C$37]" office:value-type="float" office:value="41.4" calcext:value-type="float">
            <text:p>41.40</text:p>
          </table:table-cell>
          <table:table-cell table:style-name="ce35" table:formula="of:=[.G24]+[.$C$37]" office:value-type="float" office:value="46.8" calcext:value-type="float">
            <text:p>46.8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2" office:value-type="float" office:value="12.3" calcext:value-type="float">
            <text:p>12.30</text:p>
          </table:table-cell>
          <table:table-cell table:style-name="ce35" table:formula="of:=[.C25]+[.$C$37]" office:value-type="float" office:value="33.2" calcext:value-type="float">
            <text:p>33.20</text:p>
          </table:table-cell>
          <table:table-cell table:style-name="ce35" table:formula="of:=[.D25]+[.$C$37]" office:value-type="float" office:value="36.9" calcext:value-type="float">
            <text:p>36.90</text:p>
          </table:table-cell>
          <table:table-cell table:style-name="ce35" table:formula="of:=[.E25]+[.$C$37]" office:value-type="float" office:value="39" calcext:value-type="float">
            <text:p>39.00</text:p>
          </table:table-cell>
          <table:table-cell table:style-name="ce35" table:formula="of:=[.F25]+[.$C$37]" office:value-type="float" office:value="44.4" calcext:value-type="float">
            <text:p>44.40</text:p>
          </table:table-cell>
          <table:table-cell table:style-name="ce35" table:formula="of:=[.G25]+[.$C$37]" office:value-type="float" office:value="49.8" calcext:value-type="float">
            <text:p>49.8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" office:value-type="float" office:value="16.2" calcext:value-type="float">
            <text:p>16.20</text:p>
          </table:table-cell>
          <table:table-cell table:style-name="ce35" table:formula="of:=[.C26]+[.$C$37]" office:value-type="float" office:value="39" calcext:value-type="float">
            <text:p>39.00</text:p>
          </table:table-cell>
          <table:table-cell table:style-name="ce35" table:formula="of:=[.D26]+[.$C$37]" office:value-type="float" office:value="48.6" calcext:value-type="float">
            <text:p>48.60</text:p>
          </table:table-cell>
          <table:table-cell table:style-name="ce35" table:formula="of:=[.E26]+[.$C$37]" office:value-type="float" office:value="51.9" calcext:value-type="float">
            <text:p>51.90</text:p>
          </table:table-cell>
          <table:table-cell table:style-name="ce35" table:formula="of:=[.F26]+[.$C$37]" office:value-type="float" office:value="57.3" calcext:value-type="float">
            <text:p>57.30</text:p>
          </table:table-cell>
          <table:table-cell table:style-name="ce35" table:formula="of:=[.G26]+[.$C$37]" office:value-type="float" office:value="66.35" calcext:value-type="float">
            <text:p>66.3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1" table:formula="of:=[.B44]" office:value-type="float" office:value="19.95" calcext:value-type="float">
            <text:p>19.95</text:p>
          </table:table-cell>
          <table:table-cell table:style-name="ce35" table:formula="of:=[.C27]+[.$C$37]" office:value-type="float" office:value="44.8" calcext:value-type="float">
            <text:p>44.80</text:p>
          </table:table-cell>
          <table:table-cell table:style-name="ce35" table:formula="of:=[.D27]+[.$C$37]" office:value-type="float" office:value="60.3" calcext:value-type="float">
            <text:p>60.30</text:p>
          </table:table-cell>
          <table:table-cell table:style-name="ce35" table:formula="of:=[.E27]+[.$C$37]" office:value-type="float" office:value="64.8" calcext:value-type="float">
            <text:p>64.80</text:p>
          </table:table-cell>
          <table:table-cell table:style-name="ce35" table:formula="of:=[.F27]+[.$C$37]" office:value-type="float" office:value="70.2" calcext:value-type="float">
            <text:p>70.20</text:p>
          </table:table-cell>
          <table:table-cell table:style-name="ce35" table:formula="of:=[.G27]+[.$C$37]" office:value-type="float" office:value="82.9" calcext:value-type="float">
            <text:p>82.9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B45]" office:value-type="float" office:value="19.95" calcext:value-type="float">
            <text:p>19.95</text:p>
          </table:table-cell>
          <table:table-cell table:style-name="ce35" table:formula="of:=[.C28]+[.$C$37]" office:value-type="float" office:value="50.6" calcext:value-type="float">
            <text:p>50.60</text:p>
          </table:table-cell>
          <table:table-cell table:style-name="ce35" table:formula="of:=[.D28]+[.$C$37]" office:value-type="float" office:value="72" calcext:value-type="float">
            <text:p>72.00</text:p>
          </table:table-cell>
          <table:table-cell table:style-name="ce35" table:formula="of:=[.E28]+[.$C$37]" office:value-type="float" office:value="77.7" calcext:value-type="float">
            <text:p>77.70</text:p>
          </table:table-cell>
          <table:table-cell table:style-name="ce35" table:formula="of:=[.F28]+[.$C$37]" office:value-type="float" office:value="83.1" calcext:value-type="float">
            <text:p>83.10</text:p>
          </table:table-cell>
          <table:table-cell table:style-name="ce35" table:formula="of:=[.G28]+[.$C$37]" office:value-type="float" office:value="99.45" calcext:value-type="float">
            <text:p>99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1" table:formula="of:=[.B46]" office:value-type="float" office:value="19.95" calcext:value-type="float">
            <text:p>19.95</text:p>
          </table:table-cell>
          <table:table-cell table:style-name="ce35" table:formula="of:=[.C29]+[.$C$37]" office:value-type="float" office:value="53.85" calcext:value-type="float">
            <text:p>53.85</text:p>
          </table:table-cell>
          <table:table-cell table:style-name="ce35" table:formula="of:=[.D29]+[.$C$37]" office:value-type="float" office:value="76.25" calcext:value-type="float">
            <text:p>76.25</text:p>
          </table:table-cell>
          <table:table-cell table:style-name="ce35" table:formula="of:=[.E29]+[.$C$37]" office:value-type="float" office:value="82.7" calcext:value-type="float">
            <text:p>82.70</text:p>
          </table:table-cell>
          <table:table-cell table:style-name="ce35" table:formula="of:=[.F29]+[.$C$37]" office:value-type="float" office:value="87.6" calcext:value-type="float">
            <text:p>87.60</text:p>
          </table:table-cell>
          <table:table-cell table:style-name="ce35" table:formula="of:=[.G29]+[.$C$37]" office:value-type="float" office:value="107.95" calcext:value-type="float">
            <text:p>107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2" office:value-type="float" office:value="19.95" calcext:value-type="float">
            <text:p>19.95</text:p>
          </table:table-cell>
          <table:table-cell table:style-name="ce35" table:formula="of:=[.C30]+[.$C$37]" office:value-type="float" office:value="57.1" calcext:value-type="float">
            <text:p>57.10</text:p>
          </table:table-cell>
          <table:table-cell table:style-name="ce35" table:formula="of:=[.D30]+[.$C$37]" office:value-type="float" office:value="80.5" calcext:value-type="float">
            <text:p>80.50</text:p>
          </table:table-cell>
          <table:table-cell table:style-name="ce35" table:formula="of:=[.E30]+[.$C$37]" office:value-type="float" office:value="87.7" calcext:value-type="float">
            <text:p>87.70</text:p>
          </table:table-cell>
          <table:table-cell table:style-name="ce35" table:formula="of:=[.F30]+[.$C$37]" office:value-type="float" office:value="92.1" calcext:value-type="float">
            <text:p>92.10</text:p>
          </table:table-cell>
          <table:table-cell table:style-name="ce35" table:formula="of:=[.G30]+[.$C$37]" office:value-type="float" office:value="116.45" calcext:value-type="float">
            <text:p>116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1" table:formula="of:=[.B48]" office:value-type="float" office:value="26.2" calcext:value-type="float">
            <text:p>26.20</text:p>
          </table:table-cell>
          <table:table-cell table:style-name="ce35" table:formula="of:=[.C31]+[.$C$37]" office:value-type="float" office:value="60.35" calcext:value-type="float">
            <text:p>60.35</text:p>
          </table:table-cell>
          <table:table-cell table:style-name="ce35" table:formula="of:=[.D31]+[.$C$37]" office:value-type="float" office:value="84.75" calcext:value-type="float">
            <text:p>84.75</text:p>
          </table:table-cell>
          <table:table-cell table:style-name="ce35" table:formula="of:=[.E31]+[.$C$37]" office:value-type="float" office:value="92.7" calcext:value-type="float">
            <text:p>92.70</text:p>
          </table:table-cell>
          <table:table-cell table:style-name="ce35" table:formula="of:=[.F31]+[.$C$37]" office:value-type="float" office:value="96.6" calcext:value-type="float">
            <text:p>96.60</text:p>
          </table:table-cell>
          <table:table-cell table:style-name="ce35" table:formula="of:=[.G31]+[.$C$37]" office:value-type="float" office:value="124.95" calcext:value-type="float">
            <text:p>124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B49]" office:value-type="float" office:value="26.2" calcext:value-type="float">
            <text:p>26.20</text:p>
          </table:table-cell>
          <table:table-cell table:style-name="ce35" table:formula="of:=[.C32]+[.$C$37]" office:value-type="float" office:value="63.6" calcext:value-type="float">
            <text:p>63.60</text:p>
          </table:table-cell>
          <table:table-cell table:style-name="ce35" table:formula="of:=[.D32]+[.$C$37]" office:value-type="float" office:value="89" calcext:value-type="float">
            <text:p>89.00</text:p>
          </table:table-cell>
          <table:table-cell table:style-name="ce35" table:formula="of:=[.E32]+[.$C$37]" office:value-type="float" office:value="97.7" calcext:value-type="float">
            <text:p>97.70</text:p>
          </table:table-cell>
          <table:table-cell table:style-name="ce35" table:formula="of:=[.F32]+[.$C$37]" office:value-type="float" office:value="101.1" calcext:value-type="float">
            <text:p>101.10</text:p>
          </table:table-cell>
          <table:table-cell table:style-name="ce35" table:formula="of:=[.G32]+[.$C$37]" office:value-type="float" office:value="133.45" calcext:value-type="float">
            <text:p>133.4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1" table:formula="of:=[.B50]" office:value-type="float" office:value="26.2" calcext:value-type="float">
            <text:p>26.20</text:p>
          </table:table-cell>
          <table:table-cell table:style-name="ce35" table:formula="of:=[.C33]+[.$C$37]" office:value-type="float" office:value="66.85" calcext:value-type="float">
            <text:p>66.85</text:p>
          </table:table-cell>
          <table:table-cell table:style-name="ce35" table:formula="of:=[.D33]+[.$C$37]" office:value-type="float" office:value="93.25" calcext:value-type="float">
            <text:p>93.25</text:p>
          </table:table-cell>
          <table:table-cell table:style-name="ce35" table:formula="of:=[.E33]+[.$C$37]" office:value-type="float" office:value="102.7" calcext:value-type="float">
            <text:p>102.70</text:p>
          </table:table-cell>
          <table:table-cell table:style-name="ce35" table:formula="of:=[.F33]+[.$C$37]" office:value-type="float" office:value="105.6" calcext:value-type="float">
            <text:p>105.60</text:p>
          </table:table-cell>
          <table:table-cell table:style-name="ce35" table:formula="of:=[.G33]+[.$C$37]" office:value-type="float" office:value="141.95" calcext:value-type="float">
            <text:p>141.95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office:value-type="float" office:value="26.2" calcext:value-type="float">
            <text:p>26.20</text:p>
          </table:table-cell>
          <table:table-cell table:style-name="ce35" table:formula="of:=[.C34]+[.$C$37]" office:value-type="float" office:value="70.1" calcext:value-type="float">
            <text:p>70.10</text:p>
          </table:table-cell>
          <table:table-cell table:style-name="ce35" table:formula="of:=[.D34]+[.$C$37]" office:value-type="float" office:value="97.5" calcext:value-type="float">
            <text:p>97.50</text:p>
          </table:table-cell>
          <table:table-cell table:style-name="ce35" table:formula="of:=[.E34]+[.$C$37]" office:value-type="float" office:value="107.7" calcext:value-type="float">
            <text:p>107.70</text:p>
          </table:table-cell>
          <table:table-cell table:style-name="ce35" table:formula="of:=[.F34]+[.$C$37]" office:value-type="float" office:value="110.1" calcext:value-type="float">
            <text:p>110.10</text:p>
          </table:table-cell>
          <table:table-cell table:style-name="ce35" table:formula="of:=[.G34]+[.$C$37]" office:value-type="float" office:value="150.45" calcext:value-type="float">
            <text:p>150.45</text:p>
          </table:table-cell>
          <table:table-cell table:style-name="ce32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ote: Shopify rates have both GREATER_THAN_OR_EQUAL_TO and LESSER_THAN_OR_EQUAL_TO, so a parcel weighing exactly th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undary amount is offered both rates. Set the weight limits to 0.001 (1g) above the limit, so a parcel weighing exactly 1.0 kg is only show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lower amoun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suming products are rounded to something like the nearest 5g, then next possible weight, 1.005 kg, would be shown the next rate,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d no parcel would ever weigh exactly 1.001 kg.</text:p>
          </table:table-cell>
          <table:table-cell table:number-columns-repeated="63"/>
        </table:table-row>
      </table:table>
      <table:table table:name="Zone lookup" table:style-name="ta5">
        <office:forms form:automatic-focus="false" form:apply-design-mode="false"/>
        <table:table-column table:style-name="co1" table:number-columns-repeated="2" table:default-cell-style-name="ce27"/>
        <table:table-column table:style-name="co1" table:number-columns-repeated="62" table:default-cell-style-name="Default"/>
        <table:table-row table:style-name="ro1">
          <table:table-cell table:style-name="ce26" office:value-type="string" calcext:value-type="string">
            <text:p>Zones</text:p>
          </table:table-cell>
          <table:table-cell table:style-name="Default"/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Zone 1: New Zeala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Zone 2: Asia Pacif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Zone 3: US &amp; Canad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Zone 4: UK &amp; Euro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Zone 5: Rest of the World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1" table:style-name="ta6">
        <office:forms form:automatic-focus="false" form:apply-design-mode="false"/>
        <table:table-column table:style-name="co1" table:number-columns-repeated="5" table:default-cell-style-name="Default"/>
        <table:table-column table:style-name="co13" table:default-cell-style-name="ce27"/>
        <table:table-column table:style-name="co14" table:default-cell-style-name="ce27"/>
        <table:table-column table:style-name="co1" table:number-columns-repeated="57" table:default-cell-style-name="Default"/>
        <table:table-row table:style-name="ro1">
          <table:table-cell table:style-name="ce26" office:value-type="string" calcext:value-type="string">
            <text:p>Example 1: Standard and Express, up to 1 kg, no insurance, no discount</text:p>
          </table:table-cell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30"/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Min (kg)</text:p>
          </table:table-cell>
          <table:table-cell table:style-name="ce28" office:value-type="string" calcext:value-type="string">
            <text:p>Max (kg)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Discount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Row</text:p>
          </table:table-cell>
          <table:table-cell table:style-name="ce28" office:value-type="string" calcext:value-type="string">
            <text:p>Column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Base</text:p>
          </table:table-cell>
          <table:table-cell table:style-name="ce28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</text:p>
          </table:table-cell>
          <table:table-cell table:style-name="ce27" table:formula="of:=MATCH([.D4];[$'Rate data'.$A$24:$'Rate data'.$A$34];0)+IF([.B4]=&quot;Express&quot;;16;0)" office:value-type="float" office:value="2" calcext:value-type="float">
            <text:p>2</text:p>
          </table:table-cell>
          <table:table-cell table:style-name="ce27" table:formula="of:=MATCH([.A4];[$'Rate data'.$B$23:$'Rate data'.$K$23];0)" office:value-type="float" office:value="1" calcext:value-type="float">
            <text:p>1</text:p>
          </table:table-cell>
          <table:table-cell table:style-name="ce32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];[.I4])" office:value-type="float" office:value="9.3" calcext:value-type="float">
            <text:p>9.30</text:p>
          </table:table-cell>
          <table:table-cell table:style-name="ce32" table:formula="of:=ROUND(([.J4]+[.K4])*(1-[.F4]);2)" office:value-type="float" office:value="9.3" calcext:value-type="float">
            <text:p>9.3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 (1kg)</text:p>
          </table:table-cell>
          <table:table-cell table:style-name="ce27" table:formula="of:=MATCH([.D5];[$'Rate data'.$A$24:$'Rate data'.$A$34];0)+IF([.B5]=&quot;Express&quot;;16;0)" office:value-type="float" office:value="3" calcext:value-type="float">
            <text:p>3</text:p>
          </table:table-cell>
          <table:table-cell table:style-name="ce27" table:formula="of:=MATCH([.A5];[$'Rate data'.$B$23:$'Rate data'.$K$23];0)" office:value-type="float" office:value="1" calcext:value-type="float">
            <text:p>1</text:p>
          </table:table-cell>
          <table:table-cell table:style-name="ce32" table:formula="of:=IF([.E5]=&quot;Yes&quot;;([.D5]*[$'Rate data'.$C$8]-100)/100*IF([.A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5];[.I5])" office:value-type="float" office:value="12.7" calcext:value-type="float">
            <text:p>12.70</text:p>
          </table:table-cell>
          <table:table-cell table:style-name="ce32" table:formula="of:=ROUND(([.J5]+[.K5])*(1-[.F5]);2)" office:value-type="float" office:value="12.7" calcext:value-type="float">
            <text:p>12.7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5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 (1.5kg)</text:p>
          </table:table-cell>
          <table:table-cell table:style-name="ce27" table:formula="of:=MATCH([.D6];[$'Rate data'.$A$24:$'Rate data'.$A$34];0)+IF([.B6]=&quot;Express&quot;;16;0)" office:value-type="float" office:value="4" calcext:value-type="float">
            <text:p>4</text:p>
          </table:table-cell>
          <table:table-cell table:style-name="ce27" table:formula="of:=MATCH([.A6];[$'Rate data'.$B$23:$'Rate data'.$K$23];0)" office:value-type="float" office:value="1" calcext:value-type="float">
            <text:p>1</text:p>
          </table:table-cell>
          <table:table-cell table:style-name="ce32" table:formula="of:=IF([.E6]=&quot;Yes&quot;;([.D6]*[$'Rate data'.$C$8]-100)/100*IF([.A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6];[.I6])" office:value-type="float" office:value="15.95" calcext:value-type="float">
            <text:p>15.95</text:p>
          </table:table-cell>
          <table:table-cell table:style-name="ce32" table:formula="of:=ROUND(([.J6]+[.K6])*(1-[.F6]);2)" office:value-type="float" office:value="15.95" calcext:value-type="float">
            <text:p>15.9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</text:p>
          </table:table-cell>
          <table:table-cell table:style-name="ce27" table:formula="of:=MATCH([.D7];[$'Rate data'.$A$24:$'Rate data'.$A$34];0)+IF([.B7]=&quot;Express&quot;;16;0)" office:value-type="float" office:value="18" calcext:value-type="float">
            <text:p>18</text:p>
          </table:table-cell>
          <table:table-cell table:style-name="ce27" table:formula="of:=MATCH([.A7];[$'Rate data'.$B$23:$'Rate data'.$K$23];0)" office:value-type="float" office:value="1" calcext:value-type="float">
            <text:p>1</text:p>
          </table:table-cell>
          <table:table-cell table:style-name="ce32" table:formula="of:=IF([.E7]=&quot;Yes&quot;;([.D7]*[$'Rate data'.$C$8]-100)/100*IF([.A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7];[.I7])" office:value-type="float" office:value="12.3" calcext:value-type="float">
            <text:p>12.30</text:p>
          </table:table-cell>
          <table:table-cell table:style-name="ce32" table:formula="of:=ROUND(([.J7]+[.K7])*(1-[.F7]);2)" office:value-type="float" office:value="12.3" calcext:value-type="float">
            <text:p>12.3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7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 (1kg)</text:p>
          </table:table-cell>
          <table:table-cell table:style-name="ce27" table:formula="of:=MATCH([.D8];[$'Rate data'.$A$24:$'Rate data'.$A$34];0)+IF([.B8]=&quot;Express&quot;;16;0)" office:value-type="float" office:value="19" calcext:value-type="float">
            <text:p>19</text:p>
          </table:table-cell>
          <table:table-cell table:style-name="ce27" table:formula="of:=MATCH([.A8];[$'Rate data'.$B$23:$'Rate data'.$K$23];0)" office:value-type="float" office:value="1" calcext:value-type="float">
            <text:p>1</text:p>
          </table:table-cell>
          <table:table-cell table:style-name="ce32" table:formula="of:=IF([.E8]=&quot;Yes&quot;;([.D8]*[$'Rate data'.$C$8]-100)/100*IF([.A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8];[.I8])" office:value-type="float" office:value="16.2" calcext:value-type="float">
            <text:p>16.20</text:p>
          </table:table-cell>
          <table:table-cell table:style-name="ce32" table:formula="of:=ROUND(([.J8]+[.K8])*(1-[.F8]);2)" office:value-type="float" office:value="16.2" calcext:value-type="float">
            <text:p>16.2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8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 (1.5kg)</text:p>
          </table:table-cell>
          <table:table-cell table:style-name="ce27" table:formula="of:=MATCH([.D9];[$'Rate data'.$A$24:$'Rate data'.$A$34];0)+IF([.B9]=&quot;Express&quot;;16;0)" office:value-type="float" office:value="20" calcext:value-type="float">
            <text:p>20</text:p>
          </table:table-cell>
          <table:table-cell table:style-name="ce27" table:formula="of:=MATCH([.A9];[$'Rate data'.$B$23:$'Rate data'.$K$23];0)" office:value-type="float" office:value="1" calcext:value-type="float">
            <text:p>1</text:p>
          </table:table-cell>
          <table:table-cell table:style-name="ce32" table:formula="of:=IF([.E9]=&quot;Yes&quot;;([.D9]*[$'Rate data'.$C$8]-100)/100*IF([.A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9];[.I9])" office:value-type="float" office:value="19.95" calcext:value-type="float">
            <text:p>19.95</text:p>
          </table:table-cell>
          <table:table-cell table:style-name="ce32" table:formula="of:=ROUND(([.J9]+[.K9])*(1-[.F9]);2)" office:value-type="float" office:value="19.95" calcext:value-type="float">
            <text:p>19.9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10];[$'Rate data'.$A$24:$'Rate data'.$A$34];0)+IF([.B10]=&quot;Express&quot;;16;0)" office:value-type="float" office:value="1" calcext:value-type="float">
            <text:p>1</text:p>
          </table:table-cell>
          <table:table-cell table:style-name="ce27" table:formula="of:=MATCH([.A10];[$'Rate data'.$B$23:$'Rate data'.$K$23];0)" office:value-type="float" office:value="2" calcext:value-type="float">
            <text:p>2</text:p>
          </table:table-cell>
          <table:table-cell table:style-name="ce32" table:formula="of:=IF([.E10]=&quot;Yes&quot;;([.D10]*[$'Rate data'.$C$8]-100)/100*IF([.A1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0];[.I10])" office:value-type="float" office:value="15.2" calcext:value-type="float">
            <text:p>15.20</text:p>
          </table:table-cell>
          <table:table-cell table:style-name="ce32" table:formula="of:=ROUND(([.J10]+[.K10])*(1-[.F10]);2)" office:value-type="float" office:value="15.2" calcext:value-type="float">
            <text:p>15.20</text:p>
          </table:table-cell>
          <table:table-cell table:number-columns-repeated="52"/>
        </table:table-row>
        <table:table-row table:style-name="ro1">
          <table:table-cell table:style-name="ce27" table:formula="of:=[.A10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0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11];[$'Rate data'.$A$24:$'Rate data'.$A$34];0)+IF([.B11]=&quot;Express&quot;;16;0)" office:value-type="float" office:value="2" calcext:value-type="float">
            <text:p>2</text:p>
          </table:table-cell>
          <table:table-cell table:style-name="ce27" table:formula="of:=MATCH([.A11];[$'Rate data'.$B$23:$'Rate data'.$K$23];0)" office:value-type="float" office:value="2" calcext:value-type="float">
            <text:p>2</text:p>
          </table:table-cell>
          <table:table-cell table:style-name="ce32" table:formula="of:=IF([.E11]=&quot;Yes&quot;;([.D11]*[$'Rate data'.$C$8]-100)/100*IF([.A1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1];[.I11])" office:value-type="float" office:value="18.2" calcext:value-type="float">
            <text:p>18.20</text:p>
          </table:table-cell>
          <table:table-cell table:style-name="ce32" table:formula="of:=ROUND(([.J11]+[.K11])*(1-[.F11]);2)" office:value-type="float" office:value="18.2" calcext:value-type="float">
            <text:p>18.20</text:p>
          </table:table-cell>
          <table:table-cell table:number-columns-repeated="52"/>
        </table:table-row>
        <table:table-row table:style-name="ro1">
          <table:table-cell table:style-name="ce27" table:formula="of:=[.A11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1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12];[$'Rate data'.$A$24:$'Rate data'.$A$34];0)+IF([.B12]=&quot;Express&quot;;16;0)" office:value-type="float" office:value="3" calcext:value-type="float">
            <text:p>3</text:p>
          </table:table-cell>
          <table:table-cell table:style-name="ce27" table:formula="of:=MATCH([.A12];[$'Rate data'.$B$23:$'Rate data'.$K$23];0)" office:value-type="float" office:value="2" calcext:value-type="float">
            <text:p>2</text:p>
          </table:table-cell>
          <table:table-cell table:style-name="ce32" table:formula="of:=IF([.E12]=&quot;Yes&quot;;([.D12]*[$'Rate data'.$C$8]-100)/100*IF([.A1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2];[.I12])" office:value-type="float" office:value="24" calcext:value-type="float">
            <text:p>24.00</text:p>
          </table:table-cell>
          <table:table-cell table:style-name="ce32" table:formula="of:=ROUND(([.J12]+[.K12])*(1-[.F12]);2)" office:value-type="float" office:value="24" calcext:value-type="float">
            <text:p>24.00</text:p>
          </table:table-cell>
          <table:table-cell table:number-columns-repeated="52"/>
        </table:table-row>
        <table:table-row table:style-name="ro1">
          <table:table-cell table:style-name="ce27" table:formula="of:=[.A12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2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13];[$'Rate data'.$A$24:$'Rate data'.$A$34];0)+IF([.B13]=&quot;Express&quot;;16;0)" office:value-type="float" office:value="4" calcext:value-type="float">
            <text:p>4</text:p>
          </table:table-cell>
          <table:table-cell table:style-name="ce27" table:formula="of:=MATCH([.A13];[$'Rate data'.$B$23:$'Rate data'.$K$23];0)" office:value-type="float" office:value="2" calcext:value-type="float">
            <text:p>2</text:p>
          </table:table-cell>
          <table:table-cell table:style-name="ce32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3];[.I13])" office:value-type="float" office:value="29.8" calcext:value-type="float">
            <text:p>29.80</text:p>
          </table:table-cell>
          <table:table-cell table:style-name="ce32" table:formula="of:=ROUND(([.J13]+[.K13])*(1-[.F13]);2)" office:value-type="float" office:value="29.8" calcext:value-type="float">
            <text:p>29.80</text:p>
          </table:table-cell>
          <table:table-cell table:number-columns-repeated="52"/>
        </table:table-row>
        <table:table-row table:style-name="ro1">
          <table:table-cell table:style-name="ce27" table:formula="of:=[.A12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14];[$'Rate data'.$A$24:$'Rate data'.$A$34];0)+IF([.B14]=&quot;Express&quot;;16;0)" office:value-type="float" office:value="17" calcext:value-type="float">
            <text:p>17</text:p>
          </table:table-cell>
          <table:table-cell table:style-name="ce27" table:formula="of:=MATCH([.A14];[$'Rate data'.$B$23:$'Rate data'.$K$23];0)" office:value-type="float" office:value="2" calcext:value-type="float">
            <text:p>2</text:p>
          </table:table-cell>
          <table:table-cell table:style-name="ce32" table:formula="of:=IF([.E14]=&quot;Yes&quot;;([.D14]*[$'Rate data'.$C$8]-100)/100*IF([.A1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4];[.I14])" office:value-type="float" office:value="30.2" calcext:value-type="float">
            <text:p>30.20</text:p>
          </table:table-cell>
          <table:table-cell table:style-name="ce32" table:formula="of:=ROUND(([.J14]+[.K14])*(1-[.F14]);2)" office:value-type="float" office:value="30.2" calcext:value-type="float">
            <text:p>30.20</text:p>
          </table:table-cell>
          <table:table-cell table:number-columns-repeated="52"/>
        </table:table-row>
        <table:table-row table:style-name="ro1">
          <table:table-cell table:style-name="ce27" table:formula="of:=[.A14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4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15];[$'Rate data'.$A$24:$'Rate data'.$A$34];0)+IF([.B15]=&quot;Express&quot;;16;0)" office:value-type="float" office:value="18" calcext:value-type="float">
            <text:p>18</text:p>
          </table:table-cell>
          <table:table-cell table:style-name="ce27" table:formula="of:=MATCH([.A15];[$'Rate data'.$B$23:$'Rate data'.$K$23];0)" office:value-type="float" office:value="2" calcext:value-type="float">
            <text:p>2</text:p>
          </table:table-cell>
          <table:table-cell table:style-name="ce32" table:formula="of:=IF([.E15]=&quot;Yes&quot;;([.D15]*[$'Rate data'.$C$8]-100)/100*IF([.A1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5];[.I15])" office:value-type="float" office:value="33.2" calcext:value-type="float">
            <text:p>33.20</text:p>
          </table:table-cell>
          <table:table-cell table:style-name="ce32" table:formula="of:=ROUND(([.J15]+[.K15])*(1-[.F15]);2)" office:value-type="float" office:value="33.2" calcext:value-type="float">
            <text:p>33.20</text:p>
          </table:table-cell>
          <table:table-cell table:number-columns-repeated="52"/>
        </table:table-row>
        <table:table-row table:style-name="ro1">
          <table:table-cell table:style-name="ce27" table:formula="of:=[.A15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5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16];[$'Rate data'.$A$24:$'Rate data'.$A$34];0)+IF([.B16]=&quot;Express&quot;;16;0)" office:value-type="float" office:value="19" calcext:value-type="float">
            <text:p>19</text:p>
          </table:table-cell>
          <table:table-cell table:style-name="ce27" table:formula="of:=MATCH([.A16];[$'Rate data'.$B$23:$'Rate data'.$K$23];0)" office:value-type="float" office:value="2" calcext:value-type="float">
            <text:p>2</text:p>
          </table:table-cell>
          <table:table-cell table:style-name="ce32" table:formula="of:=IF([.E16]=&quot;Yes&quot;;([.D16]*[$'Rate data'.$C$8]-100)/100*IF([.A1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6];[.I16])" office:value-type="float" office:value="39" calcext:value-type="float">
            <text:p>39.00</text:p>
          </table:table-cell>
          <table:table-cell table:style-name="ce32" table:formula="of:=ROUND(([.J16]+[.K16])*(1-[.F16]);2)" office:value-type="float" office:value="39" calcext:value-type="float">
            <text:p>39.00</text:p>
          </table:table-cell>
          <table:table-cell table:number-columns-repeated="52"/>
        </table:table-row>
        <table:table-row table:style-name="ro1">
          <table:table-cell table:style-name="ce27" table:formula="of:=[.A16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6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17];[$'Rate data'.$A$24:$'Rate data'.$A$34];0)+IF([.B17]=&quot;Express&quot;;16;0)" office:value-type="float" office:value="20" calcext:value-type="float">
            <text:p>20</text:p>
          </table:table-cell>
          <table:table-cell table:style-name="ce27" table:formula="of:=MATCH([.A17];[$'Rate data'.$B$23:$'Rate data'.$K$23];0)" office:value-type="float" office:value="2" calcext:value-type="float">
            <text:p>2</text:p>
          </table:table-cell>
          <table:table-cell table:style-name="ce32" table:formula="of:=IF([.E17]=&quot;Yes&quot;;([.D17]*[$'Rate data'.$C$8]-100)/100*IF([.A1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7];[.I17])" office:value-type="float" office:value="44.8" calcext:value-type="float">
            <text:p>44.80</text:p>
          </table:table-cell>
          <table:table-cell table:style-name="ce32" table:formula="of:=ROUND(([.J17]+[.K17])*(1-[.F17]);2)" office:value-type="float" office:value="44.8" calcext:value-type="float">
            <text:p>44.8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18];[$'Rate data'.$A$24:$'Rate data'.$A$34];0)+IF([.B18]=&quot;Express&quot;;16;0)" office:value-type="float" office:value="1" calcext:value-type="float">
            <text:p>1</text:p>
          </table:table-cell>
          <table:table-cell table:style-name="ce27" table:formula="of:=MATCH([.A18];[$'Rate data'.$B$23:$'Rate data'.$K$23];0)" office:value-type="float" office:value="3" calcext:value-type="float">
            <text:p>3</text:p>
          </table:table-cell>
          <table:table-cell table:style-name="ce32" table:formula="of:=IF([.E18]=&quot;Yes&quot;;([.D18]*[$'Rate data'.$C$8]-100)/100*IF([.A1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8];[.I18])" office:value-type="float" office:value="18.9" calcext:value-type="float">
            <text:p>18.90</text:p>
          </table:table-cell>
          <table:table-cell table:style-name="ce32" table:formula="of:=ROUND(([.J18]+[.K18])*(1-[.F18]);2)" office:value-type="float" office:value="18.9" calcext:value-type="float">
            <text:p>18.90</text:p>
          </table:table-cell>
          <table:table-cell table:number-columns-repeated="52"/>
        </table:table-row>
        <table:table-row table:style-name="ro1">
          <table:table-cell table:style-name="ce27" table:formula="of:=[.A18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8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19];[$'Rate data'.$A$24:$'Rate data'.$A$34];0)+IF([.B19]=&quot;Express&quot;;16;0)" office:value-type="float" office:value="2" calcext:value-type="float">
            <text:p>2</text:p>
          </table:table-cell>
          <table:table-cell table:style-name="ce27" table:formula="of:=MATCH([.A19];[$'Rate data'.$B$23:$'Rate data'.$K$23];0)" office:value-type="float" office:value="3" calcext:value-type="float">
            <text:p>3</text:p>
          </table:table-cell>
          <table:table-cell table:style-name="ce32" table:formula="of:=IF([.E19]=&quot;Yes&quot;;([.D19]*[$'Rate data'.$C$8]-100)/100*IF([.A1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9];[.I19])" office:value-type="float" office:value="21.9" calcext:value-type="float">
            <text:p>21.90</text:p>
          </table:table-cell>
          <table:table-cell table:style-name="ce32" table:formula="of:=ROUND(([.J19]+[.K19])*(1-[.F19]);2)" office:value-type="float" office:value="21.9" calcext:value-type="float">
            <text:p>21.90</text:p>
          </table:table-cell>
          <table:table-cell table:number-columns-repeated="52"/>
        </table:table-row>
        <table:table-row table:style-name="ro1">
          <table:table-cell table:style-name="ce27" table:formula="of:=[.A19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9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20];[$'Rate data'.$A$24:$'Rate data'.$A$34];0)+IF([.B20]=&quot;Express&quot;;16;0)" office:value-type="float" office:value="3" calcext:value-type="float">
            <text:p>3</text:p>
          </table:table-cell>
          <table:table-cell table:style-name="ce27" table:formula="of:=MATCH([.A20];[$'Rate data'.$B$23:$'Rate data'.$K$23];0)" office:value-type="float" office:value="3" calcext:value-type="float">
            <text:p>3</text:p>
          </table:table-cell>
          <table:table-cell table:style-name="ce32" table:formula="of:=IF([.E20]=&quot;Yes&quot;;([.D20]*[$'Rate data'.$C$8]-100)/100*IF([.A2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0];[.I20])" office:value-type="float" office:value="33.6" calcext:value-type="float">
            <text:p>33.60</text:p>
          </table:table-cell>
          <table:table-cell table:style-name="ce32" table:formula="of:=ROUND(([.J20]+[.K20])*(1-[.F20]);2)" office:value-type="float" office:value="33.6" calcext:value-type="float">
            <text:p>33.60</text:p>
          </table:table-cell>
          <table:table-cell table:number-columns-repeated="52"/>
        </table:table-row>
        <table:table-row table:style-name="ro1">
          <table:table-cell table:style-name="ce27" table:formula="of:=[.A20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0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21];[$'Rate data'.$A$24:$'Rate data'.$A$34];0)+IF([.B21]=&quot;Express&quot;;16;0)" office:value-type="float" office:value="4" calcext:value-type="float">
            <text:p>4</text:p>
          </table:table-cell>
          <table:table-cell table:style-name="ce27" table:formula="of:=MATCH([.A21];[$'Rate data'.$B$23:$'Rate data'.$K$23];0)" office:value-type="float" office:value="3" calcext:value-type="float">
            <text:p>3</text:p>
          </table:table-cell>
          <table:table-cell table:style-name="ce32" table:formula="of:=IF([.E21]=&quot;Yes&quot;;([.D21]*[$'Rate data'.$C$8]-100)/100*IF([.A2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1];[.I21])" office:value-type="float" office:value="45.3" calcext:value-type="float">
            <text:p>45.30</text:p>
          </table:table-cell>
          <table:table-cell table:style-name="ce32" table:formula="of:=ROUND(([.J21]+[.K21])*(1-[.F21]);2)" office:value-type="float" office:value="45.3" calcext:value-type="float">
            <text:p>45.30</text:p>
          </table:table-cell>
          <table:table-cell table:number-columns-repeated="52"/>
        </table:table-row>
        <table:table-row table:style-name="ro1">
          <table:table-cell table:style-name="ce27" table:formula="of:=[.A20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27" table:formula="of:=MATCH([.A22];[$'Rate data'.$B$23:$'Rate data'.$K$23];0)" office:value-type="float" office:value="3" calcext:value-type="float">
            <text:p>3</text:p>
          </table:table-cell>
          <table:table-cell table:style-name="ce32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2];[.I22])" office:value-type="float" office:value="33.9" calcext:value-type="float">
            <text:p>33.90</text:p>
          </table:table-cell>
          <table:table-cell table:style-name="ce32" table:formula="of:=ROUND(([.J22]+[.K22])*(1-[.F22]);2)" office:value-type="float" office:value="33.9" calcext:value-type="float">
            <text:p>33.90</text:p>
          </table:table-cell>
          <table:table-cell table:number-columns-repeated="52"/>
        </table:table-row>
        <table:table-row table:style-name="ro1">
          <table:table-cell table:style-name="ce27" table:formula="of:=[.A22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2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27" table:formula="of:=MATCH([.A23];[$'Rate data'.$B$23:$'Rate data'.$K$23];0)" office:value-type="float" office:value="3" calcext:value-type="float">
            <text:p>3</text:p>
          </table:table-cell>
          <table:table-cell table:style-name="ce32" table:formula="of:=IF([.E23]=&quot;Yes&quot;;([.D23]*[$'Rate data'.$C$8]-100)/100*IF([.A2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3];[.I23])" office:value-type="float" office:value="36.9" calcext:value-type="float">
            <text:p>36.90</text:p>
          </table:table-cell>
          <table:table-cell table:style-name="ce32" table:formula="of:=ROUND(([.J23]+[.K23])*(1-[.F23]);2)" office:value-type="float" office:value="36.9" calcext:value-type="float">
            <text:p>36.90</text:p>
          </table:table-cell>
          <table:table-cell table:number-columns-repeated="52"/>
        </table:table-row>
        <table:table-row table:style-name="ro1">
          <table:table-cell table:style-name="ce27" table:formula="of:=[.A23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27" table:formula="of:=MATCH([.A24];[$'Rate data'.$B$23:$'Rate data'.$K$23];0)" office:value-type="float" office:value="3" calcext:value-type="float">
            <text:p>3</text:p>
          </table:table-cell>
          <table:table-cell table:style-name="ce32" table:formula="of:=IF([.E24]=&quot;Yes&quot;;([.D24]*[$'Rate data'.$C$8]-100)/100*IF([.A2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4];[.I24])" office:value-type="float" office:value="48.6" calcext:value-type="float">
            <text:p>48.60</text:p>
          </table:table-cell>
          <table:table-cell table:style-name="ce32" table:formula="of:=ROUND(([.J24]+[.K24])*(1-[.F24]);2)" office:value-type="float" office:value="48.6" calcext:value-type="float">
            <text:p>48.60</text:p>
          </table:table-cell>
          <table:table-cell table:number-columns-repeated="52"/>
        </table:table-row>
        <table:table-row table:style-name="ro1">
          <table:table-cell table:style-name="ce27" table:formula="of:=[.A24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4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27" table:formula="of:=MATCH([.A25];[$'Rate data'.$B$23:$'Rate data'.$K$23];0)" office:value-type="float" office:value="3" calcext:value-type="float">
            <text:p>3</text:p>
          </table:table-cell>
          <table:table-cell table:style-name="ce32" table:formula="of:=IF([.E25]=&quot;Yes&quot;;([.D25]*[$'Rate data'.$C$8]-100)/100*IF([.A2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5];[.I25])" office:value-type="float" office:value="60.3" calcext:value-type="float">
            <text:p>60.30</text:p>
          </table:table-cell>
          <table:table-cell table:style-name="ce32" table:formula="of:=ROUND(([.J25]+[.K25])*(1-[.F25]);2)" office:value-type="float" office:value="60.3" calcext:value-type="float">
            <text:p>60.3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26];[$'Rate data'.$A$24:$'Rate data'.$A$34];0)+IF([.B26]=&quot;Express&quot;;16;0)" office:value-type="float" office:value="1" calcext:value-type="float">
            <text:p>1</text:p>
          </table:table-cell>
          <table:table-cell table:style-name="ce27" table:formula="of:=MATCH([.A26];[$'Rate data'.$B$23:$'Rate data'.$K$23];0)" office:value-type="float" office:value="4" calcext:value-type="float">
            <text:p>4</text:p>
          </table:table-cell>
          <table:table-cell table:style-name="ce32" table:formula="of:=IF([.E26]=&quot;Yes&quot;;([.D26]*[$'Rate data'.$C$8]-100)/100*IF([.A2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6];[.I26])" office:value-type="float" office:value="21" calcext:value-type="float">
            <text:p>21.00</text:p>
          </table:table-cell>
          <table:table-cell table:style-name="ce32" table:formula="of:=ROUND(([.J26]+[.K26])*(1-[.F26]);2)" office:value-type="float" office:value="21" calcext:value-type="float">
            <text:p>21.00</text:p>
          </table:table-cell>
          <table:table-cell table:number-columns-repeated="52"/>
        </table:table-row>
        <table:table-row table:style-name="ro1">
          <table:table-cell table:style-name="ce27" table:formula="of:=[.A26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6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27];[$'Rate data'.$A$24:$'Rate data'.$A$34];0)+IF([.B27]=&quot;Express&quot;;16;0)" office:value-type="float" office:value="2" calcext:value-type="float">
            <text:p>2</text:p>
          </table:table-cell>
          <table:table-cell table:style-name="ce27" table:formula="of:=MATCH([.A27];[$'Rate data'.$B$23:$'Rate data'.$K$23];0)" office:value-type="float" office:value="4" calcext:value-type="float">
            <text:p>4</text:p>
          </table:table-cell>
          <table:table-cell table:style-name="ce32" table:formula="of:=IF([.E27]=&quot;Yes&quot;;([.D27]*[$'Rate data'.$C$8]-100)/100*IF([.A2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7];[.I27])" office:value-type="float" office:value="24" calcext:value-type="float">
            <text:p>24.00</text:p>
          </table:table-cell>
          <table:table-cell table:style-name="ce32" table:formula="of:=ROUND(([.J27]+[.K27])*(1-[.F27]);2)" office:value-type="float" office:value="24" calcext:value-type="float">
            <text:p>24.00</text:p>
          </table:table-cell>
          <table:table-cell table:number-columns-repeated="52"/>
        </table:table-row>
        <table:table-row table:style-name="ro1">
          <table:table-cell table:style-name="ce27" table:formula="of:=[.A27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7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28];[$'Rate data'.$A$24:$'Rate data'.$A$34];0)+IF([.B28]=&quot;Express&quot;;16;0)" office:value-type="float" office:value="3" calcext:value-type="float">
            <text:p>3</text:p>
          </table:table-cell>
          <table:table-cell table:style-name="ce27" table:formula="of:=MATCH([.A28];[$'Rate data'.$B$23:$'Rate data'.$K$23];0)" office:value-type="float" office:value="4" calcext:value-type="float">
            <text:p>4</text:p>
          </table:table-cell>
          <table:table-cell table:style-name="ce32" table:formula="of:=IF([.E28]=&quot;Yes&quot;;([.D28]*[$'Rate data'.$C$8]-100)/100*IF([.A2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8];[.I28])" office:value-type="float" office:value="36.9" calcext:value-type="float">
            <text:p>36.90</text:p>
          </table:table-cell>
          <table:table-cell table:style-name="ce32" table:formula="of:=ROUND(([.J28]+[.K28])*(1-[.F28]);2)" office:value-type="float" office:value="36.9" calcext:value-type="float">
            <text:p>36.90</text:p>
          </table:table-cell>
          <table:table-cell table:number-columns-repeated="52"/>
        </table:table-row>
        <table:table-row table:style-name="ro1">
          <table:table-cell table:style-name="ce27" table:formula="of:=[.A28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8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29];[$'Rate data'.$A$24:$'Rate data'.$A$34];0)+IF([.B29]=&quot;Express&quot;;16;0)" office:value-type="float" office:value="4" calcext:value-type="float">
            <text:p>4</text:p>
          </table:table-cell>
          <table:table-cell table:style-name="ce27" table:formula="of:=MATCH([.A29];[$'Rate data'.$B$23:$'Rate data'.$K$23];0)" office:value-type="float" office:value="4" calcext:value-type="float">
            <text:p>4</text:p>
          </table:table-cell>
          <table:table-cell table:style-name="ce32" table:formula="of:=IF([.E29]=&quot;Yes&quot;;([.D29]*[$'Rate data'.$C$8]-100)/100*IF([.A2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9];[.I29])" office:value-type="float" office:value="49.8" calcext:value-type="float">
            <text:p>49.80</text:p>
          </table:table-cell>
          <table:table-cell table:style-name="ce32" table:formula="of:=ROUND(([.J29]+[.K29])*(1-[.F29]);2)" office:value-type="float" office:value="49.8" calcext:value-type="float">
            <text:p>49.80</text:p>
          </table:table-cell>
          <table:table-cell table:number-columns-repeated="52"/>
        </table:table-row>
        <table:table-row table:style-name="ro1">
          <table:table-cell table:style-name="ce27" table:formula="of:=[.A28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30];[$'Rate data'.$A$24:$'Rate data'.$A$34];0)+IF([.B30]=&quot;Express&quot;;16;0)" office:value-type="float" office:value="17" calcext:value-type="float">
            <text:p>17</text:p>
          </table:table-cell>
          <table:table-cell table:style-name="ce27" table:formula="of:=MATCH([.A30];[$'Rate data'.$B$23:$'Rate data'.$K$23];0)" office:value-type="float" office:value="4" calcext:value-type="float">
            <text:p>4</text:p>
          </table:table-cell>
          <table:table-cell table:style-name="ce32" table:formula="of:=IF([.E30]=&quot;Yes&quot;;([.D30]*[$'Rate data'.$C$8]-100)/100*IF([.A3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0];[.I30])" office:value-type="float" office:value="36" calcext:value-type="float">
            <text:p>36.00</text:p>
          </table:table-cell>
          <table:table-cell table:style-name="ce32" table:formula="of:=ROUND(([.J30]+[.K30])*(1-[.F30]);2)" office:value-type="float" office:value="36" calcext:value-type="float">
            <text:p>36.00</text:p>
          </table:table-cell>
          <table:table-cell table:number-columns-repeated="52"/>
        </table:table-row>
        <table:table-row table:style-name="ro1">
          <table:table-cell table:style-name="ce27" table:formula="of:=[.A30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0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31];[$'Rate data'.$A$24:$'Rate data'.$A$34];0)+IF([.B31]=&quot;Express&quot;;16;0)" office:value-type="float" office:value="18" calcext:value-type="float">
            <text:p>18</text:p>
          </table:table-cell>
          <table:table-cell table:style-name="ce27" table:formula="of:=MATCH([.A31];[$'Rate data'.$B$23:$'Rate data'.$K$23];0)" office:value-type="float" office:value="4" calcext:value-type="float">
            <text:p>4</text:p>
          </table:table-cell>
          <table:table-cell table:style-name="ce32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1];[.I31])" office:value-type="float" office:value="39" calcext:value-type="float">
            <text:p>39.00</text:p>
          </table:table-cell>
          <table:table-cell table:style-name="ce32" table:formula="of:=ROUND(([.J31]+[.K31])*(1-[.F31]);2)" office:value-type="float" office:value="39" calcext:value-type="float">
            <text:p>39.00</text:p>
          </table:table-cell>
          <table:table-cell table:number-columns-repeated="52"/>
        </table:table-row>
        <table:table-row table:style-name="ro1">
          <table:table-cell table:style-name="ce27" table:formula="of:=[.A31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1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32];[$'Rate data'.$A$24:$'Rate data'.$A$34];0)+IF([.B32]=&quot;Express&quot;;16;0)" office:value-type="float" office:value="19" calcext:value-type="float">
            <text:p>19</text:p>
          </table:table-cell>
          <table:table-cell table:style-name="ce27" table:formula="of:=MATCH([.A32];[$'Rate data'.$B$23:$'Rate data'.$K$23];0)" office:value-type="float" office:value="4" calcext:value-type="float">
            <text:p>4</text:p>
          </table:table-cell>
          <table:table-cell table:style-name="ce32" table:formula="of:=IF([.E32]=&quot;Yes&quot;;([.D32]*[$'Rate data'.$C$8]-100)/100*IF([.A3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2];[.I32])" office:value-type="float" office:value="51.9" calcext:value-type="float">
            <text:p>51.90</text:p>
          </table:table-cell>
          <table:table-cell table:style-name="ce32" table:formula="of:=ROUND(([.J32]+[.K32])*(1-[.F32]);2)" office:value-type="float" office:value="51.9" calcext:value-type="float">
            <text:p>51.90</text:p>
          </table:table-cell>
          <table:table-cell table:number-columns-repeated="52"/>
        </table:table-row>
        <table:table-row table:style-name="ro1">
          <table:table-cell table:style-name="ce27" table:formula="of:=[.A32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2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33];[$'Rate data'.$A$24:$'Rate data'.$A$34];0)+IF([.B33]=&quot;Express&quot;;16;0)" office:value-type="float" office:value="20" calcext:value-type="float">
            <text:p>20</text:p>
          </table:table-cell>
          <table:table-cell table:style-name="ce27" table:formula="of:=MATCH([.A33];[$'Rate data'.$B$23:$'Rate data'.$K$23];0)" office:value-type="float" office:value="4" calcext:value-type="float">
            <text:p>4</text:p>
          </table:table-cell>
          <table:table-cell table:style-name="ce32" table:formula="of:=IF([.E33]=&quot;Yes&quot;;([.D33]*[$'Rate data'.$C$8]-100)/100*IF([.A3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3];[.I33])" office:value-type="float" office:value="64.8" calcext:value-type="float">
            <text:p>64.80</text:p>
          </table:table-cell>
          <table:table-cell table:style-name="ce32" table:formula="of:=ROUND(([.J33]+[.K33])*(1-[.F33]);2)" office:value-type="float" office:value="64.8" calcext:value-type="float">
            <text:p>64.8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34];[$'Rate data'.$A$24:$'Rate data'.$A$34];0)+IF([.B34]=&quot;Express&quot;;16;0)" office:value-type="float" office:value="1" calcext:value-type="float">
            <text:p>1</text:p>
          </table:table-cell>
          <table:table-cell table:style-name="ce27" table:formula="of:=MATCH([.A34];[$'Rate data'.$B$23:$'Rate data'.$K$23];0)" office:value-type="float" office:value="5" calcext:value-type="float">
            <text:p>5</text:p>
          </table:table-cell>
          <table:table-cell table:style-name="ce32" table:formula="of:=IF([.E34]=&quot;Yes&quot;;([.D34]*[$'Rate data'.$C$8]-100)/100*IF([.A3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4];[.I34])" office:value-type="float" office:value="26.4" calcext:value-type="float">
            <text:p>26.40</text:p>
          </table:table-cell>
          <table:table-cell table:style-name="ce32" table:formula="of:=ROUND(([.J34]+[.K34])*(1-[.F34]);2)" office:value-type="float" office:value="26.4" calcext:value-type="float">
            <text:p>26.40</text:p>
          </table:table-cell>
          <table:table-cell table:number-columns-repeated="52"/>
        </table:table-row>
        <table:table-row table:style-name="ro1">
          <table:table-cell table:style-name="ce27" table:formula="of:=[.A34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34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35];[$'Rate data'.$A$24:$'Rate data'.$A$34];0)+IF([.B35]=&quot;Express&quot;;16;0)" office:value-type="float" office:value="2" calcext:value-type="float">
            <text:p>2</text:p>
          </table:table-cell>
          <table:table-cell table:style-name="ce27" table:formula="of:=MATCH([.A35];[$'Rate data'.$B$23:$'Rate data'.$K$23];0)" office:value-type="float" office:value="5" calcext:value-type="float">
            <text:p>5</text:p>
          </table:table-cell>
          <table:table-cell table:style-name="ce32" table:formula="of:=IF([.E35]=&quot;Yes&quot;;([.D35]*[$'Rate data'.$C$8]-100)/100*IF([.A3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5];[.I35])" office:value-type="float" office:value="29.4" calcext:value-type="float">
            <text:p>29.40</text:p>
          </table:table-cell>
          <table:table-cell table:style-name="ce32" table:formula="of:=ROUND(([.J35]+[.K35])*(1-[.F35]);2)" office:value-type="float" office:value="29.4" calcext:value-type="float">
            <text:p>29.40</text:p>
          </table:table-cell>
          <table:table-cell table:number-columns-repeated="52"/>
        </table:table-row>
        <table:table-row table:style-name="ro1">
          <table:table-cell table:style-name="ce27" table:formula="of:=[.A35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35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36];[$'Rate data'.$A$24:$'Rate data'.$A$34];0)+IF([.B36]=&quot;Express&quot;;16;0)" office:value-type="float" office:value="3" calcext:value-type="float">
            <text:p>3</text:p>
          </table:table-cell>
          <table:table-cell table:style-name="ce27" table:formula="of:=MATCH([.A36];[$'Rate data'.$B$23:$'Rate data'.$K$23];0)" office:value-type="float" office:value="5" calcext:value-type="float">
            <text:p>5</text:p>
          </table:table-cell>
          <table:table-cell table:style-name="ce32" table:formula="of:=IF([.E36]=&quot;Yes&quot;;([.D36]*[$'Rate data'.$C$8]-100)/100*IF([.A3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6];[.I36])" office:value-type="float" office:value="42.3" calcext:value-type="float">
            <text:p>42.30</text:p>
          </table:table-cell>
          <table:table-cell table:style-name="ce32" table:formula="of:=ROUND(([.J36]+[.K36])*(1-[.F36]);2)" office:value-type="float" office:value="42.3" calcext:value-type="float">
            <text:p>42.30</text:p>
          </table:table-cell>
          <table:table-cell table:number-columns-repeated="52"/>
        </table:table-row>
        <table:table-row table:style-name="ro1">
          <table:table-cell table:style-name="ce27" table:formula="of:=[.A36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36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37];[$'Rate data'.$A$24:$'Rate data'.$A$34];0)+IF([.B37]=&quot;Express&quot;;16;0)" office:value-type="float" office:value="4" calcext:value-type="float">
            <text:p>4</text:p>
          </table:table-cell>
          <table:table-cell table:style-name="ce27" table:formula="of:=MATCH([.A37];[$'Rate data'.$B$23:$'Rate data'.$K$23];0)" office:value-type="float" office:value="5" calcext:value-type="float">
            <text:p>5</text:p>
          </table:table-cell>
          <table:table-cell table:style-name="ce32" table:formula="of:=IF([.E37]=&quot;Yes&quot;;([.D37]*[$'Rate data'.$C$8]-100)/100*IF([.A3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7];[.I37])" office:value-type="float" office:value="55.2" calcext:value-type="float">
            <text:p>55.20</text:p>
          </table:table-cell>
          <table:table-cell table:style-name="ce32" table:formula="of:=ROUND(([.J37]+[.K37])*(1-[.F37]);2)" office:value-type="float" office:value="55.2" calcext:value-type="float">
            <text:p>55.20</text:p>
          </table:table-cell>
          <table:table-cell table:number-columns-repeated="52"/>
        </table:table-row>
        <table:table-row table:style-name="ro1">
          <table:table-cell table:style-name="ce27" table:formula="of:=[.A36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38];[$'Rate data'.$A$24:$'Rate data'.$A$34];0)+IF([.B38]=&quot;Express&quot;;16;0)" office:value-type="float" office:value="17" calcext:value-type="float">
            <text:p>17</text:p>
          </table:table-cell>
          <table:table-cell table:style-name="ce27" table:formula="of:=MATCH([.A38];[$'Rate data'.$B$23:$'Rate data'.$K$23];0)" office:value-type="float" office:value="5" calcext:value-type="float">
            <text:p>5</text:p>
          </table:table-cell>
          <table:table-cell table:style-name="ce32" table:formula="of:=IF([.E38]=&quot;Yes&quot;;([.D38]*[$'Rate data'.$C$8]-100)/100*IF([.A3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8];[.I38])" office:value-type="float" office:value="41.4" calcext:value-type="float">
            <text:p>41.40</text:p>
          </table:table-cell>
          <table:table-cell table:style-name="ce32" table:formula="of:=ROUND(([.J38]+[.K38])*(1-[.F38]);2)" office:value-type="float" office:value="41.4" calcext:value-type="float">
            <text:p>41.40</text:p>
          </table:table-cell>
          <table:table-cell table:number-columns-repeated="52"/>
        </table:table-row>
        <table:table-row table:style-name="ro1">
          <table:table-cell table:style-name="ce27" table:formula="of:=[.A38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8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39];[$'Rate data'.$A$24:$'Rate data'.$A$34];0)+IF([.B39]=&quot;Express&quot;;16;0)" office:value-type="float" office:value="18" calcext:value-type="float">
            <text:p>18</text:p>
          </table:table-cell>
          <table:table-cell table:style-name="ce27" table:formula="of:=MATCH([.A39];[$'Rate data'.$B$23:$'Rate data'.$K$23];0)" office:value-type="float" office:value="5" calcext:value-type="float">
            <text:p>5</text:p>
          </table:table-cell>
          <table:table-cell table:style-name="ce32" table:formula="of:=IF([.E39]=&quot;Yes&quot;;([.D39]*[$'Rate data'.$C$8]-100)/100*IF([.A3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9];[.I39])" office:value-type="float" office:value="44.4" calcext:value-type="float">
            <text:p>44.40</text:p>
          </table:table-cell>
          <table:table-cell table:style-name="ce32" table:formula="of:=ROUND(([.J39]+[.K39])*(1-[.F39]);2)" office:value-type="float" office:value="44.4" calcext:value-type="float">
            <text:p>44.40</text:p>
          </table:table-cell>
          <table:table-cell table:number-columns-repeated="52"/>
        </table:table-row>
        <table:table-row table:style-name="ro1">
          <table:table-cell table:style-name="ce27" table:formula="of:=[.A39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9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40];[$'Rate data'.$A$24:$'Rate data'.$A$34];0)+IF([.B40]=&quot;Express&quot;;16;0)" office:value-type="float" office:value="19" calcext:value-type="float">
            <text:p>19</text:p>
          </table:table-cell>
          <table:table-cell table:style-name="ce27" table:formula="of:=MATCH([.A40];[$'Rate data'.$B$23:$'Rate data'.$K$23];0)" office:value-type="float" office:value="5" calcext:value-type="float">
            <text:p>5</text:p>
          </table:table-cell>
          <table:table-cell table:style-name="ce32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0];[.I40])" office:value-type="float" office:value="57.3" calcext:value-type="float">
            <text:p>57.30</text:p>
          </table:table-cell>
          <table:table-cell table:style-name="ce32" table:formula="of:=ROUND(([.J40]+[.K40])*(1-[.F40]);2)" office:value-type="float" office:value="57.3" calcext:value-type="float">
            <text:p>57.30</text:p>
          </table:table-cell>
          <table:table-cell table:number-columns-repeated="52"/>
        </table:table-row>
        <table:table-row table:style-name="ro1">
          <table:table-cell table:style-name="ce27" table:formula="of:=[.A40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0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41];[$'Rate data'.$A$24:$'Rate data'.$A$34];0)+IF([.B41]=&quot;Express&quot;;16;0)" office:value-type="float" office:value="20" calcext:value-type="float">
            <text:p>20</text:p>
          </table:table-cell>
          <table:table-cell table:style-name="ce27" table:formula="of:=MATCH([.A41];[$'Rate data'.$B$23:$'Rate data'.$K$23];0)" office:value-type="float" office:value="5" calcext:value-type="float">
            <text:p>5</text:p>
          </table:table-cell>
          <table:table-cell table:style-name="ce32" table:formula="of:=IF([.E41]=&quot;Yes&quot;;([.D41]*[$'Rate data'.$C$8]-100)/100*IF([.A4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1];[.I41])" office:value-type="float" office:value="70.2" calcext:value-type="float">
            <text:p>70.20</text:p>
          </table:table-cell>
          <table:table-cell table:style-name="ce32" table:formula="of:=ROUND(([.J41]+[.K41])*(1-[.F41]);2)" office:value-type="float" office:value="70.2" calcext:value-type="float">
            <text:p>70.2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42];[$'Rate data'.$A$24:$'Rate data'.$A$34];0)+IF([.B42]=&quot;Express&quot;;16;0)" office:value-type="float" office:value="1" calcext:value-type="float">
            <text:p>1</text:p>
          </table:table-cell>
          <table:table-cell table:style-name="ce27" table:formula="of:=MATCH([.A42];[$'Rate data'.$B$23:$'Rate data'.$K$23];0)" office:value-type="float" office:value="6" calcext:value-type="float">
            <text:p>6</text:p>
          </table:table-cell>
          <table:table-cell table:style-name="ce32" table:formula="of:=IF([.E42]=&quot;Yes&quot;;([.D42]*[$'Rate data'.$C$8]-100)/100*IF([.A4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2];[.I42])" office:value-type="float" office:value="31.8" calcext:value-type="float">
            <text:p>31.80</text:p>
          </table:table-cell>
          <table:table-cell table:style-name="ce32" table:formula="of:=ROUND(([.J42]+[.K42])*(1-[.F42]);2)" office:value-type="float" office:value="31.8" calcext:value-type="float">
            <text:p>31.80</text:p>
          </table:table-cell>
          <table:table-cell table:number-columns-repeated="52"/>
        </table:table-row>
        <table:table-row table:style-name="ro1">
          <table:table-cell table:style-name="ce27" table:formula="of:=[.A42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2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43];[$'Rate data'.$A$24:$'Rate data'.$A$34];0)+IF([.B43]=&quot;Express&quot;;16;0)" office:value-type="float" office:value="2" calcext:value-type="float">
            <text:p>2</text:p>
          </table:table-cell>
          <table:table-cell table:style-name="ce27" table:formula="of:=MATCH([.A43];[$'Rate data'.$B$23:$'Rate data'.$K$23];0)" office:value-type="float" office:value="6" calcext:value-type="float">
            <text:p>6</text:p>
          </table:table-cell>
          <table:table-cell table:style-name="ce32" table:formula="of:=IF([.E43]=&quot;Yes&quot;;([.D43]*[$'Rate data'.$C$8]-100)/100*IF([.A4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3];[.I43])" office:value-type="float" office:value="34.8" calcext:value-type="float">
            <text:p>34.80</text:p>
          </table:table-cell>
          <table:table-cell table:style-name="ce32" table:formula="of:=ROUND(([.J43]+[.K43])*(1-[.F43]);2)" office:value-type="float" office:value="34.8" calcext:value-type="float">
            <text:p>34.80</text:p>
          </table:table-cell>
          <table:table-cell table:number-columns-repeated="52"/>
        </table:table-row>
        <table:table-row table:style-name="ro1">
          <table:table-cell table:style-name="ce27" table:formula="of:=[.A43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44];[$'Rate data'.$A$24:$'Rate data'.$A$34];0)+IF([.B44]=&quot;Express&quot;;16;0)" office:value-type="float" office:value="3" calcext:value-type="float">
            <text:p>3</text:p>
          </table:table-cell>
          <table:table-cell table:style-name="ce27" table:formula="of:=MATCH([.A44];[$'Rate data'.$B$23:$'Rate data'.$K$23];0)" office:value-type="float" office:value="6" calcext:value-type="float">
            <text:p>6</text:p>
          </table:table-cell>
          <table:table-cell table:style-name="ce32" table:formula="of:=IF([.E44]=&quot;Yes&quot;;([.D44]*[$'Rate data'.$C$8]-100)/100*IF([.A4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4];[.I44])" office:value-type="float" office:value="51.35" calcext:value-type="float">
            <text:p>51.35</text:p>
          </table:table-cell>
          <table:table-cell table:style-name="ce32" table:formula="of:=ROUND(([.J44]+[.K44])*(1-[.F44]);2)" office:value-type="float" office:value="51.35" calcext:value-type="float">
            <text:p>51.35</text:p>
          </table:table-cell>
          <table:table-cell table:number-columns-repeated="52"/>
        </table:table-row>
        <table:table-row table:style-name="ro1">
          <table:table-cell table:style-name="ce27" table:formula="of:=[.A44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4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45];[$'Rate data'.$A$24:$'Rate data'.$A$34];0)+IF([.B45]=&quot;Express&quot;;16;0)" office:value-type="float" office:value="4" calcext:value-type="float">
            <text:p>4</text:p>
          </table:table-cell>
          <table:table-cell table:style-name="ce27" table:formula="of:=MATCH([.A45];[$'Rate data'.$B$23:$'Rate data'.$K$23];0)" office:value-type="float" office:value="6" calcext:value-type="float">
            <text:p>6</text:p>
          </table:table-cell>
          <table:table-cell table:style-name="ce32" table:formula="of:=IF([.E45]=&quot;Yes&quot;;([.D45]*[$'Rate data'.$C$8]-100)/100*IF([.A4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5];[.I45])" office:value-type="float" office:value="67.9" calcext:value-type="float">
            <text:p>67.90</text:p>
          </table:table-cell>
          <table:table-cell table:style-name="ce32" table:formula="of:=ROUND(([.J45]+[.K45])*(1-[.F45]);2)" office:value-type="float" office:value="67.9" calcext:value-type="float">
            <text:p>67.90</text:p>
          </table:table-cell>
          <table:table-cell table:number-columns-repeated="52"/>
        </table:table-row>
        <table:table-row table:style-name="ro1">
          <table:table-cell table:style-name="ce27" table:formula="of:=[.A44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46];[$'Rate data'.$A$24:$'Rate data'.$A$34];0)+IF([.B46]=&quot;Express&quot;;16;0)" office:value-type="float" office:value="17" calcext:value-type="float">
            <text:p>17</text:p>
          </table:table-cell>
          <table:table-cell table:style-name="ce27" table:formula="of:=MATCH([.A46];[$'Rate data'.$B$23:$'Rate data'.$K$23];0)" office:value-type="float" office:value="6" calcext:value-type="float">
            <text:p>6</text:p>
          </table:table-cell>
          <table:table-cell table:style-name="ce32" table:formula="of:=IF([.E46]=&quot;Yes&quot;;([.D46]*[$'Rate data'.$C$8]-100)/100*IF([.A4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6];[.I46])" office:value-type="float" office:value="46.8" calcext:value-type="float">
            <text:p>46.80</text:p>
          </table:table-cell>
          <table:table-cell table:style-name="ce32" table:formula="of:=ROUND(([.J46]+[.K46])*(1-[.F46]);2)" office:value-type="float" office:value="46.8" calcext:value-type="float">
            <text:p>46.80</text:p>
          </table:table-cell>
          <table:table-cell table:number-columns-repeated="52"/>
        </table:table-row>
        <table:table-row table:style-name="ro1">
          <table:table-cell table:style-name="ce27" table:formula="of:=[.A46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6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47];[$'Rate data'.$A$24:$'Rate data'.$A$34];0)+IF([.B47]=&quot;Express&quot;;16;0)" office:value-type="float" office:value="18" calcext:value-type="float">
            <text:p>18</text:p>
          </table:table-cell>
          <table:table-cell table:style-name="ce27" table:formula="of:=MATCH([.A47];[$'Rate data'.$B$23:$'Rate data'.$K$23];0)" office:value-type="float" office:value="6" calcext:value-type="float">
            <text:p>6</text:p>
          </table:table-cell>
          <table:table-cell table:style-name="ce32" table:formula="of:=IF([.E47]=&quot;Yes&quot;;([.D47]*[$'Rate data'.$C$8]-100)/100*IF([.A4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7];[.I47])" office:value-type="float" office:value="49.8" calcext:value-type="float">
            <text:p>49.80</text:p>
          </table:table-cell>
          <table:table-cell table:style-name="ce32" table:formula="of:=ROUND(([.J47]+[.K47])*(1-[.F47]);2)" office:value-type="float" office:value="49.8" calcext:value-type="float">
            <text:p>49.80</text:p>
          </table:table-cell>
          <table:table-cell table:number-columns-repeated="52"/>
        </table:table-row>
        <table:table-row table:style-name="ro1">
          <table:table-cell table:style-name="ce27" table:formula="of:=[.A47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7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48];[$'Rate data'.$A$24:$'Rate data'.$A$34];0)+IF([.B48]=&quot;Express&quot;;16;0)" office:value-type="float" office:value="19" calcext:value-type="float">
            <text:p>19</text:p>
          </table:table-cell>
          <table:table-cell table:style-name="ce27" table:formula="of:=MATCH([.A48];[$'Rate data'.$B$23:$'Rate data'.$K$23];0)" office:value-type="float" office:value="6" calcext:value-type="float">
            <text:p>6</text:p>
          </table:table-cell>
          <table:table-cell table:style-name="ce32" table:formula="of:=IF([.E48]=&quot;Yes&quot;;([.D48]*[$'Rate data'.$C$8]-100)/100*IF([.A4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8];[.I48])" office:value-type="float" office:value="66.35" calcext:value-type="float">
            <text:p>66.35</text:p>
          </table:table-cell>
          <table:table-cell table:style-name="ce32" table:formula="of:=ROUND(([.J48]+[.K48])*(1-[.F48]);2)" office:value-type="float" office:value="66.35" calcext:value-type="float">
            <text:p>66.35</text:p>
          </table:table-cell>
          <table:table-cell table:number-columns-repeated="52"/>
        </table:table-row>
        <table:table-row table:style-name="ro1">
          <table:table-cell table:style-name="ce27" table:formula="of:=[.A48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8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49];[$'Rate data'.$A$24:$'Rate data'.$A$34];0)+IF([.B49]=&quot;Express&quot;;16;0)" office:value-type="float" office:value="20" calcext:value-type="float">
            <text:p>20</text:p>
          </table:table-cell>
          <table:table-cell table:style-name="ce27" table:formula="of:=MATCH([.A49];[$'Rate data'.$B$23:$'Rate data'.$K$23];0)" office:value-type="float" office:value="6" calcext:value-type="float">
            <text:p>6</text:p>
          </table:table-cell>
          <table:table-cell table:style-name="ce32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9];[.I49])" office:value-type="float" office:value="82.9" calcext:value-type="float">
            <text:p>82.90</text:p>
          </table:table-cell>
          <table:table-cell table:style-name="ce32" table:formula="of:=ROUND(([.J49]+[.K49])*(1-[.F49]);2)" office:value-type="float" office:value="82.9" calcext:value-type="float">
            <text:p>82.90</text:p>
          </table:table-cell>
          <table:table-cell table:number-columns-repeated="52"/>
        </table:table-row>
        <table:table-row table:style-name="ro1" table:number-rows-repeated="23">
          <table:table-cell table:style-name="ce27" table:number-columns-repeated="5"/>
          <table:table-cell table:style-name="ce36"/>
          <table:table-cell/>
          <table:table-cell table:style-name="ce27" table:number-columns-repeated="2"/>
          <table:table-cell table:style-name="ce32" table:number-columns-repeated="3"/>
          <table:table-cell table:number-columns-repeated="52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1" table:style-name="ta7">
        <office:forms form:automatic-focus="false" form:apply-design-mode="false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2" table:default-cell-style-name="ce38"/>
        <table:table-column table:style-name="co1" table:number-columns-repeated="59" table:default-cell-style-name="Default"/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greaterThanKg</text:p>
          </table:table-cell>
          <table:table-cell table:style-name="ce28" office:value-type="string" calcext:value-type="string">
            <text:p>lessThanKg</text:p>
          </table:table-cell>
          <table:table-cell table:style-name="ce37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1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4]" office:value-type="string" office:string-value="Parcel Post" calcext:value-type="string">
            <text:p>Parcel Post</text:p>
          </table:table-cell>
          <table:table-cell table:formula="of:=IF([$'Rate definitions 1'.C4]=0;0;[$'Rate definitions 1'.C4]+0.001)" office:value-type="float" office:value="0" calcext:value-type="float">
            <text:p>0</text:p>
          </table:table-cell>
          <table:table-cell table:formula="of:=[$'Rate definitions 1'.D4]+0.001" office:value-type="float" office:value="0.501" calcext:value-type="float">
            <text:p>0.501</text:p>
          </table:table-cell>
          <table:table-cell table:formula="of:=[$'Rate definitions 1'.L4]" office:value-type="float" office:value="9.3" calcext:value-type="float">
            <text:p>9.30</text:p>
          </table:table-cell>
          <table:table-cell table:number-columns-repeated="59"/>
        </table:table-row>
        <table:table-row table:style-name="ro1">
          <table:table-cell table:formula="of:=VLOOKUP([$'Rate definitions 1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5]" office:value-type="string" office:string-value="Parcel Post (1kg)" calcext:value-type="string">
            <text:p>Parcel Post (1kg)</text:p>
          </table:table-cell>
          <table:table-cell table:formula="of:=IF([$'Rate definitions 1'.C5]=0;0;[$'Rate definitions 1'.C5]+0.001)" office:value-type="float" office:value="0.501" calcext:value-type="float">
            <text:p>0.501</text:p>
          </table:table-cell>
          <table:table-cell table:formula="of:=[$'Rate definitions 1'.D5]+0.001" office:value-type="float" office:value="1.001" calcext:value-type="float">
            <text:p>1.001</text:p>
          </table:table-cell>
          <table:table-cell table:formula="of:=[$'Rate definitions 1'.L5]" office:value-type="float" office:value="12.7" calcext:value-type="float">
            <text:p>12.70</text:p>
          </table:table-cell>
          <table:table-cell table:number-columns-repeated="59"/>
        </table:table-row>
        <table:table-row table:style-name="ro1">
          <table:table-cell table:formula="of:=VLOOKUP([$'Rate definitions 1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6]" office:value-type="string" office:string-value="Parcel Post (1.5kg)" calcext:value-type="string">
            <text:p>Parcel Post (1.5kg)</text:p>
          </table:table-cell>
          <table:table-cell table:formula="of:=IF([$'Rate definitions 1'.C6]=0;0;[$'Rate definitions 1'.C6]+0.001)" office:value-type="float" office:value="1.001" calcext:value-type="float">
            <text:p>1.001</text:p>
          </table:table-cell>
          <table:table-cell table:formula="of:=[$'Rate definitions 1'.D6]+0.001" office:value-type="float" office:value="1.501" calcext:value-type="float">
            <text:p>1.501</text:p>
          </table:table-cell>
          <table:table-cell table:formula="of:=[$'Rate definitions 1'.L6]" office:value-type="float" office:value="15.95" calcext:value-type="float">
            <text:p>15.95</text:p>
          </table:table-cell>
          <table:table-cell table:number-columns-repeated="59"/>
        </table:table-row>
        <table:table-row table:style-name="ro1">
          <table:table-cell table:formula="of:=VLOOKUP([$'Rate definitions 1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7]" office:value-type="string" office:string-value="Express Post" calcext:value-type="string">
            <text:p>Express Post</text:p>
          </table:table-cell>
          <table:table-cell table:formula="of:=IF([$'Rate definitions 1'.C7]=0;0;[$'Rate definitions 1'.C7]+0.001)" office:value-type="float" office:value="0" calcext:value-type="float">
            <text:p>0</text:p>
          </table:table-cell>
          <table:table-cell table:formula="of:=[$'Rate definitions 1'.D7]+0.001" office:value-type="float" office:value="0.501" calcext:value-type="float">
            <text:p>0.501</text:p>
          </table:table-cell>
          <table:table-cell table:formula="of:=[$'Rate definitions 1'.L7]" office:value-type="float" office:value="12.3" calcext:value-type="float">
            <text:p>12.30</text:p>
          </table:table-cell>
          <table:table-cell table:number-columns-repeated="59"/>
        </table:table-row>
        <table:table-row table:style-name="ro1">
          <table:table-cell table:formula="of:=VLOOKUP([$'Rate definitions 1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8]" office:value-type="string" office:string-value="Express Post (1kg)" calcext:value-type="string">
            <text:p>Express Post (1kg)</text:p>
          </table:table-cell>
          <table:table-cell table:formula="of:=IF([$'Rate definitions 1'.C8]=0;0;[$'Rate definitions 1'.C8]+0.001)" office:value-type="float" office:value="0.501" calcext:value-type="float">
            <text:p>0.501</text:p>
          </table:table-cell>
          <table:table-cell table:formula="of:=[$'Rate definitions 1'.D8]+0.001" office:value-type="float" office:value="1.001" calcext:value-type="float">
            <text:p>1.001</text:p>
          </table:table-cell>
          <table:table-cell table:formula="of:=[$'Rate definitions 1'.L8]" office:value-type="float" office:value="16.2" calcext:value-type="float">
            <text:p>16.20</text:p>
          </table:table-cell>
          <table:table-cell table:number-columns-repeated="59"/>
        </table:table-row>
        <table:table-row table:style-name="ro1">
          <table:table-cell table:formula="of:=VLOOKUP([$'Rate definitions 1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9]" office:value-type="string" office:string-value="Express Post (1.5kg)" calcext:value-type="string">
            <text:p>Express Post (1.5kg)</text:p>
          </table:table-cell>
          <table:table-cell table:formula="of:=IF([$'Rate definitions 1'.C9]=0;0;[$'Rate definitions 1'.C9]+0.001)" office:value-type="float" office:value="1.001" calcext:value-type="float">
            <text:p>1.001</text:p>
          </table:table-cell>
          <table:table-cell table:formula="of:=[$'Rate definitions 1'.D9]+0.001" office:value-type="float" office:value="1.501" calcext:value-type="float">
            <text:p>1.501</text:p>
          </table:table-cell>
          <table:table-cell table:formula="of:=[$'Rate definitions 1'.L9]" office:value-type="float" office:value="19.95" calcext:value-type="float">
            <text:p>19.95</text:p>
          </table:table-cell>
          <table:table-cell table:number-columns-repeated="59"/>
        </table:table-row>
        <table:table-row table:style-name="ro1">
          <table:table-cell table:formula="of:=VLOOKUP([$'Rate definitions 1'.A1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0]" office:value-type="string" office:string-value="International Standard" calcext:value-type="string">
            <text:p>International Standard</text:p>
          </table:table-cell>
          <table:table-cell table:formula="of:=IF([$'Rate definitions 1'.C10]=0;0;[$'Rate definitions 1'.C10]+0.001)" office:value-type="float" office:value="0" calcext:value-type="float">
            <text:p>0</text:p>
          </table:table-cell>
          <table:table-cell table:formula="of:=[$'Rate definitions 1'.D10]+0.001" office:value-type="float" office:value="0.251" calcext:value-type="float">
            <text:p>0.251</text:p>
          </table:table-cell>
          <table:table-cell table:formula="of:=[$'Rate definitions 1'.L10]" office:value-type="float" office:value="15.2" calcext:value-type="float">
            <text:p>15.20</text:p>
          </table:table-cell>
          <table:table-cell table:number-columns-repeated="59"/>
        </table:table-row>
        <table:table-row table:style-name="ro1">
          <table:table-cell table:formula="of:=VLOOKUP([$'Rate definitions 1'.A1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1]" office:value-type="string" office:string-value="International Standard (500g)" calcext:value-type="string">
            <text:p>International Standard (500g)</text:p>
          </table:table-cell>
          <table:table-cell table:formula="of:=IF([$'Rate definitions 1'.C11]=0;0;[$'Rate definitions 1'.C11]+0.001)" office:value-type="float" office:value="0.251" calcext:value-type="float">
            <text:p>0.251</text:p>
          </table:table-cell>
          <table:table-cell table:formula="of:=[$'Rate definitions 1'.D11]+0.001" office:value-type="float" office:value="0.501" calcext:value-type="float">
            <text:p>0.501</text:p>
          </table:table-cell>
          <table:table-cell table:formula="of:=[$'Rate definitions 1'.L11]" office:value-type="float" office:value="18.2" calcext:value-type="float">
            <text:p>18.20</text:p>
          </table:table-cell>
          <table:table-cell table:number-columns-repeated="59"/>
        </table:table-row>
        <table:table-row table:style-name="ro1">
          <table:table-cell table:formula="of:=VLOOKUP([$'Rate definitions 1'.A12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2]" office:value-type="string" office:string-value="International Standard (1kg)" calcext:value-type="string">
            <text:p>International Standard (1kg)</text:p>
          </table:table-cell>
          <table:table-cell table:formula="of:=IF([$'Rate definitions 1'.C12]=0;0;[$'Rate definitions 1'.C12]+0.001)" office:value-type="float" office:value="0.501" calcext:value-type="float">
            <text:p>0.501</text:p>
          </table:table-cell>
          <table:table-cell table:formula="of:=[$'Rate definitions 1'.D12]+0.001" office:value-type="float" office:value="1.001" calcext:value-type="float">
            <text:p>1.001</text:p>
          </table:table-cell>
          <table:table-cell table:formula="of:=[$'Rate definitions 1'.L12]" office:value-type="float" office:value="24" calcext:value-type="float">
            <text:p>24.00</text:p>
          </table:table-cell>
          <table:table-cell table:number-columns-repeated="59"/>
        </table:table-row>
        <table:table-row table:style-name="ro1">
          <table:table-cell table:formula="of:=VLOOKUP([$'Rate definitions 1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3]" office:value-type="string" office:string-value="International Standard (1.5kg)" calcext:value-type="string">
            <text:p>International Standard (1.5kg)</text:p>
          </table:table-cell>
          <table:table-cell table:formula="of:=IF([$'Rate definitions 1'.C13]=0;0;[$'Rate definitions 1'.C13]+0.001)" office:value-type="float" office:value="1.001" calcext:value-type="float">
            <text:p>1.001</text:p>
          </table:table-cell>
          <table:table-cell table:formula="of:=[$'Rate definitions 1'.D13]+0.001" office:value-type="float" office:value="1.501" calcext:value-type="float">
            <text:p>1.501</text:p>
          </table:table-cell>
          <table:table-cell table:formula="of:=[$'Rate definitions 1'.L13]" office:value-type="float" office:value="29.8" calcext:value-type="float">
            <text:p>29.80</text:p>
          </table:table-cell>
          <table:table-cell table:number-columns-repeated="59"/>
        </table:table-row>
        <table:table-row table:style-name="ro1">
          <table:table-cell table:formula="of:=VLOOKUP([$'Rate definitions 1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4]" office:value-type="string" office:string-value="International Express" calcext:value-type="string">
            <text:p>International Express</text:p>
          </table:table-cell>
          <table:table-cell table:formula="of:=IF([$'Rate definitions 1'.C14]=0;0;[$'Rate definitions 1'.C14]+0.001)" office:value-type="float" office:value="0" calcext:value-type="float">
            <text:p>0</text:p>
          </table:table-cell>
          <table:table-cell table:formula="of:=[$'Rate definitions 1'.D14]+0.001" office:value-type="float" office:value="0.251" calcext:value-type="float">
            <text:p>0.251</text:p>
          </table:table-cell>
          <table:table-cell table:formula="of:=[$'Rate definitions 1'.L14]" office:value-type="float" office:value="30.2" calcext:value-type="float">
            <text:p>30.20</text:p>
          </table:table-cell>
          <table:table-cell table:number-columns-repeated="59"/>
        </table:table-row>
        <table:table-row table:style-name="ro1">
          <table:table-cell table:formula="of:=VLOOKUP([$'Rate definitions 1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5]" office:value-type="string" office:string-value="International Express (500g)" calcext:value-type="string">
            <text:p>International Express (500g)</text:p>
          </table:table-cell>
          <table:table-cell table:formula="of:=IF([$'Rate definitions 1'.C15]=0;0;[$'Rate definitions 1'.C15]+0.001)" office:value-type="float" office:value="0.251" calcext:value-type="float">
            <text:p>0.251</text:p>
          </table:table-cell>
          <table:table-cell table:formula="of:=[$'Rate definitions 1'.D15]+0.001" office:value-type="float" office:value="0.501" calcext:value-type="float">
            <text:p>0.501</text:p>
          </table:table-cell>
          <table:table-cell table:formula="of:=[$'Rate definitions 1'.L15]" office:value-type="float" office:value="33.2" calcext:value-type="float">
            <text:p>33.20</text:p>
          </table:table-cell>
          <table:table-cell table:number-columns-repeated="59"/>
        </table:table-row>
        <table:table-row table:style-name="ro1">
          <table:table-cell table:formula="of:=VLOOKUP([$'Rate definitions 1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6]" office:value-type="string" office:string-value="International Express (1kg)" calcext:value-type="string">
            <text:p>International Express (1kg)</text:p>
          </table:table-cell>
          <table:table-cell table:formula="of:=IF([$'Rate definitions 1'.C16]=0;0;[$'Rate definitions 1'.C16]+0.001)" office:value-type="float" office:value="0.501" calcext:value-type="float">
            <text:p>0.501</text:p>
          </table:table-cell>
          <table:table-cell table:formula="of:=[$'Rate definitions 1'.D16]+0.001" office:value-type="float" office:value="1.001" calcext:value-type="float">
            <text:p>1.001</text:p>
          </table:table-cell>
          <table:table-cell table:formula="of:=[$'Rate definitions 1'.L16]" office:value-type="float" office:value="39" calcext:value-type="float">
            <text:p>39.00</text:p>
          </table:table-cell>
          <table:table-cell table:number-columns-repeated="59"/>
        </table:table-row>
        <table:table-row table:style-name="ro1">
          <table:table-cell table:formula="of:=VLOOKUP([$'Rate definitions 1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7]" office:value-type="string" office:string-value="International Express (1.5kg)" calcext:value-type="string">
            <text:p>International Express (1.5kg)</text:p>
          </table:table-cell>
          <table:table-cell table:formula="of:=IF([$'Rate definitions 1'.C17]=0;0;[$'Rate definitions 1'.C17]+0.001)" office:value-type="float" office:value="1.001" calcext:value-type="float">
            <text:p>1.001</text:p>
          </table:table-cell>
          <table:table-cell table:formula="of:=[$'Rate definitions 1'.D17]+0.001" office:value-type="float" office:value="1.501" calcext:value-type="float">
            <text:p>1.501</text:p>
          </table:table-cell>
          <table:table-cell table:formula="of:=[$'Rate definitions 1'.L17]" office:value-type="float" office:value="44.8" calcext:value-type="float">
            <text:p>44.80</text:p>
          </table:table-cell>
          <table:table-cell table:number-columns-repeated="59"/>
        </table:table-row>
        <table:table-row table:style-name="ro1">
          <table:table-cell table:formula="of:=VLOOKUP([$'Rate definitions 1'.A1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8]" office:value-type="string" office:string-value="International Standard" calcext:value-type="string">
            <text:p>International Standard</text:p>
          </table:table-cell>
          <table:table-cell table:formula="of:=IF([$'Rate definitions 1'.C18]=0;0;[$'Rate definitions 1'.C18]+0.001)" office:value-type="float" office:value="0" calcext:value-type="float">
            <text:p>0</text:p>
          </table:table-cell>
          <table:table-cell table:formula="of:=[$'Rate definitions 1'.D18]+0.001" office:value-type="float" office:value="0.251" calcext:value-type="float">
            <text:p>0.251</text:p>
          </table:table-cell>
          <table:table-cell table:formula="of:=[$'Rate definitions 1'.L18]" office:value-type="float" office:value="18.9" calcext:value-type="float">
            <text:p>18.90</text:p>
          </table:table-cell>
          <table:table-cell table:number-columns-repeated="59"/>
        </table:table-row>
        <table:table-row table:style-name="ro1">
          <table:table-cell table:formula="of:=VLOOKUP([$'Rate definitions 1'.A1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9]" office:value-type="string" office:string-value="International Standard (500g)" calcext:value-type="string">
            <text:p>International Standard (500g)</text:p>
          </table:table-cell>
          <table:table-cell table:formula="of:=IF([$'Rate definitions 1'.C19]=0;0;[$'Rate definitions 1'.C19]+0.001)" office:value-type="float" office:value="0.251" calcext:value-type="float">
            <text:p>0.251</text:p>
          </table:table-cell>
          <table:table-cell table:formula="of:=[$'Rate definitions 1'.D19]+0.001" office:value-type="float" office:value="0.501" calcext:value-type="float">
            <text:p>0.501</text:p>
          </table:table-cell>
          <table:table-cell table:formula="of:=[$'Rate definitions 1'.L19]" office:value-type="float" office:value="21.9" calcext:value-type="float">
            <text:p>21.90</text:p>
          </table:table-cell>
          <table:table-cell table:number-columns-repeated="59"/>
        </table:table-row>
        <table:table-row table:style-name="ro1">
          <table:table-cell table:formula="of:=VLOOKUP([$'Rate definitions 1'.A2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0]" office:value-type="string" office:string-value="International Standard (1kg)" calcext:value-type="string">
            <text:p>International Standard (1kg)</text:p>
          </table:table-cell>
          <table:table-cell table:formula="of:=IF([$'Rate definitions 1'.C20]=0;0;[$'Rate definitions 1'.C20]+0.001)" office:value-type="float" office:value="0.501" calcext:value-type="float">
            <text:p>0.501</text:p>
          </table:table-cell>
          <table:table-cell table:formula="of:=[$'Rate definitions 1'.D20]+0.001" office:value-type="float" office:value="1.001" calcext:value-type="float">
            <text:p>1.001</text:p>
          </table:table-cell>
          <table:table-cell table:formula="of:=[$'Rate definitions 1'.L20]" office:value-type="float" office:value="33.6" calcext:value-type="float">
            <text:p>33.60</text:p>
          </table:table-cell>
          <table:table-cell table:number-columns-repeated="59"/>
        </table:table-row>
        <table:table-row table:style-name="ro1">
          <table:table-cell table:formula="of:=VLOOKUP([$'Rate definitions 1'.A21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1]" office:value-type="string" office:string-value="International Standard (1.5kg)" calcext:value-type="string">
            <text:p>International Standard (1.5kg)</text:p>
          </table:table-cell>
          <table:table-cell table:formula="of:=IF([$'Rate definitions 1'.C21]=0;0;[$'Rate definitions 1'.C21]+0.001)" office:value-type="float" office:value="1.001" calcext:value-type="float">
            <text:p>1.001</text:p>
          </table:table-cell>
          <table:table-cell table:formula="of:=[$'Rate definitions 1'.D21]+0.001" office:value-type="float" office:value="1.501" calcext:value-type="float">
            <text:p>1.501</text:p>
          </table:table-cell>
          <table:table-cell table:formula="of:=[$'Rate definitions 1'.L21]" office:value-type="float" office:value="45.3" calcext:value-type="float">
            <text:p>45.30</text:p>
          </table:table-cell>
          <table:table-cell table:number-columns-repeated="59"/>
        </table:table-row>
        <table:table-row table:style-name="ro1">
          <table:table-cell table:formula="of:=VLOOKUP([$'Rate definitions 1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2]" office:value-type="string" office:string-value="International Express" calcext:value-type="string">
            <text:p>International Express</text:p>
          </table:table-cell>
          <table:table-cell table:formula="of:=IF([$'Rate definitions 1'.C22]=0;0;[$'Rate definitions 1'.C22]+0.001)" office:value-type="float" office:value="0" calcext:value-type="float">
            <text:p>0</text:p>
          </table:table-cell>
          <table:table-cell table:formula="of:=[$'Rate definitions 1'.D22]+0.001" office:value-type="float" office:value="0.251" calcext:value-type="float">
            <text:p>0.251</text:p>
          </table:table-cell>
          <table:table-cell table:formula="of:=[$'Rate definitions 1'.L22]" office:value-type="float" office:value="33.9" calcext:value-type="float">
            <text:p>33.90</text:p>
          </table:table-cell>
          <table:table-cell table:number-columns-repeated="59"/>
        </table:table-row>
        <table:table-row table:style-name="ro1">
          <table:table-cell table:formula="of:=VLOOKUP([$'Rate definitions 1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3]" office:value-type="string" office:string-value="International Express (500g)" calcext:value-type="string">
            <text:p>International Express (500g)</text:p>
          </table:table-cell>
          <table:table-cell table:formula="of:=IF([$'Rate definitions 1'.C23]=0;0;[$'Rate definitions 1'.C23]+0.001)" office:value-type="float" office:value="0.251" calcext:value-type="float">
            <text:p>0.251</text:p>
          </table:table-cell>
          <table:table-cell table:formula="of:=[$'Rate definitions 1'.D23]+0.001" office:value-type="float" office:value="0.501" calcext:value-type="float">
            <text:p>0.501</text:p>
          </table:table-cell>
          <table:table-cell table:formula="of:=[$'Rate definitions 1'.L23]" office:value-type="float" office:value="36.9" calcext:value-type="float">
            <text:p>36.90</text:p>
          </table:table-cell>
          <table:table-cell table:number-columns-repeated="59"/>
        </table:table-row>
        <table:table-row table:style-name="ro1">
          <table:table-cell table:formula="of:=VLOOKUP([$'Rate definitions 1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4]" office:value-type="string" office:string-value="International Express (1kg)" calcext:value-type="string">
            <text:p>International Express (1kg)</text:p>
          </table:table-cell>
          <table:table-cell table:formula="of:=IF([$'Rate definitions 1'.C24]=0;0;[$'Rate definitions 1'.C24]+0.001)" office:value-type="float" office:value="0.501" calcext:value-type="float">
            <text:p>0.501</text:p>
          </table:table-cell>
          <table:table-cell table:formula="of:=[$'Rate definitions 1'.D24]+0.001" office:value-type="float" office:value="1.001" calcext:value-type="float">
            <text:p>1.001</text:p>
          </table:table-cell>
          <table:table-cell table:formula="of:=[$'Rate definitions 1'.L24]" office:value-type="float" office:value="48.6" calcext:value-type="float">
            <text:p>48.60</text:p>
          </table:table-cell>
          <table:table-cell table:number-columns-repeated="59"/>
        </table:table-row>
        <table:table-row table:style-name="ro1">
          <table:table-cell table:formula="of:=VLOOKUP([$'Rate definitions 1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5]" office:value-type="string" office:string-value="International Express (1.5kg)" calcext:value-type="string">
            <text:p>International Express (1.5kg)</text:p>
          </table:table-cell>
          <table:table-cell table:formula="of:=IF([$'Rate definitions 1'.C25]=0;0;[$'Rate definitions 1'.C25]+0.001)" office:value-type="float" office:value="1.001" calcext:value-type="float">
            <text:p>1.001</text:p>
          </table:table-cell>
          <table:table-cell table:formula="of:=[$'Rate definitions 1'.D25]+0.001" office:value-type="float" office:value="1.501" calcext:value-type="float">
            <text:p>1.501</text:p>
          </table:table-cell>
          <table:table-cell table:formula="of:=[$'Rate definitions 1'.L25]" office:value-type="float" office:value="60.3" calcext:value-type="float">
            <text:p>60.30</text:p>
          </table:table-cell>
          <table:table-cell table:number-columns-repeated="59"/>
        </table:table-row>
        <table:table-row table:style-name="ro1">
          <table:table-cell table:formula="of:=VLOOKUP([$'Rate definitions 1'.A2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6]" office:value-type="string" office:string-value="International Standard" calcext:value-type="string">
            <text:p>International Standard</text:p>
          </table:table-cell>
          <table:table-cell table:formula="of:=IF([$'Rate definitions 1'.C26]=0;0;[$'Rate definitions 1'.C26]+0.001)" office:value-type="float" office:value="0" calcext:value-type="float">
            <text:p>0</text:p>
          </table:table-cell>
          <table:table-cell table:formula="of:=[$'Rate definitions 1'.D26]+0.001" office:value-type="float" office:value="0.251" calcext:value-type="float">
            <text:p>0.251</text:p>
          </table:table-cell>
          <table:table-cell table:formula="of:=[$'Rate definitions 1'.L26]" office:value-type="float" office:value="21" calcext:value-type="float">
            <text:p>21.00</text:p>
          </table:table-cell>
          <table:table-cell table:number-columns-repeated="59"/>
        </table:table-row>
        <table:table-row table:style-name="ro1">
          <table:table-cell table:formula="of:=VLOOKUP([$'Rate definitions 1'.A2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7]" office:value-type="string" office:string-value="International Standard (500g)" calcext:value-type="string">
            <text:p>International Standard (500g)</text:p>
          </table:table-cell>
          <table:table-cell table:formula="of:=IF([$'Rate definitions 1'.C27]=0;0;[$'Rate definitions 1'.C27]+0.001)" office:value-type="float" office:value="0.251" calcext:value-type="float">
            <text:p>0.251</text:p>
          </table:table-cell>
          <table:table-cell table:formula="of:=[$'Rate definitions 1'.D27]+0.001" office:value-type="float" office:value="0.501" calcext:value-type="float">
            <text:p>0.501</text:p>
          </table:table-cell>
          <table:table-cell table:formula="of:=[$'Rate definitions 1'.L27]" office:value-type="float" office:value="24" calcext:value-type="float">
            <text:p>24.00</text:p>
          </table:table-cell>
          <table:table-cell table:number-columns-repeated="59"/>
        </table:table-row>
        <table:table-row table:style-name="ro1">
          <table:table-cell table:formula="of:=VLOOKUP([$'Rate definitions 1'.A2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8]" office:value-type="string" office:string-value="International Standard (1kg)" calcext:value-type="string">
            <text:p>International Standard (1kg)</text:p>
          </table:table-cell>
          <table:table-cell table:formula="of:=IF([$'Rate definitions 1'.C28]=0;0;[$'Rate definitions 1'.C28]+0.001)" office:value-type="float" office:value="0.501" calcext:value-type="float">
            <text:p>0.501</text:p>
          </table:table-cell>
          <table:table-cell table:formula="of:=[$'Rate definitions 1'.D28]+0.001" office:value-type="float" office:value="1.001" calcext:value-type="float">
            <text:p>1.001</text:p>
          </table:table-cell>
          <table:table-cell table:formula="of:=[$'Rate definitions 1'.L28]" office:value-type="float" office:value="36.9" calcext:value-type="float">
            <text:p>36.90</text:p>
          </table:table-cell>
          <table:table-cell table:number-columns-repeated="59"/>
        </table:table-row>
        <table:table-row table:style-name="ro1">
          <table:table-cell table:formula="of:=VLOOKUP([$'Rate definitions 1'.A2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9]" office:value-type="string" office:string-value="International Standard (1.5kg)" calcext:value-type="string">
            <text:p>International Standard (1.5kg)</text:p>
          </table:table-cell>
          <table:table-cell table:formula="of:=IF([$'Rate definitions 1'.C29]=0;0;[$'Rate definitions 1'.C29]+0.001)" office:value-type="float" office:value="1.001" calcext:value-type="float">
            <text:p>1.001</text:p>
          </table:table-cell>
          <table:table-cell table:formula="of:=[$'Rate definitions 1'.D29]+0.001" office:value-type="float" office:value="1.501" calcext:value-type="float">
            <text:p>1.501</text:p>
          </table:table-cell>
          <table:table-cell table:formula="of:=[$'Rate definitions 1'.L29]" office:value-type="float" office:value="49.8" calcext:value-type="float">
            <text:p>49.80</text:p>
          </table:table-cell>
          <table:table-cell table:number-columns-repeated="59"/>
        </table:table-row>
        <table:table-row table:style-name="ro1">
          <table:table-cell table:formula="of:=VLOOKUP([$'Rate definitions 1'.A30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0]" office:value-type="string" office:string-value="International Express" calcext:value-type="string">
            <text:p>International Express</text:p>
          </table:table-cell>
          <table:table-cell table:formula="of:=IF([$'Rate definitions 1'.C30]=0;0;[$'Rate definitions 1'.C30]+0.001)" office:value-type="float" office:value="0" calcext:value-type="float">
            <text:p>0</text:p>
          </table:table-cell>
          <table:table-cell table:formula="of:=[$'Rate definitions 1'.D30]+0.001" office:value-type="float" office:value="0.251" calcext:value-type="float">
            <text:p>0.251</text:p>
          </table:table-cell>
          <table:table-cell table:formula="of:=[$'Rate definitions 1'.L30]" office:value-type="float" office:value="36" calcext:value-type="float">
            <text:p>36.00</text:p>
          </table:table-cell>
          <table:table-cell table:number-columns-repeated="59"/>
        </table:table-row>
        <table:table-row table:style-name="ro1">
          <table:table-cell table:formula="of:=VLOOKUP([$'Rate definitions 1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1]" office:value-type="string" office:string-value="International Express (500g)" calcext:value-type="string">
            <text:p>International Express (500g)</text:p>
          </table:table-cell>
          <table:table-cell table:formula="of:=IF([$'Rate definitions 1'.C31]=0;0;[$'Rate definitions 1'.C31]+0.001)" office:value-type="float" office:value="0.251" calcext:value-type="float">
            <text:p>0.251</text:p>
          </table:table-cell>
          <table:table-cell table:formula="of:=[$'Rate definitions 1'.D31]+0.001" office:value-type="float" office:value="0.501" calcext:value-type="float">
            <text:p>0.501</text:p>
          </table:table-cell>
          <table:table-cell table:formula="of:=[$'Rate definitions 1'.L31]" office:value-type="float" office:value="39" calcext:value-type="float">
            <text:p>39.00</text:p>
          </table:table-cell>
          <table:table-cell table:number-columns-repeated="59"/>
        </table:table-row>
        <table:table-row table:style-name="ro1">
          <table:table-cell table:formula="of:=VLOOKUP([$'Rate definitions 1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2]" office:value-type="string" office:string-value="International Express (1kg)" calcext:value-type="string">
            <text:p>International Express (1kg)</text:p>
          </table:table-cell>
          <table:table-cell table:formula="of:=IF([$'Rate definitions 1'.C32]=0;0;[$'Rate definitions 1'.C32]+0.001)" office:value-type="float" office:value="0.501" calcext:value-type="float">
            <text:p>0.501</text:p>
          </table:table-cell>
          <table:table-cell table:formula="of:=[$'Rate definitions 1'.D32]+0.001" office:value-type="float" office:value="1.001" calcext:value-type="float">
            <text:p>1.001</text:p>
          </table:table-cell>
          <table:table-cell table:formula="of:=[$'Rate definitions 1'.L32]" office:value-type="float" office:value="51.9" calcext:value-type="float">
            <text:p>51.90</text:p>
          </table:table-cell>
          <table:table-cell table:number-columns-repeated="59"/>
        </table:table-row>
        <table:table-row table:style-name="ro1">
          <table:table-cell table:formula="of:=VLOOKUP([$'Rate definitions 1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3]" office:value-type="string" office:string-value="International Express (1.5kg)" calcext:value-type="string">
            <text:p>International Express (1.5kg)</text:p>
          </table:table-cell>
          <table:table-cell table:formula="of:=IF([$'Rate definitions 1'.C33]=0;0;[$'Rate definitions 1'.C33]+0.001)" office:value-type="float" office:value="1.001" calcext:value-type="float">
            <text:p>1.001</text:p>
          </table:table-cell>
          <table:table-cell table:formula="of:=[$'Rate definitions 1'.D33]+0.001" office:value-type="float" office:value="1.501" calcext:value-type="float">
            <text:p>1.501</text:p>
          </table:table-cell>
          <table:table-cell table:formula="of:=[$'Rate definitions 1'.L33]" office:value-type="float" office:value="64.8" calcext:value-type="float">
            <text:p>64.80</text:p>
          </table:table-cell>
          <table:table-cell table:number-columns-repeated="59"/>
        </table:table-row>
        <table:table-row table:style-name="ro1">
          <table:table-cell table:formula="of:=VLOOKUP([$'Rate definitions 1'.A3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4]" office:value-type="string" office:string-value="International Standard" calcext:value-type="string">
            <text:p>International Standard</text:p>
          </table:table-cell>
          <table:table-cell table:formula="of:=IF([$'Rate definitions 1'.C34]=0;0;[$'Rate definitions 1'.C34]+0.001)" office:value-type="float" office:value="0" calcext:value-type="float">
            <text:p>0</text:p>
          </table:table-cell>
          <table:table-cell table:formula="of:=[$'Rate definitions 1'.D34]+0.001" office:value-type="float" office:value="0.251" calcext:value-type="float">
            <text:p>0.251</text:p>
          </table:table-cell>
          <table:table-cell table:formula="of:=[$'Rate definitions 1'.L34]" office:value-type="float" office:value="26.4" calcext:value-type="float">
            <text:p>26.40</text:p>
          </table:table-cell>
          <table:table-cell table:number-columns-repeated="59"/>
        </table:table-row>
        <table:table-row table:style-name="ro1">
          <table:table-cell table:formula="of:=VLOOKUP([$'Rate definitions 1'.A3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5]" office:value-type="string" office:string-value="International Standard (500g)" calcext:value-type="string">
            <text:p>International Standard (500g)</text:p>
          </table:table-cell>
          <table:table-cell table:formula="of:=IF([$'Rate definitions 1'.C35]=0;0;[$'Rate definitions 1'.C35]+0.001)" office:value-type="float" office:value="0.251" calcext:value-type="float">
            <text:p>0.251</text:p>
          </table:table-cell>
          <table:table-cell table:formula="of:=[$'Rate definitions 1'.D35]+0.001" office:value-type="float" office:value="0.501" calcext:value-type="float">
            <text:p>0.501</text:p>
          </table:table-cell>
          <table:table-cell table:formula="of:=[$'Rate definitions 1'.L35]" office:value-type="float" office:value="29.4" calcext:value-type="float">
            <text:p>29.40</text:p>
          </table:table-cell>
          <table:table-cell table:number-columns-repeated="59"/>
        </table:table-row>
        <table:table-row table:style-name="ro1">
          <table:table-cell table:formula="of:=VLOOKUP([$'Rate definitions 1'.A3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6]" office:value-type="string" office:string-value="International Standard (1kg)" calcext:value-type="string">
            <text:p>International Standard (1kg)</text:p>
          </table:table-cell>
          <table:table-cell table:formula="of:=IF([$'Rate definitions 1'.C36]=0;0;[$'Rate definitions 1'.C36]+0.001)" office:value-type="float" office:value="0.501" calcext:value-type="float">
            <text:p>0.501</text:p>
          </table:table-cell>
          <table:table-cell table:formula="of:=[$'Rate definitions 1'.D36]+0.001" office:value-type="float" office:value="1.001" calcext:value-type="float">
            <text:p>1.001</text:p>
          </table:table-cell>
          <table:table-cell table:formula="of:=[$'Rate definitions 1'.L36]" office:value-type="float" office:value="42.3" calcext:value-type="float">
            <text:p>42.30</text:p>
          </table:table-cell>
          <table:table-cell table:number-columns-repeated="59"/>
        </table:table-row>
        <table:table-row table:style-name="ro1">
          <table:table-cell table:formula="of:=VLOOKUP([$'Rate definitions 1'.A3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7]" office:value-type="string" office:string-value="International Standard (1.5kg)" calcext:value-type="string">
            <text:p>International Standard (1.5kg)</text:p>
          </table:table-cell>
          <table:table-cell table:formula="of:=IF([$'Rate definitions 1'.C37]=0;0;[$'Rate definitions 1'.C37]+0.001)" office:value-type="float" office:value="1.001" calcext:value-type="float">
            <text:p>1.001</text:p>
          </table:table-cell>
          <table:table-cell table:formula="of:=[$'Rate definitions 1'.D37]+0.001" office:value-type="float" office:value="1.501" calcext:value-type="float">
            <text:p>1.501</text:p>
          </table:table-cell>
          <table:table-cell table:formula="of:=[$'Rate definitions 1'.L37]" office:value-type="float" office:value="55.2" calcext:value-type="float">
            <text:p>55.20</text:p>
          </table:table-cell>
          <table:table-cell table:number-columns-repeated="59"/>
        </table:table-row>
        <table:table-row table:style-name="ro1">
          <table:table-cell table:formula="of:=VLOOKUP([$'Rate definitions 1'.A3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8]" office:value-type="string" office:string-value="International Express" calcext:value-type="string">
            <text:p>International Express</text:p>
          </table:table-cell>
          <table:table-cell table:formula="of:=IF([$'Rate definitions 1'.C38]=0;0;[$'Rate definitions 1'.C38]+0.001)" office:value-type="float" office:value="0" calcext:value-type="float">
            <text:p>0</text:p>
          </table:table-cell>
          <table:table-cell table:formula="of:=[$'Rate definitions 1'.D38]+0.001" office:value-type="float" office:value="0.251" calcext:value-type="float">
            <text:p>0.251</text:p>
          </table:table-cell>
          <table:table-cell table:formula="of:=[$'Rate definitions 1'.L38]" office:value-type="float" office:value="41.4" calcext:value-type="float">
            <text:p>41.40</text:p>
          </table:table-cell>
          <table:table-cell table:number-columns-repeated="59"/>
        </table:table-row>
        <table:table-row table:style-name="ro1">
          <table:table-cell table:formula="of:=VLOOKUP([$'Rate definitions 1'.A39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9]" office:value-type="string" office:string-value="International Express (500g)" calcext:value-type="string">
            <text:p>International Express (500g)</text:p>
          </table:table-cell>
          <table:table-cell table:formula="of:=IF([$'Rate definitions 1'.C39]=0;0;[$'Rate definitions 1'.C39]+0.001)" office:value-type="float" office:value="0.251" calcext:value-type="float">
            <text:p>0.251</text:p>
          </table:table-cell>
          <table:table-cell table:formula="of:=[$'Rate definitions 1'.D39]+0.001" office:value-type="float" office:value="0.501" calcext:value-type="float">
            <text:p>0.501</text:p>
          </table:table-cell>
          <table:table-cell table:formula="of:=[$'Rate definitions 1'.L39]" office:value-type="float" office:value="44.4" calcext:value-type="float">
            <text:p>44.40</text:p>
          </table:table-cell>
          <table:table-cell table:number-columns-repeated="59"/>
        </table:table-row>
        <table:table-row table:style-name="ro1">
          <table:table-cell table:formula="of:=VLOOKUP([$'Rate definitions 1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0]" office:value-type="string" office:string-value="International Express (1kg)" calcext:value-type="string">
            <text:p>International Express (1kg)</text:p>
          </table:table-cell>
          <table:table-cell table:formula="of:=IF([$'Rate definitions 1'.C40]=0;0;[$'Rate definitions 1'.C40]+0.001)" office:value-type="float" office:value="0.501" calcext:value-type="float">
            <text:p>0.501</text:p>
          </table:table-cell>
          <table:table-cell table:formula="of:=[$'Rate definitions 1'.D40]+0.001" office:value-type="float" office:value="1.001" calcext:value-type="float">
            <text:p>1.001</text:p>
          </table:table-cell>
          <table:table-cell table:formula="of:=[$'Rate definitions 1'.L40]" office:value-type="float" office:value="57.3" calcext:value-type="float">
            <text:p>57.30</text:p>
          </table:table-cell>
          <table:table-cell table:number-columns-repeated="59"/>
        </table:table-row>
        <table:table-row table:style-name="ro1">
          <table:table-cell table:formula="of:=VLOOKUP([$'Rate definitions 1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1]" office:value-type="string" office:string-value="International Express (1.5kg)" calcext:value-type="string">
            <text:p>International Express (1.5kg)</text:p>
          </table:table-cell>
          <table:table-cell table:formula="of:=IF([$'Rate definitions 1'.C41]=0;0;[$'Rate definitions 1'.C41]+0.001)" office:value-type="float" office:value="1.001" calcext:value-type="float">
            <text:p>1.001</text:p>
          </table:table-cell>
          <table:table-cell table:formula="of:=[$'Rate definitions 1'.D41]+0.001" office:value-type="float" office:value="1.501" calcext:value-type="float">
            <text:p>1.501</text:p>
          </table:table-cell>
          <table:table-cell table:formula="of:=[$'Rate definitions 1'.L41]" office:value-type="float" office:value="70.2" calcext:value-type="float">
            <text:p>70.20</text:p>
          </table:table-cell>
          <table:table-cell table:number-columns-repeated="59"/>
        </table:table-row>
        <table:table-row table:style-name="ro1">
          <table:table-cell table:formula="of:=VLOOKUP([$'Rate definitions 1'.A4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2]" office:value-type="string" office:string-value="International Standard" calcext:value-type="string">
            <text:p>International Standard</text:p>
          </table:table-cell>
          <table:table-cell table:formula="of:=IF([$'Rate definitions 1'.C42]=0;0;[$'Rate definitions 1'.C42]+0.001)" office:value-type="float" office:value="0" calcext:value-type="float">
            <text:p>0</text:p>
          </table:table-cell>
          <table:table-cell table:formula="of:=[$'Rate definitions 1'.D42]+0.001" office:value-type="float" office:value="0.251" calcext:value-type="float">
            <text:p>0.251</text:p>
          </table:table-cell>
          <table:table-cell table:formula="of:=[$'Rate definitions 1'.L42]" office:value-type="float" office:value="31.8" calcext:value-type="float">
            <text:p>31.80</text:p>
          </table:table-cell>
          <table:table-cell table:number-columns-repeated="59"/>
        </table:table-row>
        <table:table-row table:style-name="ro1">
          <table:table-cell table:formula="of:=VLOOKUP([$'Rate definitions 1'.A4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3]" office:value-type="string" office:string-value="International Standard (500g)" calcext:value-type="string">
            <text:p>International Standard (500g)</text:p>
          </table:table-cell>
          <table:table-cell table:formula="of:=IF([$'Rate definitions 1'.C43]=0;0;[$'Rate definitions 1'.C43]+0.001)" office:value-type="float" office:value="0.251" calcext:value-type="float">
            <text:p>0.251</text:p>
          </table:table-cell>
          <table:table-cell table:formula="of:=[$'Rate definitions 1'.D43]+0.001" office:value-type="float" office:value="0.501" calcext:value-type="float">
            <text:p>0.501</text:p>
          </table:table-cell>
          <table:table-cell table:formula="of:=[$'Rate definitions 1'.L43]" office:value-type="float" office:value="34.8" calcext:value-type="float">
            <text:p>34.80</text:p>
          </table:table-cell>
          <table:table-cell table:number-columns-repeated="59"/>
        </table:table-row>
        <table:table-row table:style-name="ro1">
          <table:table-cell table:formula="of:=VLOOKUP([$'Rate definitions 1'.A4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4]" office:value-type="string" office:string-value="International Standard (1kg)" calcext:value-type="string">
            <text:p>International Standard (1kg)</text:p>
          </table:table-cell>
          <table:table-cell table:formula="of:=IF([$'Rate definitions 1'.C44]=0;0;[$'Rate definitions 1'.C44]+0.001)" office:value-type="float" office:value="0.501" calcext:value-type="float">
            <text:p>0.501</text:p>
          </table:table-cell>
          <table:table-cell table:formula="of:=[$'Rate definitions 1'.D44]+0.001" office:value-type="float" office:value="1.001" calcext:value-type="float">
            <text:p>1.001</text:p>
          </table:table-cell>
          <table:table-cell table:formula="of:=[$'Rate definitions 1'.L44]" office:value-type="float" office:value="51.35" calcext:value-type="float">
            <text:p>51.35</text:p>
          </table:table-cell>
          <table:table-cell table:number-columns-repeated="59"/>
        </table:table-row>
        <table:table-row table:style-name="ro1">
          <table:table-cell table:formula="of:=VLOOKUP([$'Rate definitions 1'.A4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5]" office:value-type="string" office:string-value="International Standard (1.5kg)" calcext:value-type="string">
            <text:p>International Standard (1.5kg)</text:p>
          </table:table-cell>
          <table:table-cell table:formula="of:=IF([$'Rate definitions 1'.C45]=0;0;[$'Rate definitions 1'.C45]+0.001)" office:value-type="float" office:value="1.001" calcext:value-type="float">
            <text:p>1.001</text:p>
          </table:table-cell>
          <table:table-cell table:formula="of:=[$'Rate definitions 1'.D45]+0.001" office:value-type="float" office:value="1.501" calcext:value-type="float">
            <text:p>1.501</text:p>
          </table:table-cell>
          <table:table-cell table:formula="of:=[$'Rate definitions 1'.L45]" office:value-type="float" office:value="67.9" calcext:value-type="float">
            <text:p>67.90</text:p>
          </table:table-cell>
          <table:table-cell table:number-columns-repeated="59"/>
        </table:table-row>
        <table:table-row table:style-name="ro1">
          <table:table-cell table:formula="of:=VLOOKUP([$'Rate definitions 1'.A4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6]" office:value-type="string" office:string-value="International Express" calcext:value-type="string">
            <text:p>International Express</text:p>
          </table:table-cell>
          <table:table-cell table:formula="of:=IF([$'Rate definitions 1'.C46]=0;0;[$'Rate definitions 1'.C46]+0.001)" office:value-type="float" office:value="0" calcext:value-type="float">
            <text:p>0</text:p>
          </table:table-cell>
          <table:table-cell table:formula="of:=[$'Rate definitions 1'.D46]+0.001" office:value-type="float" office:value="0.251" calcext:value-type="float">
            <text:p>0.251</text:p>
          </table:table-cell>
          <table:table-cell table:formula="of:=[$'Rate definitions 1'.L46]" office:value-type="float" office:value="46.8" calcext:value-type="float">
            <text:p>46.80</text:p>
          </table:table-cell>
          <table:table-cell table:number-columns-repeated="59"/>
        </table:table-row>
        <table:table-row table:style-name="ro1">
          <table:table-cell table:formula="of:=VLOOKUP([$'Rate definitions 1'.A4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7]" office:value-type="string" office:string-value="International Express (500g)" calcext:value-type="string">
            <text:p>International Express (500g)</text:p>
          </table:table-cell>
          <table:table-cell table:formula="of:=IF([$'Rate definitions 1'.C47]=0;0;[$'Rate definitions 1'.C47]+0.001)" office:value-type="float" office:value="0.251" calcext:value-type="float">
            <text:p>0.251</text:p>
          </table:table-cell>
          <table:table-cell table:formula="of:=[$'Rate definitions 1'.D47]+0.001" office:value-type="float" office:value="0.501" calcext:value-type="float">
            <text:p>0.501</text:p>
          </table:table-cell>
          <table:table-cell table:formula="of:=[$'Rate definitions 1'.L47]" office:value-type="float" office:value="49.8" calcext:value-type="float">
            <text:p>49.80</text:p>
          </table:table-cell>
          <table:table-cell table:number-columns-repeated="59"/>
        </table:table-row>
        <table:table-row table:style-name="ro1">
          <table:table-cell table:formula="of:=VLOOKUP([$'Rate definitions 1'.A48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8]" office:value-type="string" office:string-value="International Express (1kg)" calcext:value-type="string">
            <text:p>International Express (1kg)</text:p>
          </table:table-cell>
          <table:table-cell table:formula="of:=IF([$'Rate definitions 1'.C48]=0;0;[$'Rate definitions 1'.C48]+0.001)" office:value-type="float" office:value="0.501" calcext:value-type="float">
            <text:p>0.501</text:p>
          </table:table-cell>
          <table:table-cell table:formula="of:=[$'Rate definitions 1'.D48]+0.001" office:value-type="float" office:value="1.001" calcext:value-type="float">
            <text:p>1.001</text:p>
          </table:table-cell>
          <table:table-cell table:formula="of:=[$'Rate definitions 1'.L48]" office:value-type="float" office:value="66.35" calcext:value-type="float">
            <text:p>66.35</text:p>
          </table:table-cell>
          <table:table-cell table:number-columns-repeated="59"/>
        </table:table-row>
        <table:table-row table:style-name="ro1">
          <table:table-cell table:formula="of:=VLOOKUP([$'Rate definitions 1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9]" office:value-type="string" office:string-value="International Express (1.5kg)" calcext:value-type="string">
            <text:p>International Express (1.5kg)</text:p>
          </table:table-cell>
          <table:table-cell table:formula="of:=IF([$'Rate definitions 1'.C49]=0;0;[$'Rate definitions 1'.C49]+0.001)" office:value-type="float" office:value="1.001" calcext:value-type="float">
            <text:p>1.001</text:p>
          </table:table-cell>
          <table:table-cell table:formula="of:=[$'Rate definitions 1'.D49]+0.001" office:value-type="float" office:value="1.501" calcext:value-type="float">
            <text:p>1.501</text:p>
          </table:table-cell>
          <table:table-cell table:formula="of:=[$'Rate definitions 1'.L49]" office:value-type="float" office:value="82.9" calcext:value-type="float">
            <text:p>82.90</text:p>
          </table:table-cell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2" table:style-name="ta8">
        <table:table-column table:style-name="co1" table:number-columns-repeated="5" table:default-cell-style-name="Default"/>
        <table:table-column table:style-name="co13" table:default-cell-style-name="ce27"/>
        <table:table-column table:style-name="co19" table:default-cell-style-name="ce27"/>
        <table:table-column table:style-name="co1" table:number-columns-repeated="57" table:default-cell-style-name="Default"/>
        <table:table-row table:style-name="ro1">
          <table:table-cell table:style-name="ce26" office:value-type="string" calcext:value-type="string">
            <text:p>Example 2: <text:s/>Express, up to 5 kg, with insurance, with varying discount</text:p>
          </table:table-cell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30"/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Min (kg)</text:p>
          </table:table-cell>
          <table:table-cell table:style-name="ce28" office:value-type="string" calcext:value-type="string">
            <text:p>Max (kg)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Discount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Row</text:p>
          </table:table-cell>
          <table:table-cell table:style-name="ce28" office:value-type="string" calcext:value-type="string">
            <text:p>Column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Base</text:p>
          </table:table-cell>
          <table:table-cell table:style-name="ce28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4];[$'Rate data'.$A$24:$'Rate data'.$A$34];0)+IF([.B4]=&quot;Express&quot;;16;0)" office:value-type="float" office:value="17" calcext:value-type="float">
            <text:p>17</text:p>
          </table:table-cell>
          <table:table-cell table:style-name="ce27" table:formula="of:=MATCH([.A4];[$'Rate data'.$B$23:$'Rate data'.$K$23];0)" office:value-type="float" office:value="1" calcext:value-type="float">
            <text:p>1</text:p>
          </table:table-cell>
          <table:table-cell table:style-name="ce32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];[.I4])" office:value-type="float" office:value="12.3" calcext:value-type="float">
            <text:p>12.30</text:p>
          </table:table-cell>
          <table:table-cell table:style-name="ce32" table:formula="of:=ROUND(([.J4]+[.K4])*(1-[.F4]);2)" office:value-type="float" office:value="8.61" calcext:value-type="float">
            <text:p>8.61</text:p>
          </table:table-cell>
          <table:table-cell table:number-columns-repeated="52"/>
        </table:table-row>
        <table:table-row table:style-name="ro1">
          <table:table-cell table:style-name="ce27" table:formula="of:=[.A4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5];[$'Rate data'.$A$24:$'Rate data'.$A$34];0)+IF([.B5]=&quot;Express&quot;;16;0)" office:value-type="float" office:value="18" calcext:value-type="float">
            <text:p>18</text:p>
          </table:table-cell>
          <table:table-cell table:style-name="ce27" table:formula="of:=MATCH([.A5];[$'Rate data'.$B$23:$'Rate data'.$K$23];0)" office:value-type="float" office:value="1" calcext:value-type="float">
            <text:p>1</text:p>
          </table:table-cell>
          <table:table-cell table:style-name="ce32" table:formula="of:=IF([.E5]=&quot;Yes&quot;;([.D5]*[$'Rate data'.$C$8]-100)/100*IF([.A5]=&quot;Domestic&quot;;[$'Rate data'.$C$17];[$'Rate data'.$C$18]);0)" office:value-type="float" office:value="2.5" calcext:value-type="float">
            <text:p>2.50</text:p>
          </table:table-cell>
          <table:table-cell table:style-name="ce32" table:formula="of:=OFFSET([$'Rate data'.$A$23];[.H5];[.I5])" office:value-type="float" office:value="12.3" calcext:value-type="float">
            <text:p>12.30</text:p>
          </table:table-cell>
          <table:table-cell table:style-name="ce32" table:formula="of:=ROUND(([.J5]+[.K5])*(1-[.F5]);2)" office:value-type="float" office:value="10.36" calcext:value-type="float">
            <text:p>10.36</text:p>
          </table:table-cell>
          <table:table-cell table:number-columns-repeated="52"/>
        </table:table-row>
        <table:table-row table:style-name="ro1">
          <table:table-cell table:style-name="ce27" table:formula="of:=[.A5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6];[$'Rate data'.$A$24:$'Rate data'.$A$34];0)+IF([.B6]=&quot;Express&quot;;16;0)" office:value-type="float" office:value="19" calcext:value-type="float">
            <text:p>19</text:p>
          </table:table-cell>
          <table:table-cell table:style-name="ce27" table:formula="of:=MATCH([.A6];[$'Rate data'.$B$23:$'Rate data'.$K$23];0)" office:value-type="float" office:value="1" calcext:value-type="float">
            <text:p>1</text:p>
          </table:table-cell>
          <table:table-cell table:style-name="ce32" table:formula="of:=IF([.E6]=&quot;Yes&quot;;([.D6]*[$'Rate data'.$C$8]-100)/100*IF([.A6]=&quot;Domestic&quot;;[$'Rate data'.$C$17];[$'Rate data'.$C$18]);0)" office:value-type="float" office:value="7.5" calcext:value-type="float">
            <text:p>7.50</text:p>
          </table:table-cell>
          <table:table-cell table:style-name="ce32" table:formula="of:=OFFSET([$'Rate data'.$A$23];[.H6];[.I6])" office:value-type="float" office:value="16.2" calcext:value-type="float">
            <text:p>16.20</text:p>
          </table:table-cell>
          <table:table-cell table:style-name="ce32" table:formula="of:=ROUND(([.J6]+[.K6])*(1-[.F6]);2)" office:value-type="float" office:value="16.59" calcext:value-type="float">
            <text:p>16.59</text:p>
          </table:table-cell>
          <table:table-cell table:number-columns-repeated="52"/>
        </table:table-row>
        <table:table-row table:style-name="ro1">
          <table:table-cell table:style-name="ce27" table:formula="of:=[.A6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6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7];[$'Rate data'.$A$24:$'Rate data'.$A$34];0)+IF([.B7]=&quot;Express&quot;;16;0)" office:value-type="float" office:value="20" calcext:value-type="float">
            <text:p>20</text:p>
          </table:table-cell>
          <table:table-cell table:style-name="ce27" table:formula="of:=MATCH([.A7];[$'Rate data'.$B$23:$'Rate data'.$K$23];0)" office:value-type="float" office:value="1" calcext:value-type="float">
            <text:p>1</text:p>
          </table:table-cell>
          <table:table-cell table:style-name="ce32" table:formula="of:=IF([.E7]=&quot;Yes&quot;;([.D7]*[$'Rate data'.$C$8]-100)/100*IF([.A7]=&quot;Domestic&quot;;[$'Rate data'.$C$17];[$'Rate data'.$C$18]);0)" office:value-type="float" office:value="12.5" calcext:value-type="float">
            <text:p>12.50</text:p>
          </table:table-cell>
          <table:table-cell table:style-name="ce32" table:formula="of:=OFFSET([$'Rate data'.$A$23];[.H7];[.I7])" office:value-type="float" office:value="19.95" calcext:value-type="float">
            <text:p>19.95</text:p>
          </table:table-cell>
          <table:table-cell table:style-name="ce32" table:formula="of:=ROUND(([.J7]+[.K7])*(1-[.F7]);2)" office:value-type="float" office:value="22.72" calcext:value-type="float">
            <text:p>22.72</text:p>
          </table:table-cell>
          <table:table-cell table:number-columns-repeated="52"/>
        </table:table-row>
        <table:table-row table:style-name="ro1">
          <table:table-cell table:style-name="ce27" table:formula="of:=[.A7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7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8];[$'Rate data'.$A$24:$'Rate data'.$A$34];0)+IF([.B8]=&quot;Express&quot;;16;0)" office:value-type="float" office:value="21" calcext:value-type="float">
            <text:p>21</text:p>
          </table:table-cell>
          <table:table-cell table:style-name="ce27" table:formula="of:=MATCH([.A8];[$'Rate data'.$B$23:$'Rate data'.$K$23];0)" office:value-type="float" office:value="1" calcext:value-type="float">
            <text:p>1</text:p>
          </table:table-cell>
          <table:table-cell table:style-name="ce32" table:formula="of:=IF([.E8]=&quot;Yes&quot;;([.D8]*[$'Rate data'.$C$8]-100)/100*IF([.A8]=&quot;Domestic&quot;;[$'Rate data'.$C$17];[$'Rate data'.$C$18]);0)" office:value-type="float" office:value="17.5" calcext:value-type="float">
            <text:p>17.50</text:p>
          </table:table-cell>
          <table:table-cell table:style-name="ce32" table:formula="of:=OFFSET([$'Rate data'.$A$23];[.H8];[.I8])" office:value-type="float" office:value="19.95" calcext:value-type="float">
            <text:p>19.95</text:p>
          </table:table-cell>
          <table:table-cell table:style-name="ce32" table:formula="of:=ROUND(([.J8]+[.K8])*(1-[.F8]);2)" office:value-type="float" office:value="26.22" calcext:value-type="float">
            <text:p>26.22</text:p>
          </table:table-cell>
          <table:table-cell table:number-columns-repeated="52"/>
        </table:table-row>
        <table:table-row table:style-name="ro1">
          <table:table-cell table:style-name="ce27" table:formula="of:=[.A8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8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9];[$'Rate data'.$A$24:$'Rate data'.$A$34];0)+IF([.B9]=&quot;Express&quot;;16;0)" office:value-type="float" office:value="22" calcext:value-type="float">
            <text:p>22</text:p>
          </table:table-cell>
          <table:table-cell table:style-name="ce27" table:formula="of:=MATCH([.A9];[$'Rate data'.$B$23:$'Rate data'.$K$23];0)" office:value-type="float" office:value="1" calcext:value-type="float">
            <text:p>1</text:p>
          </table:table-cell>
          <table:table-cell table:style-name="ce32" table:formula="of:=IF([.E9]=&quot;Yes&quot;;([.D9]*[$'Rate data'.$C$8]-100)/100*IF([.A9]=&quot;Domestic&quot;;[$'Rate data'.$C$17];[$'Rate data'.$C$18]);0)" office:value-type="float" office:value="22.5" calcext:value-type="float">
            <text:p>22.50</text:p>
          </table:table-cell>
          <table:table-cell table:style-name="ce32" table:formula="of:=OFFSET([$'Rate data'.$A$23];[.H9];[.I9])" office:value-type="float" office:value="19.95" calcext:value-type="float">
            <text:p>19.95</text:p>
          </table:table-cell>
          <table:table-cell table:style-name="ce32" table:formula="of:=ROUND(([.J9]+[.K9])*(1-[.F9]);2)" office:value-type="float" office:value="29.72" calcext:value-type="float">
            <text:p>29.72</text:p>
          </table:table-cell>
          <table:table-cell table:number-columns-repeated="52"/>
        </table:table-row>
        <table:table-row table:style-name="ro1">
          <table:table-cell table:style-name="ce27" table:formula="of:=[.A9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9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10];[$'Rate data'.$A$24:$'Rate data'.$A$34];0)+IF([.B10]=&quot;Express&quot;;16;0)" office:value-type="float" office:value="23" calcext:value-type="float">
            <text:p>23</text:p>
          </table:table-cell>
          <table:table-cell table:style-name="ce27" table:formula="of:=MATCH([.A10];[$'Rate data'.$B$23:$'Rate data'.$K$23];0)" office:value-type="float" office:value="1" calcext:value-type="float">
            <text:p>1</text:p>
          </table:table-cell>
          <table:table-cell table:style-name="ce32" table:formula="of:=IF([.E10]=&quot;Yes&quot;;([.D10]*[$'Rate data'.$C$8]-100)/100*IF([.A10]=&quot;Domestic&quot;;[$'Rate data'.$C$17];[$'Rate data'.$C$18]);0)" office:value-type="float" office:value="27.5" calcext:value-type="float">
            <text:p>27.50</text:p>
          </table:table-cell>
          <table:table-cell table:style-name="ce32" table:formula="of:=OFFSET([$'Rate data'.$A$23];[.H10];[.I10])" office:value-type="float" office:value="19.95" calcext:value-type="float">
            <text:p>19.95</text:p>
          </table:table-cell>
          <table:table-cell table:style-name="ce32" table:formula="of:=ROUND(([.J10]+[.K10])*(1-[.F10]);2)" office:value-type="float" office:value="33.22" calcext:value-type="float">
            <text:p>33.22</text:p>
          </table:table-cell>
          <table:table-cell table:number-columns-repeated="52"/>
        </table:table-row>
        <table:table-row table:style-name="ro1">
          <table:table-cell table:style-name="ce27" table:formula="of:=[.A10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0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11];[$'Rate data'.$A$24:$'Rate data'.$A$34];0)+IF([.B11]=&quot;Express&quot;;16;0)" office:value-type="float" office:value="24" calcext:value-type="float">
            <text:p>24</text:p>
          </table:table-cell>
          <table:table-cell table:style-name="ce27" table:formula="of:=MATCH([.A11];[$'Rate data'.$B$23:$'Rate data'.$K$23];0)" office:value-type="float" office:value="1" calcext:value-type="float">
            <text:p>1</text:p>
          </table:table-cell>
          <table:table-cell table:style-name="ce32" table:formula="of:=IF([.E11]=&quot;Yes&quot;;([.D11]*[$'Rate data'.$C$8]-100)/100*IF([.A11]=&quot;Domestic&quot;;[$'Rate data'.$C$17];[$'Rate data'.$C$18]);0)" office:value-type="float" office:value="32.5" calcext:value-type="float">
            <text:p>32.50</text:p>
          </table:table-cell>
          <table:table-cell table:style-name="ce32" table:formula="of:=OFFSET([$'Rate data'.$A$23];[.H11];[.I11])" office:value-type="float" office:value="26.2" calcext:value-type="float">
            <text:p>26.20</text:p>
          </table:table-cell>
          <table:table-cell table:style-name="ce32" table:formula="of:=ROUND(([.J11]+[.K11])*(1-[.F11]);2)" office:value-type="float" office:value="41.09" calcext:value-type="float">
            <text:p>41.09</text:p>
          </table:table-cell>
          <table:table-cell table:number-columns-repeated="52"/>
        </table:table-row>
        <table:table-row table:style-name="ro1">
          <table:table-cell table:style-name="ce27" table:formula="of:=[.A11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1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12];[$'Rate data'.$A$24:$'Rate data'.$A$34];0)+IF([.B12]=&quot;Express&quot;;16;0)" office:value-type="float" office:value="25" calcext:value-type="float">
            <text:p>25</text:p>
          </table:table-cell>
          <table:table-cell table:style-name="ce27" table:formula="of:=MATCH([.A12];[$'Rate data'.$B$23:$'Rate data'.$K$23];0)" office:value-type="float" office:value="1" calcext:value-type="float">
            <text:p>1</text:p>
          </table:table-cell>
          <table:table-cell table:style-name="ce32" table:formula="of:=IF([.E12]=&quot;Yes&quot;;([.D12]*[$'Rate data'.$C$8]-100)/100*IF([.A12]=&quot;Domestic&quot;;[$'Rate data'.$C$17];[$'Rate data'.$C$18]);0)" office:value-type="float" office:value="37.5" calcext:value-type="float">
            <text:p>37.50</text:p>
          </table:table-cell>
          <table:table-cell table:style-name="ce32" table:formula="of:=OFFSET([$'Rate data'.$A$23];[.H12];[.I12])" office:value-type="float" office:value="26.2" calcext:value-type="float">
            <text:p>26.20</text:p>
          </table:table-cell>
          <table:table-cell table:style-name="ce32" table:formula="of:=ROUND(([.J12]+[.K12])*(1-[.F12]);2)" office:value-type="float" office:value="44.59" calcext:value-type="float">
            <text:p>44.59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3];[$'Rate data'.$A$24:$'Rate data'.$A$34];0)+IF([.B13]=&quot;Express&quot;;16;0)" office:value-type="float" office:value="17" calcext:value-type="float">
            <text:p>17</text:p>
          </table:table-cell>
          <table:table-cell table:style-name="ce27" table:formula="of:=MATCH([.A13];[$'Rate data'.$B$23:$'Rate data'.$K$23];0)" office:value-type="float" office:value="2" calcext:value-type="float">
            <text:p>2</text:p>
          </table:table-cell>
          <table:table-cell table:style-name="ce32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3];[.I13])" office:value-type="float" office:value="30.2" calcext:value-type="float">
            <text:p>30.20</text:p>
          </table:table-cell>
          <table:table-cell table:style-name="ce32" table:formula="of:=ROUND(([.J13]+[.K13])*(1-[.F13]);2)" office:value-type="float" office:value="18.12" calcext:value-type="float">
            <text:p>18.12</text:p>
          </table:table-cell>
          <table:table-cell table:number-columns-repeated="52"/>
        </table:table-row>
        <table:table-row table:style-name="ro1">
          <table:table-cell table:style-name="ce27" table:formula="of:=[.A13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3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4];[$'Rate data'.$A$24:$'Rate data'.$A$34];0)+IF([.B14]=&quot;Express&quot;;16;0)" office:value-type="float" office:value="18" calcext:value-type="float">
            <text:p>18</text:p>
          </table:table-cell>
          <table:table-cell table:style-name="ce27" table:formula="of:=MATCH([.A14];[$'Rate data'.$B$23:$'Rate data'.$K$23];0)" office:value-type="float" office:value="2" calcext:value-type="float">
            <text:p>2</text:p>
          </table:table-cell>
          <table:table-cell table:style-name="ce32" table:formula="of:=IF([.E14]=&quot;Yes&quot;;([.D14]*[$'Rate data'.$C$8]-100)/100*IF([.A14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14];[.I14])" office:value-type="float" office:value="33.2" calcext:value-type="float">
            <text:p>33.20</text:p>
          </table:table-cell>
          <table:table-cell table:style-name="ce32" table:formula="of:=ROUND(([.J14]+[.K14])*(1-[.F14]);2)" office:value-type="float" office:value="22.32" calcext:value-type="float">
            <text:p>22.32</text:p>
          </table:table-cell>
          <table:table-cell table:number-columns-repeated="52"/>
        </table:table-row>
        <table:table-row table:style-name="ro1">
          <table:table-cell table:style-name="ce27" table:formula="of:=[.A14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4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5];[$'Rate data'.$A$24:$'Rate data'.$A$34];0)+IF([.B15]=&quot;Express&quot;;16;0)" office:value-type="float" office:value="19" calcext:value-type="float">
            <text:p>19</text:p>
          </table:table-cell>
          <table:table-cell table:style-name="ce27" table:formula="of:=MATCH([.A15];[$'Rate data'.$B$23:$'Rate data'.$K$23];0)" office:value-type="float" office:value="2" calcext:value-type="float">
            <text:p>2</text:p>
          </table:table-cell>
          <table:table-cell table:style-name="ce32" table:formula="of:=IF([.E15]=&quot;Yes&quot;;([.D15]*[$'Rate data'.$C$8]-100)/100*IF([.A15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15];[.I15])" office:value-type="float" office:value="39" calcext:value-type="float">
            <text:p>39.00</text:p>
          </table:table-cell>
          <table:table-cell table:style-name="ce32" table:formula="of:=ROUND(([.J15]+[.K15])*(1-[.F15]);2)" office:value-type="float" office:value="30.6" calcext:value-type="float">
            <text:p>30.60</text:p>
          </table:table-cell>
          <table:table-cell table:number-columns-repeated="52"/>
        </table:table-row>
        <table:table-row table:style-name="ro1">
          <table:table-cell table:style-name="ce27" table:formula="of:=[.A15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5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6];[$'Rate data'.$A$24:$'Rate data'.$A$34];0)+IF([.B16]=&quot;Express&quot;;16;0)" office:value-type="float" office:value="20" calcext:value-type="float">
            <text:p>20</text:p>
          </table:table-cell>
          <table:table-cell table:style-name="ce27" table:formula="of:=MATCH([.A16];[$'Rate data'.$B$23:$'Rate data'.$K$23];0)" office:value-type="float" office:value="2" calcext:value-type="float">
            <text:p>2</text:p>
          </table:table-cell>
          <table:table-cell table:style-name="ce32" table:formula="of:=IF([.E16]=&quot;Yes&quot;;([.D16]*[$'Rate data'.$C$8]-100)/100*IF([.A16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16];[.I16])" office:value-type="float" office:value="44.8" calcext:value-type="float">
            <text:p>44.80</text:p>
          </table:table-cell>
          <table:table-cell table:style-name="ce32" table:formula="of:=ROUND(([.J16]+[.K16])*(1-[.F16]);2)" office:value-type="float" office:value="38.88" calcext:value-type="float">
            <text:p>38.88</text:p>
          </table:table-cell>
          <table:table-cell table:number-columns-repeated="52"/>
        </table:table-row>
        <table:table-row table:style-name="ro1">
          <table:table-cell table:style-name="ce27" table:formula="of:=[.A16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6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7];[$'Rate data'.$A$24:$'Rate data'.$A$34];0)+IF([.B17]=&quot;Express&quot;;16;0)" office:value-type="float" office:value="21" calcext:value-type="float">
            <text:p>21</text:p>
          </table:table-cell>
          <table:table-cell table:style-name="ce27" table:formula="of:=MATCH([.A17];[$'Rate data'.$B$23:$'Rate data'.$K$23];0)" office:value-type="float" office:value="2" calcext:value-type="float">
            <text:p>2</text:p>
          </table:table-cell>
          <table:table-cell table:style-name="ce32" table:formula="of:=IF([.E17]=&quot;Yes&quot;;([.D17]*[$'Rate data'.$C$8]-100)/100*IF([.A17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17];[.I17])" office:value-type="float" office:value="50.6" calcext:value-type="float">
            <text:p>50.60</text:p>
          </table:table-cell>
          <table:table-cell table:style-name="ce32" table:formula="of:=ROUND(([.J17]+[.K17])*(1-[.F17]);2)" office:value-type="float" office:value="47.16" calcext:value-type="float">
            <text:p>47.16</text:p>
          </table:table-cell>
          <table:table-cell table:number-columns-repeated="52"/>
        </table:table-row>
        <table:table-row table:style-name="ro1">
          <table:table-cell table:style-name="ce27" table:formula="of:=[.A17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7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8];[$'Rate data'.$A$24:$'Rate data'.$A$34];0)+IF([.B18]=&quot;Express&quot;;16;0)" office:value-type="float" office:value="22" calcext:value-type="float">
            <text:p>22</text:p>
          </table:table-cell>
          <table:table-cell table:style-name="ce27" table:formula="of:=MATCH([.A18];[$'Rate data'.$B$23:$'Rate data'.$K$23];0)" office:value-type="float" office:value="2" calcext:value-type="float">
            <text:p>2</text:p>
          </table:table-cell>
          <table:table-cell table:style-name="ce32" table:formula="of:=IF([.E18]=&quot;Yes&quot;;([.D18]*[$'Rate data'.$C$8]-100)/100*IF([.A18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18];[.I18])" office:value-type="float" office:value="53.85" calcext:value-type="float">
            <text:p>53.85</text:p>
          </table:table-cell>
          <table:table-cell table:style-name="ce32" table:formula="of:=ROUND(([.J18]+[.K18])*(1-[.F18]);2)" office:value-type="float" office:value="53.91" calcext:value-type="float">
            <text:p>53.91</text:p>
          </table:table-cell>
          <table:table-cell table:number-columns-repeated="52"/>
        </table:table-row>
        <table:table-row table:style-name="ro1">
          <table:table-cell table:style-name="ce27" table:formula="of:=[.A18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8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9];[$'Rate data'.$A$24:$'Rate data'.$A$34];0)+IF([.B19]=&quot;Express&quot;;16;0)" office:value-type="float" office:value="23" calcext:value-type="float">
            <text:p>23</text:p>
          </table:table-cell>
          <table:table-cell table:style-name="ce27" table:formula="of:=MATCH([.A19];[$'Rate data'.$B$23:$'Rate data'.$K$23];0)" office:value-type="float" office:value="2" calcext:value-type="float">
            <text:p>2</text:p>
          </table:table-cell>
          <table:table-cell table:style-name="ce32" table:formula="of:=IF([.E19]=&quot;Yes&quot;;([.D19]*[$'Rate data'.$C$8]-100)/100*IF([.A19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19];[.I19])" office:value-type="float" office:value="57.1" calcext:value-type="float">
            <text:p>57.10</text:p>
          </table:table-cell>
          <table:table-cell table:style-name="ce32" table:formula="of:=ROUND(([.J19]+[.K19])*(1-[.F19]);2)" office:value-type="float" office:value="60.66" calcext:value-type="float">
            <text:p>60.66</text:p>
          </table:table-cell>
          <table:table-cell table:number-columns-repeated="52"/>
        </table:table-row>
        <table:table-row table:style-name="ro1">
          <table:table-cell table:style-name="ce27" table:formula="of:=[.A19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9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0];[$'Rate data'.$A$24:$'Rate data'.$A$34];0)+IF([.B20]=&quot;Express&quot;;16;0)" office:value-type="float" office:value="24" calcext:value-type="float">
            <text:p>24</text:p>
          </table:table-cell>
          <table:table-cell table:style-name="ce27" table:formula="of:=MATCH([.A20];[$'Rate data'.$B$23:$'Rate data'.$K$23];0)" office:value-type="float" office:value="2" calcext:value-type="float">
            <text:p>2</text:p>
          </table:table-cell>
          <table:table-cell table:style-name="ce32" table:formula="of:=IF([.E20]=&quot;Yes&quot;;([.D20]*[$'Rate data'.$C$8]-100)/100*IF([.A20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20];[.I20])" office:value-type="float" office:value="60.35" calcext:value-type="float">
            <text:p>60.35</text:p>
          </table:table-cell>
          <table:table-cell table:style-name="ce32" table:formula="of:=ROUND(([.J20]+[.K20])*(1-[.F20]);2)" office:value-type="float" office:value="67.41" calcext:value-type="float">
            <text:p>67.41</text:p>
          </table:table-cell>
          <table:table-cell table:number-columns-repeated="52"/>
        </table:table-row>
        <table:table-row table:style-name="ro1">
          <table:table-cell table:style-name="ce27" table:formula="of:=[.A20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0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1];[$'Rate data'.$A$24:$'Rate data'.$A$34];0)+IF([.B21]=&quot;Express&quot;;16;0)" office:value-type="float" office:value="25" calcext:value-type="float">
            <text:p>25</text:p>
          </table:table-cell>
          <table:table-cell table:style-name="ce27" table:formula="of:=MATCH([.A21];[$'Rate data'.$B$23:$'Rate data'.$K$23];0)" office:value-type="float" office:value="2" calcext:value-type="float">
            <text:p>2</text:p>
          </table:table-cell>
          <table:table-cell table:style-name="ce32" table:formula="of:=IF([.E21]=&quot;Yes&quot;;([.D21]*[$'Rate data'.$C$8]-100)/100*IF([.A21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21];[.I21])" office:value-type="float" office:value="63.6" calcext:value-type="float">
            <text:p>63.60</text:p>
          </table:table-cell>
          <table:table-cell table:style-name="ce32" table:formula="of:=ROUND(([.J21]+[.K21])*(1-[.F21]);2)" office:value-type="float" office:value="74.16" calcext:value-type="float">
            <text:p>74.16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27" table:formula="of:=MATCH([.A22];[$'Rate data'.$B$23:$'Rate data'.$K$23];0)" office:value-type="float" office:value="3" calcext:value-type="float">
            <text:p>3</text:p>
          </table:table-cell>
          <table:table-cell table:style-name="ce32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2];[.I22])" office:value-type="float" office:value="33.9" calcext:value-type="float">
            <text:p>33.90</text:p>
          </table:table-cell>
          <table:table-cell table:style-name="ce32" table:formula="of:=ROUND(([.J22]+[.K22])*(1-[.F22]);2)" office:value-type="float" office:value="20.34" calcext:value-type="float">
            <text:p>20.34</text:p>
          </table:table-cell>
          <table:table-cell table:number-columns-repeated="52"/>
        </table:table-row>
        <table:table-row table:style-name="ro1">
          <table:table-cell table:style-name="ce27" table:formula="of:=[.A22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2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27" table:formula="of:=MATCH([.A23];[$'Rate data'.$B$23:$'Rate data'.$K$23];0)" office:value-type="float" office:value="3" calcext:value-type="float">
            <text:p>3</text:p>
          </table:table-cell>
          <table:table-cell table:style-name="ce32" table:formula="of:=IF([.E23]=&quot;Yes&quot;;([.D23]*[$'Rate data'.$C$8]-100)/100*IF([.A23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23];[.I23])" office:value-type="float" office:value="36.9" calcext:value-type="float">
            <text:p>36.90</text:p>
          </table:table-cell>
          <table:table-cell table:style-name="ce32" table:formula="of:=ROUND(([.J23]+[.K23])*(1-[.F23]);2)" office:value-type="float" office:value="24.54" calcext:value-type="float">
            <text:p>24.54</text:p>
          </table:table-cell>
          <table:table-cell table:number-columns-repeated="52"/>
        </table:table-row>
        <table:table-row table:style-name="ro1">
          <table:table-cell table:style-name="ce27" table:formula="of:=[.A23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27" table:formula="of:=MATCH([.A24];[$'Rate data'.$B$23:$'Rate data'.$K$23];0)" office:value-type="float" office:value="3" calcext:value-type="float">
            <text:p>3</text:p>
          </table:table-cell>
          <table:table-cell table:style-name="ce32" table:formula="of:=IF([.E24]=&quot;Yes&quot;;([.D24]*[$'Rate data'.$C$8]-100)/100*IF([.A24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24];[.I24])" office:value-type="float" office:value="48.6" calcext:value-type="float">
            <text:p>48.60</text:p>
          </table:table-cell>
          <table:table-cell table:style-name="ce32" table:formula="of:=ROUND(([.J24]+[.K24])*(1-[.F24]);2)" office:value-type="float" office:value="36.36" calcext:value-type="float">
            <text:p>36.36</text:p>
          </table:table-cell>
          <table:table-cell table:number-columns-repeated="52"/>
        </table:table-row>
        <table:table-row table:style-name="ro1">
          <table:table-cell table:style-name="ce27" table:formula="of:=[.A24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4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27" table:formula="of:=MATCH([.A25];[$'Rate data'.$B$23:$'Rate data'.$K$23];0)" office:value-type="float" office:value="3" calcext:value-type="float">
            <text:p>3</text:p>
          </table:table-cell>
          <table:table-cell table:style-name="ce32" table:formula="of:=IF([.E25]=&quot;Yes&quot;;([.D25]*[$'Rate data'.$C$8]-100)/100*IF([.A25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25];[.I25])" office:value-type="float" office:value="60.3" calcext:value-type="float">
            <text:p>60.30</text:p>
          </table:table-cell>
          <table:table-cell table:style-name="ce32" table:formula="of:=ROUND(([.J25]+[.K25])*(1-[.F25]);2)" office:value-type="float" office:value="48.18" calcext:value-type="float">
            <text:p>48.18</text:p>
          </table:table-cell>
          <table:table-cell table:number-columns-repeated="52"/>
        </table:table-row>
        <table:table-row table:style-name="ro1">
          <table:table-cell table:style-name="ce27" table:formula="of:=[.A25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5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6];[$'Rate data'.$A$24:$'Rate data'.$A$34];0)+IF([.B26]=&quot;Express&quot;;16;0)" office:value-type="float" office:value="21" calcext:value-type="float">
            <text:p>21</text:p>
          </table:table-cell>
          <table:table-cell table:style-name="ce27" table:formula="of:=MATCH([.A26];[$'Rate data'.$B$23:$'Rate data'.$K$23];0)" office:value-type="float" office:value="3" calcext:value-type="float">
            <text:p>3</text:p>
          </table:table-cell>
          <table:table-cell table:style-name="ce32" table:formula="of:=IF([.E26]=&quot;Yes&quot;;([.D26]*[$'Rate data'.$C$8]-100)/100*IF([.A26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26];[.I26])" office:value-type="float" office:value="72" calcext:value-type="float">
            <text:p>72.00</text:p>
          </table:table-cell>
          <table:table-cell table:style-name="ce32" table:formula="of:=ROUND(([.J26]+[.K26])*(1-[.F26]);2)" office:value-type="float" office:value="60" calcext:value-type="float">
            <text:p>60.00</text:p>
          </table:table-cell>
          <table:table-cell table:number-columns-repeated="52"/>
        </table:table-row>
        <table:table-row table:style-name="ro1">
          <table:table-cell table:style-name="ce27" table:formula="of:=[.A26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6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7];[$'Rate data'.$A$24:$'Rate data'.$A$34];0)+IF([.B27]=&quot;Express&quot;;16;0)" office:value-type="float" office:value="22" calcext:value-type="float">
            <text:p>22</text:p>
          </table:table-cell>
          <table:table-cell table:style-name="ce27" table:formula="of:=MATCH([.A27];[$'Rate data'.$B$23:$'Rate data'.$K$23];0)" office:value-type="float" office:value="3" calcext:value-type="float">
            <text:p>3</text:p>
          </table:table-cell>
          <table:table-cell table:style-name="ce32" table:formula="of:=IF([.E27]=&quot;Yes&quot;;([.D27]*[$'Rate data'.$C$8]-100)/100*IF([.A27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27];[.I27])" office:value-type="float" office:value="76.25" calcext:value-type="float">
            <text:p>76.25</text:p>
          </table:table-cell>
          <table:table-cell table:style-name="ce32" table:formula="of:=ROUND(([.J27]+[.K27])*(1-[.F27]);2)" office:value-type="float" office:value="67.35" calcext:value-type="float">
            <text:p>67.35</text:p>
          </table:table-cell>
          <table:table-cell table:number-columns-repeated="52"/>
        </table:table-row>
        <table:table-row table:style-name="ro1">
          <table:table-cell table:style-name="ce27" table:formula="of:=[.A27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7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8];[$'Rate data'.$A$24:$'Rate data'.$A$34];0)+IF([.B28]=&quot;Express&quot;;16;0)" office:value-type="float" office:value="23" calcext:value-type="float">
            <text:p>23</text:p>
          </table:table-cell>
          <table:table-cell table:style-name="ce27" table:formula="of:=MATCH([.A28];[$'Rate data'.$B$23:$'Rate data'.$K$23];0)" office:value-type="float" office:value="3" calcext:value-type="float">
            <text:p>3</text:p>
          </table:table-cell>
          <table:table-cell table:style-name="ce32" table:formula="of:=IF([.E28]=&quot;Yes&quot;;([.D28]*[$'Rate data'.$C$8]-100)/100*IF([.A28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28];[.I28])" office:value-type="float" office:value="80.5" calcext:value-type="float">
            <text:p>80.50</text:p>
          </table:table-cell>
          <table:table-cell table:style-name="ce32" table:formula="of:=ROUND(([.J28]+[.K28])*(1-[.F28]);2)" office:value-type="float" office:value="74.7" calcext:value-type="float">
            <text:p>74.70</text:p>
          </table:table-cell>
          <table:table-cell table:number-columns-repeated="52"/>
        </table:table-row>
        <table:table-row table:style-name="ro1">
          <table:table-cell table:style-name="ce27" table:formula="of:=[.A28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8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9];[$'Rate data'.$A$24:$'Rate data'.$A$34];0)+IF([.B29]=&quot;Express&quot;;16;0)" office:value-type="float" office:value="24" calcext:value-type="float">
            <text:p>24</text:p>
          </table:table-cell>
          <table:table-cell table:style-name="ce27" table:formula="of:=MATCH([.A29];[$'Rate data'.$B$23:$'Rate data'.$K$23];0)" office:value-type="float" office:value="3" calcext:value-type="float">
            <text:p>3</text:p>
          </table:table-cell>
          <table:table-cell table:style-name="ce32" table:formula="of:=IF([.E29]=&quot;Yes&quot;;([.D29]*[$'Rate data'.$C$8]-100)/100*IF([.A29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29];[.I29])" office:value-type="float" office:value="84.75" calcext:value-type="float">
            <text:p>84.75</text:p>
          </table:table-cell>
          <table:table-cell table:style-name="ce32" table:formula="of:=ROUND(([.J29]+[.K29])*(1-[.F29]);2)" office:value-type="float" office:value="82.05" calcext:value-type="float">
            <text:p>82.05</text:p>
          </table:table-cell>
          <table:table-cell table:number-columns-repeated="52"/>
        </table:table-row>
        <table:table-row table:style-name="ro1">
          <table:table-cell table:style-name="ce27" table:formula="of:=[.A29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9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0];[$'Rate data'.$A$24:$'Rate data'.$A$34];0)+IF([.B30]=&quot;Express&quot;;16;0)" office:value-type="float" office:value="25" calcext:value-type="float">
            <text:p>25</text:p>
          </table:table-cell>
          <table:table-cell table:style-name="ce27" table:formula="of:=MATCH([.A30];[$'Rate data'.$B$23:$'Rate data'.$K$23];0)" office:value-type="float" office:value="3" calcext:value-type="float">
            <text:p>3</text:p>
          </table:table-cell>
          <table:table-cell table:style-name="ce32" table:formula="of:=IF([.E30]=&quot;Yes&quot;;([.D30]*[$'Rate data'.$C$8]-100)/100*IF([.A30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30];[.I30])" office:value-type="float" office:value="89" calcext:value-type="float">
            <text:p>89.00</text:p>
          </table:table-cell>
          <table:table-cell table:style-name="ce32" table:formula="of:=ROUND(([.J30]+[.K30])*(1-[.F30]);2)" office:value-type="float" office:value="89.4" calcext:value-type="float">
            <text:p>89.4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1];[$'Rate data'.$A$24:$'Rate data'.$A$34];0)+IF([.B31]=&quot;Express&quot;;16;0)" office:value-type="float" office:value="17" calcext:value-type="float">
            <text:p>17</text:p>
          </table:table-cell>
          <table:table-cell table:style-name="ce27" table:formula="of:=MATCH([.A31];[$'Rate data'.$B$23:$'Rate data'.$K$23];0)" office:value-type="float" office:value="4" calcext:value-type="float">
            <text:p>4</text:p>
          </table:table-cell>
          <table:table-cell table:style-name="ce32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1];[.I31])" office:value-type="float" office:value="36" calcext:value-type="float">
            <text:p>36.00</text:p>
          </table:table-cell>
          <table:table-cell table:style-name="ce32" table:formula="of:=ROUND(([.J31]+[.K31])*(1-[.F31]);2)" office:value-type="float" office:value="21.6" calcext:value-type="float">
            <text:p>21.60</text:p>
          </table:table-cell>
          <table:table-cell table:number-columns-repeated="52"/>
        </table:table-row>
        <table:table-row table:style-name="ro1">
          <table:table-cell table:style-name="ce27" table:formula="of:=[.A31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1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2];[$'Rate data'.$A$24:$'Rate data'.$A$34];0)+IF([.B32]=&quot;Express&quot;;16;0)" office:value-type="float" office:value="18" calcext:value-type="float">
            <text:p>18</text:p>
          </table:table-cell>
          <table:table-cell table:style-name="ce27" table:formula="of:=MATCH([.A32];[$'Rate data'.$B$23:$'Rate data'.$K$23];0)" office:value-type="float" office:value="4" calcext:value-type="float">
            <text:p>4</text:p>
          </table:table-cell>
          <table:table-cell table:style-name="ce32" table:formula="of:=IF([.E32]=&quot;Yes&quot;;([.D32]*[$'Rate data'.$C$8]-100)/100*IF([.A32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32];[.I32])" office:value-type="float" office:value="39" calcext:value-type="float">
            <text:p>39.00</text:p>
          </table:table-cell>
          <table:table-cell table:style-name="ce32" table:formula="of:=ROUND(([.J32]+[.K32])*(1-[.F32]);2)" office:value-type="float" office:value="25.8" calcext:value-type="float">
            <text:p>25.80</text:p>
          </table:table-cell>
          <table:table-cell table:number-columns-repeated="52"/>
        </table:table-row>
        <table:table-row table:style-name="ro1">
          <table:table-cell table:style-name="ce27" table:formula="of:=[.A32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2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3];[$'Rate data'.$A$24:$'Rate data'.$A$34];0)+IF([.B33]=&quot;Express&quot;;16;0)" office:value-type="float" office:value="19" calcext:value-type="float">
            <text:p>19</text:p>
          </table:table-cell>
          <table:table-cell table:style-name="ce27" table:formula="of:=MATCH([.A33];[$'Rate data'.$B$23:$'Rate data'.$K$23];0)" office:value-type="float" office:value="4" calcext:value-type="float">
            <text:p>4</text:p>
          </table:table-cell>
          <table:table-cell table:style-name="ce32" table:formula="of:=IF([.E33]=&quot;Yes&quot;;([.D33]*[$'Rate data'.$C$8]-100)/100*IF([.A33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33];[.I33])" office:value-type="float" office:value="51.9" calcext:value-type="float">
            <text:p>51.90</text:p>
          </table:table-cell>
          <table:table-cell table:style-name="ce32" table:formula="of:=ROUND(([.J33]+[.K33])*(1-[.F33]);2)" office:value-type="float" office:value="38.34" calcext:value-type="float">
            <text:p>38.34</text:p>
          </table:table-cell>
          <table:table-cell table:number-columns-repeated="52"/>
        </table:table-row>
        <table:table-row table:style-name="ro1">
          <table:table-cell table:style-name="ce27" table:formula="of:=[.A33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3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4];[$'Rate data'.$A$24:$'Rate data'.$A$34];0)+IF([.B34]=&quot;Express&quot;;16;0)" office:value-type="float" office:value="20" calcext:value-type="float">
            <text:p>20</text:p>
          </table:table-cell>
          <table:table-cell table:style-name="ce27" table:formula="of:=MATCH([.A34];[$'Rate data'.$B$23:$'Rate data'.$K$23];0)" office:value-type="float" office:value="4" calcext:value-type="float">
            <text:p>4</text:p>
          </table:table-cell>
          <table:table-cell table:style-name="ce32" table:formula="of:=IF([.E34]=&quot;Yes&quot;;([.D34]*[$'Rate data'.$C$8]-100)/100*IF([.A34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34];[.I34])" office:value-type="float" office:value="64.8" calcext:value-type="float">
            <text:p>64.80</text:p>
          </table:table-cell>
          <table:table-cell table:style-name="ce32" table:formula="of:=ROUND(([.J34]+[.K34])*(1-[.F34]);2)" office:value-type="float" office:value="50.88" calcext:value-type="float">
            <text:p>50.88</text:p>
          </table:table-cell>
          <table:table-cell table:number-columns-repeated="52"/>
        </table:table-row>
        <table:table-row table:style-name="ro1">
          <table:table-cell table:style-name="ce27" table:formula="of:=[.A34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4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5];[$'Rate data'.$A$24:$'Rate data'.$A$34];0)+IF([.B35]=&quot;Express&quot;;16;0)" office:value-type="float" office:value="21" calcext:value-type="float">
            <text:p>21</text:p>
          </table:table-cell>
          <table:table-cell table:style-name="ce27" table:formula="of:=MATCH([.A35];[$'Rate data'.$B$23:$'Rate data'.$K$23];0)" office:value-type="float" office:value="4" calcext:value-type="float">
            <text:p>4</text:p>
          </table:table-cell>
          <table:table-cell table:style-name="ce32" table:formula="of:=IF([.E35]=&quot;Yes&quot;;([.D35]*[$'Rate data'.$C$8]-100)/100*IF([.A35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35];[.I35])" office:value-type="float" office:value="77.7" calcext:value-type="float">
            <text:p>77.70</text:p>
          </table:table-cell>
          <table:table-cell table:style-name="ce32" table:formula="of:=ROUND(([.J35]+[.K35])*(1-[.F35]);2)" office:value-type="float" office:value="63.42" calcext:value-type="float">
            <text:p>63.42</text:p>
          </table:table-cell>
          <table:table-cell table:number-columns-repeated="52"/>
        </table:table-row>
        <table:table-row table:style-name="ro1">
          <table:table-cell table:style-name="ce27" table:formula="of:=[.A35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5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6];[$'Rate data'.$A$24:$'Rate data'.$A$34];0)+IF([.B36]=&quot;Express&quot;;16;0)" office:value-type="float" office:value="22" calcext:value-type="float">
            <text:p>22</text:p>
          </table:table-cell>
          <table:table-cell table:style-name="ce27" table:formula="of:=MATCH([.A36];[$'Rate data'.$B$23:$'Rate data'.$K$23];0)" office:value-type="float" office:value="4" calcext:value-type="float">
            <text:p>4</text:p>
          </table:table-cell>
          <table:table-cell table:style-name="ce32" table:formula="of:=IF([.E36]=&quot;Yes&quot;;([.D36]*[$'Rate data'.$C$8]-100)/100*IF([.A36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36];[.I36])" office:value-type="float" office:value="82.7" calcext:value-type="float">
            <text:p>82.70</text:p>
          </table:table-cell>
          <table:table-cell table:style-name="ce32" table:formula="of:=ROUND(([.J36]+[.K36])*(1-[.F36]);2)" office:value-type="float" office:value="71.22" calcext:value-type="float">
            <text:p>71.22</text:p>
          </table:table-cell>
          <table:table-cell table:number-columns-repeated="52"/>
        </table:table-row>
        <table:table-row table:style-name="ro1">
          <table:table-cell table:style-name="ce27" table:formula="of:=[.A36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6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7];[$'Rate data'.$A$24:$'Rate data'.$A$34];0)+IF([.B37]=&quot;Express&quot;;16;0)" office:value-type="float" office:value="23" calcext:value-type="float">
            <text:p>23</text:p>
          </table:table-cell>
          <table:table-cell table:style-name="ce27" table:formula="of:=MATCH([.A37];[$'Rate data'.$B$23:$'Rate data'.$K$23];0)" office:value-type="float" office:value="4" calcext:value-type="float">
            <text:p>4</text:p>
          </table:table-cell>
          <table:table-cell table:style-name="ce32" table:formula="of:=IF([.E37]=&quot;Yes&quot;;([.D37]*[$'Rate data'.$C$8]-100)/100*IF([.A37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37];[.I37])" office:value-type="float" office:value="87.7" calcext:value-type="float">
            <text:p>87.70</text:p>
          </table:table-cell>
          <table:table-cell table:style-name="ce32" table:formula="of:=ROUND(([.J37]+[.K37])*(1-[.F37]);2)" office:value-type="float" office:value="79.02" calcext:value-type="float">
            <text:p>79.02</text:p>
          </table:table-cell>
          <table:table-cell table:number-columns-repeated="52"/>
        </table:table-row>
        <table:table-row table:style-name="ro1">
          <table:table-cell table:style-name="ce27" table:formula="of:=[.A37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7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8];[$'Rate data'.$A$24:$'Rate data'.$A$34];0)+IF([.B38]=&quot;Express&quot;;16;0)" office:value-type="float" office:value="24" calcext:value-type="float">
            <text:p>24</text:p>
          </table:table-cell>
          <table:table-cell table:style-name="ce27" table:formula="of:=MATCH([.A38];[$'Rate data'.$B$23:$'Rate data'.$K$23];0)" office:value-type="float" office:value="4" calcext:value-type="float">
            <text:p>4</text:p>
          </table:table-cell>
          <table:table-cell table:style-name="ce32" table:formula="of:=IF([.E38]=&quot;Yes&quot;;([.D38]*[$'Rate data'.$C$8]-100)/100*IF([.A38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38];[.I38])" office:value-type="float" office:value="92.7" calcext:value-type="float">
            <text:p>92.70</text:p>
          </table:table-cell>
          <table:table-cell table:style-name="ce32" table:formula="of:=ROUND(([.J38]+[.K38])*(1-[.F38]);2)" office:value-type="float" office:value="86.82" calcext:value-type="float">
            <text:p>86.82</text:p>
          </table:table-cell>
          <table:table-cell table:number-columns-repeated="52"/>
        </table:table-row>
        <table:table-row table:style-name="ro1">
          <table:table-cell table:style-name="ce27" table:formula="of:=[.A38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8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9];[$'Rate data'.$A$24:$'Rate data'.$A$34];0)+IF([.B39]=&quot;Express&quot;;16;0)" office:value-type="float" office:value="25" calcext:value-type="float">
            <text:p>25</text:p>
          </table:table-cell>
          <table:table-cell table:style-name="ce27" table:formula="of:=MATCH([.A39];[$'Rate data'.$B$23:$'Rate data'.$K$23];0)" office:value-type="float" office:value="4" calcext:value-type="float">
            <text:p>4</text:p>
          </table:table-cell>
          <table:table-cell table:style-name="ce32" table:formula="of:=IF([.E39]=&quot;Yes&quot;;([.D39]*[$'Rate data'.$C$8]-100)/100*IF([.A39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39];[.I39])" office:value-type="float" office:value="97.7" calcext:value-type="float">
            <text:p>97.70</text:p>
          </table:table-cell>
          <table:table-cell table:style-name="ce32" table:formula="of:=ROUND(([.J39]+[.K39])*(1-[.F39]);2)" office:value-type="float" office:value="94.62" calcext:value-type="float">
            <text:p>94.62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0];[$'Rate data'.$A$24:$'Rate data'.$A$34];0)+IF([.B40]=&quot;Express&quot;;16;0)" office:value-type="float" office:value="17" calcext:value-type="float">
            <text:p>17</text:p>
          </table:table-cell>
          <table:table-cell table:style-name="ce27" table:formula="of:=MATCH([.A40];[$'Rate data'.$B$23:$'Rate data'.$K$23];0)" office:value-type="float" office:value="5" calcext:value-type="float">
            <text:p>5</text:p>
          </table:table-cell>
          <table:table-cell table:style-name="ce32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0];[.I40])" office:value-type="float" office:value="41.4" calcext:value-type="float">
            <text:p>41.40</text:p>
          </table:table-cell>
          <table:table-cell table:style-name="ce32" table:formula="of:=ROUND(([.J40]+[.K40])*(1-[.F40]);2)" office:value-type="float" office:value="24.84" calcext:value-type="float">
            <text:p>24.84</text:p>
          </table:table-cell>
          <table:table-cell table:number-columns-repeated="52"/>
        </table:table-row>
        <table:table-row table:style-name="ro1">
          <table:table-cell table:style-name="ce27" table:formula="of:=[.A40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0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1];[$'Rate data'.$A$24:$'Rate data'.$A$34];0)+IF([.B41]=&quot;Express&quot;;16;0)" office:value-type="float" office:value="18" calcext:value-type="float">
            <text:p>18</text:p>
          </table:table-cell>
          <table:table-cell table:style-name="ce27" table:formula="of:=MATCH([.A41];[$'Rate data'.$B$23:$'Rate data'.$K$23];0)" office:value-type="float" office:value="5" calcext:value-type="float">
            <text:p>5</text:p>
          </table:table-cell>
          <table:table-cell table:style-name="ce32" table:formula="of:=IF([.E41]=&quot;Yes&quot;;([.D41]*[$'Rate data'.$C$8]-100)/100*IF([.A41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41];[.I41])" office:value-type="float" office:value="44.4" calcext:value-type="float">
            <text:p>44.40</text:p>
          </table:table-cell>
          <table:table-cell table:style-name="ce32" table:formula="of:=ROUND(([.J41]+[.K41])*(1-[.F41]);2)" office:value-type="float" office:value="29.04" calcext:value-type="float">
            <text:p>29.04</text:p>
          </table:table-cell>
          <table:table-cell table:number-columns-repeated="52"/>
        </table:table-row>
        <table:table-row table:style-name="ro1">
          <table:table-cell table:style-name="ce27" table:formula="of:=[.A41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1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2];[$'Rate data'.$A$24:$'Rate data'.$A$34];0)+IF([.B42]=&quot;Express&quot;;16;0)" office:value-type="float" office:value="19" calcext:value-type="float">
            <text:p>19</text:p>
          </table:table-cell>
          <table:table-cell table:style-name="ce27" table:formula="of:=MATCH([.A42];[$'Rate data'.$B$23:$'Rate data'.$K$23];0)" office:value-type="float" office:value="5" calcext:value-type="float">
            <text:p>5</text:p>
          </table:table-cell>
          <table:table-cell table:style-name="ce32" table:formula="of:=IF([.E42]=&quot;Yes&quot;;([.D42]*[$'Rate data'.$C$8]-100)/100*IF([.A42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42];[.I42])" office:value-type="float" office:value="57.3" calcext:value-type="float">
            <text:p>57.30</text:p>
          </table:table-cell>
          <table:table-cell table:style-name="ce32" table:formula="of:=ROUND(([.J42]+[.K42])*(1-[.F42]);2)" office:value-type="float" office:value="41.58" calcext:value-type="float">
            <text:p>41.58</text:p>
          </table:table-cell>
          <table:table-cell table:number-columns-repeated="52"/>
        </table:table-row>
        <table:table-row table:style-name="ro1">
          <table:table-cell table:style-name="ce27" table:formula="of:=[.A42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2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3];[$'Rate data'.$A$24:$'Rate data'.$A$34];0)+IF([.B43]=&quot;Express&quot;;16;0)" office:value-type="float" office:value="20" calcext:value-type="float">
            <text:p>20</text:p>
          </table:table-cell>
          <table:table-cell table:style-name="ce27" table:formula="of:=MATCH([.A43];[$'Rate data'.$B$23:$'Rate data'.$K$23];0)" office:value-type="float" office:value="5" calcext:value-type="float">
            <text:p>5</text:p>
          </table:table-cell>
          <table:table-cell table:style-name="ce32" table:formula="of:=IF([.E43]=&quot;Yes&quot;;([.D43]*[$'Rate data'.$C$8]-100)/100*IF([.A43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43];[.I43])" office:value-type="float" office:value="70.2" calcext:value-type="float">
            <text:p>70.20</text:p>
          </table:table-cell>
          <table:table-cell table:style-name="ce32" table:formula="of:=ROUND(([.J43]+[.K43])*(1-[.F43]);2)" office:value-type="float" office:value="54.12" calcext:value-type="float">
            <text:p>54.12</text:p>
          </table:table-cell>
          <table:table-cell table:number-columns-repeated="52"/>
        </table:table-row>
        <table:table-row table:style-name="ro1">
          <table:table-cell table:style-name="ce27" table:formula="of:=[.A43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3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4];[$'Rate data'.$A$24:$'Rate data'.$A$34];0)+IF([.B44]=&quot;Express&quot;;16;0)" office:value-type="float" office:value="21" calcext:value-type="float">
            <text:p>21</text:p>
          </table:table-cell>
          <table:table-cell table:style-name="ce27" table:formula="of:=MATCH([.A44];[$'Rate data'.$B$23:$'Rate data'.$K$23];0)" office:value-type="float" office:value="5" calcext:value-type="float">
            <text:p>5</text:p>
          </table:table-cell>
          <table:table-cell table:style-name="ce32" table:formula="of:=IF([.E44]=&quot;Yes&quot;;([.D44]*[$'Rate data'.$C$8]-100)/100*IF([.A44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44];[.I44])" office:value-type="float" office:value="83.1" calcext:value-type="float">
            <text:p>83.10</text:p>
          </table:table-cell>
          <table:table-cell table:style-name="ce32" table:formula="of:=ROUND(([.J44]+[.K44])*(1-[.F44]);2)" office:value-type="float" office:value="66.66" calcext:value-type="float">
            <text:p>66.66</text:p>
          </table:table-cell>
          <table:table-cell table:number-columns-repeated="52"/>
        </table:table-row>
        <table:table-row table:style-name="ro1">
          <table:table-cell table:style-name="ce27" table:formula="of:=[.A44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4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5];[$'Rate data'.$A$24:$'Rate data'.$A$34];0)+IF([.B45]=&quot;Express&quot;;16;0)" office:value-type="float" office:value="22" calcext:value-type="float">
            <text:p>22</text:p>
          </table:table-cell>
          <table:table-cell table:style-name="ce27" table:formula="of:=MATCH([.A45];[$'Rate data'.$B$23:$'Rate data'.$K$23];0)" office:value-type="float" office:value="5" calcext:value-type="float">
            <text:p>5</text:p>
          </table:table-cell>
          <table:table-cell table:style-name="ce32" table:formula="of:=IF([.E45]=&quot;Yes&quot;;([.D45]*[$'Rate data'.$C$8]-100)/100*IF([.A45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45];[.I45])" office:value-type="float" office:value="87.6" calcext:value-type="float">
            <text:p>87.60</text:p>
          </table:table-cell>
          <table:table-cell table:style-name="ce32" table:formula="of:=ROUND(([.J45]+[.K45])*(1-[.F45]);2)" office:value-type="float" office:value="74.16" calcext:value-type="float">
            <text:p>74.16</text:p>
          </table:table-cell>
          <table:table-cell table:number-columns-repeated="52"/>
        </table:table-row>
        <table:table-row table:style-name="ro1">
          <table:table-cell table:style-name="ce27" table:formula="of:=[.A45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5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6];[$'Rate data'.$A$24:$'Rate data'.$A$34];0)+IF([.B46]=&quot;Express&quot;;16;0)" office:value-type="float" office:value="23" calcext:value-type="float">
            <text:p>23</text:p>
          </table:table-cell>
          <table:table-cell table:style-name="ce27" table:formula="of:=MATCH([.A46];[$'Rate data'.$B$23:$'Rate data'.$K$23];0)" office:value-type="float" office:value="5" calcext:value-type="float">
            <text:p>5</text:p>
          </table:table-cell>
          <table:table-cell table:style-name="ce32" table:formula="of:=IF([.E46]=&quot;Yes&quot;;([.D46]*[$'Rate data'.$C$8]-100)/100*IF([.A46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46];[.I46])" office:value-type="float" office:value="92.1" calcext:value-type="float">
            <text:p>92.10</text:p>
          </table:table-cell>
          <table:table-cell table:style-name="ce32" table:formula="of:=ROUND(([.J46]+[.K46])*(1-[.F46]);2)" office:value-type="float" office:value="81.66" calcext:value-type="float">
            <text:p>81.66</text:p>
          </table:table-cell>
          <table:table-cell table:number-columns-repeated="52"/>
        </table:table-row>
        <table:table-row table:style-name="ro1">
          <table:table-cell table:style-name="ce27" table:formula="of:=[.A46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6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7];[$'Rate data'.$A$24:$'Rate data'.$A$34];0)+IF([.B47]=&quot;Express&quot;;16;0)" office:value-type="float" office:value="24" calcext:value-type="float">
            <text:p>24</text:p>
          </table:table-cell>
          <table:table-cell table:style-name="ce27" table:formula="of:=MATCH([.A47];[$'Rate data'.$B$23:$'Rate data'.$K$23];0)" office:value-type="float" office:value="5" calcext:value-type="float">
            <text:p>5</text:p>
          </table:table-cell>
          <table:table-cell table:style-name="ce32" table:formula="of:=IF([.E47]=&quot;Yes&quot;;([.D47]*[$'Rate data'.$C$8]-100)/100*IF([.A47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47];[.I47])" office:value-type="float" office:value="96.6" calcext:value-type="float">
            <text:p>96.60</text:p>
          </table:table-cell>
          <table:table-cell table:style-name="ce32" table:formula="of:=ROUND(([.J47]+[.K47])*(1-[.F47]);2)" office:value-type="float" office:value="89.16" calcext:value-type="float">
            <text:p>89.16</text:p>
          </table:table-cell>
          <table:table-cell table:number-columns-repeated="52"/>
        </table:table-row>
        <table:table-row table:style-name="ro1">
          <table:table-cell table:style-name="ce27" table:formula="of:=[.A47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7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8];[$'Rate data'.$A$24:$'Rate data'.$A$34];0)+IF([.B48]=&quot;Express&quot;;16;0)" office:value-type="float" office:value="25" calcext:value-type="float">
            <text:p>25</text:p>
          </table:table-cell>
          <table:table-cell table:style-name="ce27" table:formula="of:=MATCH([.A48];[$'Rate data'.$B$23:$'Rate data'.$K$23];0)" office:value-type="float" office:value="5" calcext:value-type="float">
            <text:p>5</text:p>
          </table:table-cell>
          <table:table-cell table:style-name="ce32" table:formula="of:=IF([.E48]=&quot;Yes&quot;;([.D48]*[$'Rate data'.$C$8]-100)/100*IF([.A48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48];[.I48])" office:value-type="float" office:value="101.1" calcext:value-type="float">
            <text:p>101.10</text:p>
          </table:table-cell>
          <table:table-cell table:style-name="ce32" table:formula="of:=ROUND(([.J48]+[.K48])*(1-[.F48]);2)" office:value-type="float" office:value="96.66" calcext:value-type="float">
            <text:p>96.66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9];[$'Rate data'.$A$24:$'Rate data'.$A$34];0)+IF([.B49]=&quot;Express&quot;;16;0)" office:value-type="float" office:value="17" calcext:value-type="float">
            <text:p>17</text:p>
          </table:table-cell>
          <table:table-cell table:style-name="ce27" table:formula="of:=MATCH([.A49];[$'Rate data'.$B$23:$'Rate data'.$K$23];0)" office:value-type="float" office:value="6" calcext:value-type="float">
            <text:p>6</text:p>
          </table:table-cell>
          <table:table-cell table:style-name="ce32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9];[.I49])" office:value-type="float" office:value="46.8" calcext:value-type="float">
            <text:p>46.80</text:p>
          </table:table-cell>
          <table:table-cell table:style-name="ce32" table:formula="of:=ROUND(([.J49]+[.K49])*(1-[.F49]);2)" office:value-type="float" office:value="28.08" calcext:value-type="float">
            <text:p>28.08</text:p>
          </table:table-cell>
          <table:table-cell table:number-columns-repeated="52"/>
        </table:table-row>
        <table:table-row table:style-name="ro1">
          <table:table-cell table:style-name="ce27" table:formula="of:=[.A49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9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0];[$'Rate data'.$A$24:$'Rate data'.$A$34];0)+IF([.B50]=&quot;Express&quot;;16;0)" office:value-type="float" office:value="18" calcext:value-type="float">
            <text:p>18</text:p>
          </table:table-cell>
          <table:table-cell table:style-name="ce27" table:formula="of:=MATCH([.A50];[$'Rate data'.$B$23:$'Rate data'.$K$23];0)" office:value-type="float" office:value="6" calcext:value-type="float">
            <text:p>6</text:p>
          </table:table-cell>
          <table:table-cell table:style-name="ce32" table:formula="of:=IF([.E50]=&quot;Yes&quot;;([.D50]*[$'Rate data'.$C$8]-100)/100*IF([.A50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50];[.I50])" office:value-type="float" office:value="49.8" calcext:value-type="float">
            <text:p>49.80</text:p>
          </table:table-cell>
          <table:table-cell table:style-name="ce32" table:formula="of:=ROUND(([.J50]+[.K50])*(1-[.F50]);2)" office:value-type="float" office:value="32.28" calcext:value-type="float">
            <text:p>32.28</text:p>
          </table:table-cell>
          <table:table-cell table:number-columns-repeated="52"/>
        </table:table-row>
        <table:table-row table:style-name="ro1">
          <table:table-cell table:style-name="ce27" table:formula="of:=[.A50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0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1];[$'Rate data'.$A$24:$'Rate data'.$A$34];0)+IF([.B51]=&quot;Express&quot;;16;0)" office:value-type="float" office:value="19" calcext:value-type="float">
            <text:p>19</text:p>
          </table:table-cell>
          <table:table-cell table:style-name="ce27" table:formula="of:=MATCH([.A51];[$'Rate data'.$B$23:$'Rate data'.$K$23];0)" office:value-type="float" office:value="6" calcext:value-type="float">
            <text:p>6</text:p>
          </table:table-cell>
          <table:table-cell table:style-name="ce32" table:formula="of:=IF([.E51]=&quot;Yes&quot;;([.D51]*[$'Rate data'.$C$8]-100)/100*IF([.A51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51];[.I51])" office:value-type="float" office:value="66.35" calcext:value-type="float">
            <text:p>66.35</text:p>
          </table:table-cell>
          <table:table-cell table:style-name="ce32" table:formula="of:=ROUND(([.J51]+[.K51])*(1-[.F51]);2)" office:value-type="float" office:value="47.01" calcext:value-type="float">
            <text:p>47.01</text:p>
          </table:table-cell>
          <table:table-cell table:number-columns-repeated="52"/>
        </table:table-row>
        <table:table-row table:style-name="ro1">
          <table:table-cell table:style-name="ce27" table:formula="of:=[.A51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1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2];[$'Rate data'.$A$24:$'Rate data'.$A$34];0)+IF([.B52]=&quot;Express&quot;;16;0)" office:value-type="float" office:value="20" calcext:value-type="float">
            <text:p>20</text:p>
          </table:table-cell>
          <table:table-cell table:style-name="ce27" table:formula="of:=MATCH([.A52];[$'Rate data'.$B$23:$'Rate data'.$K$23];0)" office:value-type="float" office:value="6" calcext:value-type="float">
            <text:p>6</text:p>
          </table:table-cell>
          <table:table-cell table:style-name="ce32" table:formula="of:=IF([.E52]=&quot;Yes&quot;;([.D52]*[$'Rate data'.$C$8]-100)/100*IF([.A52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52];[.I52])" office:value-type="float" office:value="82.9" calcext:value-type="float">
            <text:p>82.90</text:p>
          </table:table-cell>
          <table:table-cell table:style-name="ce32" table:formula="of:=ROUND(([.J52]+[.K52])*(1-[.F52]);2)" office:value-type="float" office:value="61.74" calcext:value-type="float">
            <text:p>61.74</text:p>
          </table:table-cell>
          <table:table-cell table:number-columns-repeated="52"/>
        </table:table-row>
        <table:table-row table:style-name="ro1">
          <table:table-cell table:style-name="ce27" table:formula="of:=[.A52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2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3];[$'Rate data'.$A$24:$'Rate data'.$A$34];0)+IF([.B53]=&quot;Express&quot;;16;0)" office:value-type="float" office:value="21" calcext:value-type="float">
            <text:p>21</text:p>
          </table:table-cell>
          <table:table-cell table:style-name="ce27" table:formula="of:=MATCH([.A53];[$'Rate data'.$B$23:$'Rate data'.$K$23];0)" office:value-type="float" office:value="6" calcext:value-type="float">
            <text:p>6</text:p>
          </table:table-cell>
          <table:table-cell table:style-name="ce32" table:formula="of:=IF([.E53]=&quot;Yes&quot;;([.D53]*[$'Rate data'.$C$8]-100)/100*IF([.A53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53];[.I53])" office:value-type="float" office:value="99.45" calcext:value-type="float">
            <text:p>99.45</text:p>
          </table:table-cell>
          <table:table-cell table:style-name="ce32" table:formula="of:=ROUND(([.J53]+[.K53])*(1-[.F53]);2)" office:value-type="float" office:value="76.47" calcext:value-type="float">
            <text:p>76.47</text:p>
          </table:table-cell>
          <table:table-cell table:number-columns-repeated="52"/>
        </table:table-row>
        <table:table-row table:style-name="ro1">
          <table:table-cell table:style-name="ce27" table:formula="of:=[.A53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3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4];[$'Rate data'.$A$24:$'Rate data'.$A$34];0)+IF([.B54]=&quot;Express&quot;;16;0)" office:value-type="float" office:value="22" calcext:value-type="float">
            <text:p>22</text:p>
          </table:table-cell>
          <table:table-cell table:style-name="ce27" table:formula="of:=MATCH([.A54];[$'Rate data'.$B$23:$'Rate data'.$K$23];0)" office:value-type="float" office:value="6" calcext:value-type="float">
            <text:p>6</text:p>
          </table:table-cell>
          <table:table-cell table:style-name="ce32" table:formula="of:=IF([.E54]=&quot;Yes&quot;;([.D54]*[$'Rate data'.$C$8]-100)/100*IF([.A54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54];[.I54])" office:value-type="float" office:value="107.95" calcext:value-type="float">
            <text:p>107.95</text:p>
          </table:table-cell>
          <table:table-cell table:style-name="ce32" table:formula="of:=ROUND(([.J54]+[.K54])*(1-[.F54]);2)" office:value-type="float" office:value="86.37" calcext:value-type="float">
            <text:p>86.37</text:p>
          </table:table-cell>
          <table:table-cell table:number-columns-repeated="52"/>
        </table:table-row>
        <table:table-row table:style-name="ro1">
          <table:table-cell table:style-name="ce27" table:formula="of:=[.A54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4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5];[$'Rate data'.$A$24:$'Rate data'.$A$34];0)+IF([.B55]=&quot;Express&quot;;16;0)" office:value-type="float" office:value="23" calcext:value-type="float">
            <text:p>23</text:p>
          </table:table-cell>
          <table:table-cell table:style-name="ce27" table:formula="of:=MATCH([.A55];[$'Rate data'.$B$23:$'Rate data'.$K$23];0)" office:value-type="float" office:value="6" calcext:value-type="float">
            <text:p>6</text:p>
          </table:table-cell>
          <table:table-cell table:style-name="ce32" table:formula="of:=IF([.E55]=&quot;Yes&quot;;([.D55]*[$'Rate data'.$C$8]-100)/100*IF([.A55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55];[.I55])" office:value-type="float" office:value="116.45" calcext:value-type="float">
            <text:p>116.45</text:p>
          </table:table-cell>
          <table:table-cell table:style-name="ce32" table:formula="of:=ROUND(([.J55]+[.K55])*(1-[.F55]);2)" office:value-type="float" office:value="96.27" calcext:value-type="float">
            <text:p>96.27</text:p>
          </table:table-cell>
          <table:table-cell table:number-columns-repeated="52"/>
        </table:table-row>
        <table:table-row table:style-name="ro1">
          <table:table-cell table:style-name="ce27" table:formula="of:=[.A55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5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6];[$'Rate data'.$A$24:$'Rate data'.$A$34];0)+IF([.B56]=&quot;Express&quot;;16;0)" office:value-type="float" office:value="24" calcext:value-type="float">
            <text:p>24</text:p>
          </table:table-cell>
          <table:table-cell table:style-name="ce27" table:formula="of:=MATCH([.A56];[$'Rate data'.$B$23:$'Rate data'.$K$23];0)" office:value-type="float" office:value="6" calcext:value-type="float">
            <text:p>6</text:p>
          </table:table-cell>
          <table:table-cell table:style-name="ce32" table:formula="of:=IF([.E56]=&quot;Yes&quot;;([.D56]*[$'Rate data'.$C$8]-100)/100*IF([.A56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56];[.I56])" office:value-type="float" office:value="124.95" calcext:value-type="float">
            <text:p>124.95</text:p>
          </table:table-cell>
          <table:table-cell table:style-name="ce32" table:formula="of:=ROUND(([.J56]+[.K56])*(1-[.F56]);2)" office:value-type="float" office:value="106.17" calcext:value-type="float">
            <text:p>106.17</text:p>
          </table:table-cell>
          <table:table-cell table:number-columns-repeated="52"/>
        </table:table-row>
        <table:table-row table:style-name="ro1">
          <table:table-cell table:style-name="ce27" table:formula="of:=[.A56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6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7];[$'Rate data'.$A$24:$'Rate data'.$A$34];0)+IF([.B57]=&quot;Express&quot;;16;0)" office:value-type="float" office:value="25" calcext:value-type="float">
            <text:p>25</text:p>
          </table:table-cell>
          <table:table-cell table:style-name="ce27" table:formula="of:=MATCH([.A57];[$'Rate data'.$B$23:$'Rate data'.$K$23];0)" office:value-type="float" office:value="6" calcext:value-type="float">
            <text:p>6</text:p>
          </table:table-cell>
          <table:table-cell table:style-name="ce32" table:formula="of:=IF([.E57]=&quot;Yes&quot;;([.D57]*[$'Rate data'.$C$8]-100)/100*IF([.A57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57];[.I57])" office:value-type="float" office:value="133.45" calcext:value-type="float">
            <text:p>133.45</text:p>
          </table:table-cell>
          <table:table-cell table:style-name="ce32" table:formula="of:=ROUND(([.J57]+[.K57])*(1-[.F57]);2)" office:value-type="float" office:value="116.07" calcext:value-type="float">
            <text:p>116.07</text:p>
          </table:table-cell>
          <table:table-cell table:number-columns-repeated="52"/>
        </table:table-row>
        <table:table-row table:style-name="ro1" table:number-rows-repeated="26">
          <table:table-cell table:style-name="ce27" table:number-columns-repeated="5"/>
          <table:table-cell table:style-name="ce36"/>
          <table:table-cell/>
          <table:table-cell table:style-name="ce27" table:number-columns-repeated="2"/>
          <table:table-cell table:style-name="ce32" table:number-columns-repeated="3"/>
          <table:table-cell table:number-columns-repeated="52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2" table:style-name="ta9"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2" table:default-cell-style-name="ce38"/>
        <table:table-column table:style-name="co1" table:number-columns-repeated="59" table:default-cell-style-name="Default"/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greaterThanKg</text:p>
          </table:table-cell>
          <table:table-cell table:style-name="ce28" office:value-type="string" calcext:value-type="string">
            <text:p>lessThanKg</text:p>
          </table:table-cell>
          <table:table-cell table:style-name="ce37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2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4]" office:value-type="string" office:string-value="Wholesale Insured Express" calcext:value-type="string">
            <text:p>Wholesale Insured Express</text:p>
          </table:table-cell>
          <table:table-cell table:formula="of:=IF([$'Rate definitions 2'.C4]=0;0;[$'Rate definitions 2'.C4]+0.001)" office:value-type="float" office:value="0" calcext:value-type="float">
            <text:p>0</text:p>
          </table:table-cell>
          <table:table-cell table:formula="of:=[$'Rate definitions 2'.D4]+0.001" office:value-type="float" office:value="0.251" calcext:value-type="float">
            <text:p>0.251</text:p>
          </table:table-cell>
          <table:table-cell table:formula="of:=[$'Rate definitions 2'.L4]" office:value-type="float" office:value="8.61" calcext:value-type="float">
            <text:p>8.61</text:p>
          </table:table-cell>
          <table:table-cell table:number-columns-repeated="59"/>
        </table:table-row>
        <table:table-row table:style-name="ro1">
          <table:table-cell table:formula="of:=VLOOKUP([$'Rate definitions 2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5]" office:value-type="string" office:string-value="Wholesale Insured Express" calcext:value-type="string">
            <text:p>Wholesale Insured Express</text:p>
          </table:table-cell>
          <table:table-cell table:formula="of:=IF([$'Rate definitions 2'.C5]=0;0;[$'Rate definitions 2'.C5]+0.001)" office:value-type="float" office:value="0.251" calcext:value-type="float">
            <text:p>0.251</text:p>
          </table:table-cell>
          <table:table-cell table:formula="of:=[$'Rate definitions 2'.D5]+0.001" office:value-type="float" office:value="0.501" calcext:value-type="float">
            <text:p>0.501</text:p>
          </table:table-cell>
          <table:table-cell table:formula="of:=[$'Rate definitions 2'.L5]" office:value-type="float" office:value="10.36" calcext:value-type="float">
            <text:p>10.36</text:p>
          </table:table-cell>
          <table:table-cell table:number-columns-repeated="59"/>
        </table:table-row>
        <table:table-row table:style-name="ro1">
          <table:table-cell table:formula="of:=VLOOKUP([$'Rate definitions 2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6]" office:value-type="string" office:string-value="Wholesale Insured Express" calcext:value-type="string">
            <text:p>Wholesale Insured Express</text:p>
          </table:table-cell>
          <table:table-cell table:formula="of:=IF([$'Rate definitions 2'.C6]=0;0;[$'Rate definitions 2'.C6]+0.001)" office:value-type="float" office:value="0.501" calcext:value-type="float">
            <text:p>0.501</text:p>
          </table:table-cell>
          <table:table-cell table:formula="of:=[$'Rate definitions 2'.D6]+0.001" office:value-type="float" office:value="1.001" calcext:value-type="float">
            <text:p>1.001</text:p>
          </table:table-cell>
          <table:table-cell table:formula="of:=[$'Rate definitions 2'.L6]" office:value-type="float" office:value="16.59" calcext:value-type="float">
            <text:p>16.59</text:p>
          </table:table-cell>
          <table:table-cell table:number-columns-repeated="59"/>
        </table:table-row>
        <table:table-row table:style-name="ro1">
          <table:table-cell table:formula="of:=VLOOKUP([$'Rate definitions 2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7]" office:value-type="string" office:string-value="Wholesale Insured Express" calcext:value-type="string">
            <text:p>Wholesale Insured Express</text:p>
          </table:table-cell>
          <table:table-cell table:formula="of:=IF([$'Rate definitions 2'.C7]=0;0;[$'Rate definitions 2'.C7]+0.001)" office:value-type="float" office:value="1.001" calcext:value-type="float">
            <text:p>1.001</text:p>
          </table:table-cell>
          <table:table-cell table:formula="of:=[$'Rate definitions 2'.D7]+0.001" office:value-type="float" office:value="1.501" calcext:value-type="float">
            <text:p>1.501</text:p>
          </table:table-cell>
          <table:table-cell table:formula="of:=[$'Rate definitions 2'.L7]" office:value-type="float" office:value="22.72" calcext:value-type="float">
            <text:p>22.72</text:p>
          </table:table-cell>
          <table:table-cell table:number-columns-repeated="59"/>
        </table:table-row>
        <table:table-row table:style-name="ro1">
          <table:table-cell table:formula="of:=VLOOKUP([$'Rate definitions 2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8]" office:value-type="string" office:string-value="Wholesale Insured Express" calcext:value-type="string">
            <text:p>Wholesale Insured Express</text:p>
          </table:table-cell>
          <table:table-cell table:formula="of:=IF([$'Rate definitions 2'.C8]=0;0;[$'Rate definitions 2'.C8]+0.001)" office:value-type="float" office:value="1.501" calcext:value-type="float">
            <text:p>1.501</text:p>
          </table:table-cell>
          <table:table-cell table:formula="of:=[$'Rate definitions 2'.D8]+0.001" office:value-type="float" office:value="2.001" calcext:value-type="float">
            <text:p>2.001</text:p>
          </table:table-cell>
          <table:table-cell table:formula="of:=[$'Rate definitions 2'.L8]" office:value-type="float" office:value="26.22" calcext:value-type="float">
            <text:p>26.22</text:p>
          </table:table-cell>
          <table:table-cell table:number-columns-repeated="59"/>
        </table:table-row>
        <table:table-row table:style-name="ro1">
          <table:table-cell table:formula="of:=VLOOKUP([$'Rate definitions 2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9]" office:value-type="string" office:string-value="Wholesale Insured Express" calcext:value-type="string">
            <text:p>Wholesale Insured Express</text:p>
          </table:table-cell>
          <table:table-cell table:formula="of:=IF([$'Rate definitions 2'.C9]=0;0;[$'Rate definitions 2'.C9]+0.001)" office:value-type="float" office:value="2.001" calcext:value-type="float">
            <text:p>2.001</text:p>
          </table:table-cell>
          <table:table-cell table:formula="of:=[$'Rate definitions 2'.D9]+0.001" office:value-type="float" office:value="2.501" calcext:value-type="float">
            <text:p>2.501</text:p>
          </table:table-cell>
          <table:table-cell table:formula="of:=[$'Rate definitions 2'.L9]" office:value-type="float" office:value="29.72" calcext:value-type="float">
            <text:p>29.72</text:p>
          </table:table-cell>
          <table:table-cell table:number-columns-repeated="59"/>
        </table:table-row>
        <table:table-row table:style-name="ro1">
          <table:table-cell table:formula="of:=VLOOKUP([$'Rate definitions 2'.A10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0]" office:value-type="string" office:string-value="Wholesale Insured Express" calcext:value-type="string">
            <text:p>Wholesale Insured Express</text:p>
          </table:table-cell>
          <table:table-cell table:formula="of:=IF([$'Rate definitions 2'.C10]=0;0;[$'Rate definitions 2'.C10]+0.001)" office:value-type="float" office:value="2.501" calcext:value-type="float">
            <text:p>2.501</text:p>
          </table:table-cell>
          <table:table-cell table:formula="of:=[$'Rate definitions 2'.D10]+0.001" office:value-type="float" office:value="3.001" calcext:value-type="float">
            <text:p>3.001</text:p>
          </table:table-cell>
          <table:table-cell table:formula="of:=[$'Rate definitions 2'.L10]" office:value-type="float" office:value="33.22" calcext:value-type="float">
            <text:p>33.22</text:p>
          </table:table-cell>
          <table:table-cell table:number-columns-repeated="59"/>
        </table:table-row>
        <table:table-row table:style-name="ro1">
          <table:table-cell table:formula="of:=VLOOKUP([$'Rate definitions 2'.A11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1]" office:value-type="string" office:string-value="Wholesale Insured Express" calcext:value-type="string">
            <text:p>Wholesale Insured Express</text:p>
          </table:table-cell>
          <table:table-cell table:formula="of:=IF([$'Rate definitions 2'.C11]=0;0;[$'Rate definitions 2'.C11]+0.001)" office:value-type="float" office:value="3.001" calcext:value-type="float">
            <text:p>3.001</text:p>
          </table:table-cell>
          <table:table-cell table:formula="of:=[$'Rate definitions 2'.D11]+0.001" office:value-type="float" office:value="3.501" calcext:value-type="float">
            <text:p>3.501</text:p>
          </table:table-cell>
          <table:table-cell table:formula="of:=[$'Rate definitions 2'.L11]" office:value-type="float" office:value="41.09" calcext:value-type="float">
            <text:p>41.09</text:p>
          </table:table-cell>
          <table:table-cell table:number-columns-repeated="59"/>
        </table:table-row>
        <table:table-row table:style-name="ro1">
          <table:table-cell table:formula="of:=VLOOKUP([$'Rate definitions 2'.A12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2]" office:value-type="string" office:string-value="Wholesale Insured Express" calcext:value-type="string">
            <text:p>Wholesale Insured Express</text:p>
          </table:table-cell>
          <table:table-cell table:formula="of:=IF([$'Rate definitions 2'.C12]=0;0;[$'Rate definitions 2'.C12]+0.001)" office:value-type="float" office:value="3.501" calcext:value-type="float">
            <text:p>3.501</text:p>
          </table:table-cell>
          <table:table-cell table:formula="of:=[$'Rate definitions 2'.D12]+0.001" office:value-type="float" office:value="4.001" calcext:value-type="float">
            <text:p>4.001</text:p>
          </table:table-cell>
          <table:table-cell table:formula="of:=[$'Rate definitions 2'.L12]" office:value-type="float" office:value="44.59" calcext:value-type="float">
            <text:p>44.59</text:p>
          </table:table-cell>
          <table:table-cell table:number-columns-repeated="59"/>
        </table:table-row>
        <table:table-row table:style-name="ro1">
          <table:table-cell table:formula="of:=VLOOKUP([$'Rate definitions 2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3]" office:value-type="string" office:string-value="International Insured Express" calcext:value-type="string">
            <text:p>International Insured Express</text:p>
          </table:table-cell>
          <table:table-cell table:formula="of:=IF([$'Rate definitions 2'.C13]=0;0;[$'Rate definitions 2'.C13]+0.001)" office:value-type="float" office:value="0" calcext:value-type="float">
            <text:p>0</text:p>
          </table:table-cell>
          <table:table-cell table:formula="of:=[$'Rate definitions 2'.D13]+0.001" office:value-type="float" office:value="0.251" calcext:value-type="float">
            <text:p>0.251</text:p>
          </table:table-cell>
          <table:table-cell table:formula="of:=[$'Rate definitions 2'.L13]" office:value-type="float" office:value="18.12" calcext:value-type="float">
            <text:p>18.12</text:p>
          </table:table-cell>
          <table:table-cell table:number-columns-repeated="59"/>
        </table:table-row>
        <table:table-row table:style-name="ro1">
          <table:table-cell table:formula="of:=VLOOKUP([$'Rate definitions 2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4]" office:value-type="string" office:string-value="International Insured Express" calcext:value-type="string">
            <text:p>International Insured Express</text:p>
          </table:table-cell>
          <table:table-cell table:formula="of:=IF([$'Rate definitions 2'.C14]=0;0;[$'Rate definitions 2'.C14]+0.001)" office:value-type="float" office:value="0.251" calcext:value-type="float">
            <text:p>0.251</text:p>
          </table:table-cell>
          <table:table-cell table:formula="of:=[$'Rate definitions 2'.D14]+0.001" office:value-type="float" office:value="0.501" calcext:value-type="float">
            <text:p>0.501</text:p>
          </table:table-cell>
          <table:table-cell table:formula="of:=[$'Rate definitions 2'.L14]" office:value-type="float" office:value="22.32" calcext:value-type="float">
            <text:p>22.32</text:p>
          </table:table-cell>
          <table:table-cell table:number-columns-repeated="59"/>
        </table:table-row>
        <table:table-row table:style-name="ro1">
          <table:table-cell table:formula="of:=VLOOKUP([$'Rate definitions 2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5]" office:value-type="string" office:string-value="International Insured Express" calcext:value-type="string">
            <text:p>International Insured Express</text:p>
          </table:table-cell>
          <table:table-cell table:formula="of:=IF([$'Rate definitions 2'.C15]=0;0;[$'Rate definitions 2'.C15]+0.001)" office:value-type="float" office:value="0.501" calcext:value-type="float">
            <text:p>0.501</text:p>
          </table:table-cell>
          <table:table-cell table:formula="of:=[$'Rate definitions 2'.D15]+0.001" office:value-type="float" office:value="1.001" calcext:value-type="float">
            <text:p>1.001</text:p>
          </table:table-cell>
          <table:table-cell table:formula="of:=[$'Rate definitions 2'.L15]" office:value-type="float" office:value="30.6" calcext:value-type="float">
            <text:p>30.60</text:p>
          </table:table-cell>
          <table:table-cell table:number-columns-repeated="59"/>
        </table:table-row>
        <table:table-row table:style-name="ro1">
          <table:table-cell table:formula="of:=VLOOKUP([$'Rate definitions 2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6]" office:value-type="string" office:string-value="International Insured Express" calcext:value-type="string">
            <text:p>International Insured Express</text:p>
          </table:table-cell>
          <table:table-cell table:formula="of:=IF([$'Rate definitions 2'.C16]=0;0;[$'Rate definitions 2'.C16]+0.001)" office:value-type="float" office:value="1.001" calcext:value-type="float">
            <text:p>1.001</text:p>
          </table:table-cell>
          <table:table-cell table:formula="of:=[$'Rate definitions 2'.D16]+0.001" office:value-type="float" office:value="1.501" calcext:value-type="float">
            <text:p>1.501</text:p>
          </table:table-cell>
          <table:table-cell table:formula="of:=[$'Rate definitions 2'.L16]" office:value-type="float" office:value="38.88" calcext:value-type="float">
            <text:p>38.88</text:p>
          </table:table-cell>
          <table:table-cell table:number-columns-repeated="59"/>
        </table:table-row>
        <table:table-row table:style-name="ro1">
          <table:table-cell table:formula="of:=VLOOKUP([$'Rate definitions 2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7]" office:value-type="string" office:string-value="International Insured Express" calcext:value-type="string">
            <text:p>International Insured Express</text:p>
          </table:table-cell>
          <table:table-cell table:formula="of:=IF([$'Rate definitions 2'.C17]=0;0;[$'Rate definitions 2'.C17]+0.001)" office:value-type="float" office:value="1.501" calcext:value-type="float">
            <text:p>1.501</text:p>
          </table:table-cell>
          <table:table-cell table:formula="of:=[$'Rate definitions 2'.D17]+0.001" office:value-type="float" office:value="2.001" calcext:value-type="float">
            <text:p>2.001</text:p>
          </table:table-cell>
          <table:table-cell table:formula="of:=[$'Rate definitions 2'.L17]" office:value-type="float" office:value="47.16" calcext:value-type="float">
            <text:p>47.16</text:p>
          </table:table-cell>
          <table:table-cell table:number-columns-repeated="59"/>
        </table:table-row>
        <table:table-row table:style-name="ro1">
          <table:table-cell table:formula="of:=VLOOKUP([$'Rate definitions 2'.A18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8]" office:value-type="string" office:string-value="International Insured Express" calcext:value-type="string">
            <text:p>International Insured Express</text:p>
          </table:table-cell>
          <table:table-cell table:formula="of:=IF([$'Rate definitions 2'.C18]=0;0;[$'Rate definitions 2'.C18]+0.001)" office:value-type="float" office:value="2.001" calcext:value-type="float">
            <text:p>2.001</text:p>
          </table:table-cell>
          <table:table-cell table:formula="of:=[$'Rate definitions 2'.D18]+0.001" office:value-type="float" office:value="2.501" calcext:value-type="float">
            <text:p>2.501</text:p>
          </table:table-cell>
          <table:table-cell table:formula="of:=[$'Rate definitions 2'.L18]" office:value-type="float" office:value="53.91" calcext:value-type="float">
            <text:p>53.91</text:p>
          </table:table-cell>
          <table:table-cell table:number-columns-repeated="59"/>
        </table:table-row>
        <table:table-row table:style-name="ro1">
          <table:table-cell table:formula="of:=VLOOKUP([$'Rate definitions 2'.A19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9]" office:value-type="string" office:string-value="International Insured Express" calcext:value-type="string">
            <text:p>International Insured Express</text:p>
          </table:table-cell>
          <table:table-cell table:formula="of:=IF([$'Rate definitions 2'.C19]=0;0;[$'Rate definitions 2'.C19]+0.001)" office:value-type="float" office:value="2.501" calcext:value-type="float">
            <text:p>2.501</text:p>
          </table:table-cell>
          <table:table-cell table:formula="of:=[$'Rate definitions 2'.D19]+0.001" office:value-type="float" office:value="3.001" calcext:value-type="float">
            <text:p>3.001</text:p>
          </table:table-cell>
          <table:table-cell table:formula="of:=[$'Rate definitions 2'.L19]" office:value-type="float" office:value="60.66" calcext:value-type="float">
            <text:p>60.66</text:p>
          </table:table-cell>
          <table:table-cell table:number-columns-repeated="59"/>
        </table:table-row>
        <table:table-row table:style-name="ro1">
          <table:table-cell table:formula="of:=VLOOKUP([$'Rate definitions 2'.A2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0]" office:value-type="string" office:string-value="International Insured Express" calcext:value-type="string">
            <text:p>International Insured Express</text:p>
          </table:table-cell>
          <table:table-cell table:formula="of:=IF([$'Rate definitions 2'.C20]=0;0;[$'Rate definitions 2'.C20]+0.001)" office:value-type="float" office:value="3.001" calcext:value-type="float">
            <text:p>3.001</text:p>
          </table:table-cell>
          <table:table-cell table:formula="of:=[$'Rate definitions 2'.D20]+0.001" office:value-type="float" office:value="3.501" calcext:value-type="float">
            <text:p>3.501</text:p>
          </table:table-cell>
          <table:table-cell table:formula="of:=[$'Rate definitions 2'.L20]" office:value-type="float" office:value="67.41" calcext:value-type="float">
            <text:p>67.41</text:p>
          </table:table-cell>
          <table:table-cell table:number-columns-repeated="59"/>
        </table:table-row>
        <table:table-row table:style-name="ro1">
          <table:table-cell table:formula="of:=VLOOKUP([$'Rate definitions 2'.A2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1]" office:value-type="string" office:string-value="International Insured Express" calcext:value-type="string">
            <text:p>International Insured Express</text:p>
          </table:table-cell>
          <table:table-cell table:formula="of:=IF([$'Rate definitions 2'.C21]=0;0;[$'Rate definitions 2'.C21]+0.001)" office:value-type="float" office:value="3.501" calcext:value-type="float">
            <text:p>3.501</text:p>
          </table:table-cell>
          <table:table-cell table:formula="of:=[$'Rate definitions 2'.D21]+0.001" office:value-type="float" office:value="4.001" calcext:value-type="float">
            <text:p>4.001</text:p>
          </table:table-cell>
          <table:table-cell table:formula="of:=[$'Rate definitions 2'.L21]" office:value-type="float" office:value="74.16" calcext:value-type="float">
            <text:p>74.16</text:p>
          </table:table-cell>
          <table:table-cell table:number-columns-repeated="59"/>
        </table:table-row>
        <table:table-row table:style-name="ro1">
          <table:table-cell table:formula="of:=VLOOKUP([$'Rate definitions 2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2]" office:value-type="string" office:string-value="International Insured Express" calcext:value-type="string">
            <text:p>International Insured Express</text:p>
          </table:table-cell>
          <table:table-cell table:formula="of:=IF([$'Rate definitions 2'.C22]=0;0;[$'Rate definitions 2'.C22]+0.001)" office:value-type="float" office:value="0" calcext:value-type="float">
            <text:p>0</text:p>
          </table:table-cell>
          <table:table-cell table:formula="of:=[$'Rate definitions 2'.D22]+0.001" office:value-type="float" office:value="0.251" calcext:value-type="float">
            <text:p>0.251</text:p>
          </table:table-cell>
          <table:table-cell table:formula="of:=[$'Rate definitions 2'.L22]" office:value-type="float" office:value="20.34" calcext:value-type="float">
            <text:p>20.34</text:p>
          </table:table-cell>
          <table:table-cell table:number-columns-repeated="59"/>
        </table:table-row>
        <table:table-row table:style-name="ro1">
          <table:table-cell table:formula="of:=VLOOKUP([$'Rate definitions 2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3]" office:value-type="string" office:string-value="International Insured Express" calcext:value-type="string">
            <text:p>International Insured Express</text:p>
          </table:table-cell>
          <table:table-cell table:formula="of:=IF([$'Rate definitions 2'.C23]=0;0;[$'Rate definitions 2'.C23]+0.001)" office:value-type="float" office:value="0.251" calcext:value-type="float">
            <text:p>0.251</text:p>
          </table:table-cell>
          <table:table-cell table:formula="of:=[$'Rate definitions 2'.D23]+0.001" office:value-type="float" office:value="0.501" calcext:value-type="float">
            <text:p>0.501</text:p>
          </table:table-cell>
          <table:table-cell table:formula="of:=[$'Rate definitions 2'.L23]" office:value-type="float" office:value="24.54" calcext:value-type="float">
            <text:p>24.54</text:p>
          </table:table-cell>
          <table:table-cell table:number-columns-repeated="59"/>
        </table:table-row>
        <table:table-row table:style-name="ro1">
          <table:table-cell table:formula="of:=VLOOKUP([$'Rate definitions 2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4]" office:value-type="string" office:string-value="International Insured Express" calcext:value-type="string">
            <text:p>International Insured Express</text:p>
          </table:table-cell>
          <table:table-cell table:formula="of:=IF([$'Rate definitions 2'.C24]=0;0;[$'Rate definitions 2'.C24]+0.001)" office:value-type="float" office:value="0.501" calcext:value-type="float">
            <text:p>0.501</text:p>
          </table:table-cell>
          <table:table-cell table:formula="of:=[$'Rate definitions 2'.D24]+0.001" office:value-type="float" office:value="1.001" calcext:value-type="float">
            <text:p>1.001</text:p>
          </table:table-cell>
          <table:table-cell table:formula="of:=[$'Rate definitions 2'.L24]" office:value-type="float" office:value="36.36" calcext:value-type="float">
            <text:p>36.36</text:p>
          </table:table-cell>
          <table:table-cell table:number-columns-repeated="59"/>
        </table:table-row>
        <table:table-row table:style-name="ro1">
          <table:table-cell table:formula="of:=VLOOKUP([$'Rate definitions 2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5]" office:value-type="string" office:string-value="International Insured Express" calcext:value-type="string">
            <text:p>International Insured Express</text:p>
          </table:table-cell>
          <table:table-cell table:formula="of:=IF([$'Rate definitions 2'.C25]=0;0;[$'Rate definitions 2'.C25]+0.001)" office:value-type="float" office:value="1.001" calcext:value-type="float">
            <text:p>1.001</text:p>
          </table:table-cell>
          <table:table-cell table:formula="of:=[$'Rate definitions 2'.D25]+0.001" office:value-type="float" office:value="1.501" calcext:value-type="float">
            <text:p>1.501</text:p>
          </table:table-cell>
          <table:table-cell table:formula="of:=[$'Rate definitions 2'.L25]" office:value-type="float" office:value="48.18" calcext:value-type="float">
            <text:p>48.18</text:p>
          </table:table-cell>
          <table:table-cell table:number-columns-repeated="59"/>
        </table:table-row>
        <table:table-row table:style-name="ro1">
          <table:table-cell table:formula="of:=VLOOKUP([$'Rate definitions 2'.A26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6]" office:value-type="string" office:string-value="International Insured Express" calcext:value-type="string">
            <text:p>International Insured Express</text:p>
          </table:table-cell>
          <table:table-cell table:formula="of:=IF([$'Rate definitions 2'.C26]=0;0;[$'Rate definitions 2'.C26]+0.001)" office:value-type="float" office:value="1.501" calcext:value-type="float">
            <text:p>1.501</text:p>
          </table:table-cell>
          <table:table-cell table:formula="of:=[$'Rate definitions 2'.D26]+0.001" office:value-type="float" office:value="2.001" calcext:value-type="float">
            <text:p>2.001</text:p>
          </table:table-cell>
          <table:table-cell table:formula="of:=[$'Rate definitions 2'.L26]" office:value-type="float" office:value="60" calcext:value-type="float">
            <text:p>60.00</text:p>
          </table:table-cell>
          <table:table-cell table:number-columns-repeated="59"/>
        </table:table-row>
        <table:table-row table:style-name="ro1">
          <table:table-cell table:formula="of:=VLOOKUP([$'Rate definitions 2'.A27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7]" office:value-type="string" office:string-value="International Insured Express" calcext:value-type="string">
            <text:p>International Insured Express</text:p>
          </table:table-cell>
          <table:table-cell table:formula="of:=IF([$'Rate definitions 2'.C27]=0;0;[$'Rate definitions 2'.C27]+0.001)" office:value-type="float" office:value="2.001" calcext:value-type="float">
            <text:p>2.001</text:p>
          </table:table-cell>
          <table:table-cell table:formula="of:=[$'Rate definitions 2'.D27]+0.001" office:value-type="float" office:value="2.501" calcext:value-type="float">
            <text:p>2.501</text:p>
          </table:table-cell>
          <table:table-cell table:formula="of:=[$'Rate definitions 2'.L27]" office:value-type="float" office:value="67.35" calcext:value-type="float">
            <text:p>67.35</text:p>
          </table:table-cell>
          <table:table-cell table:number-columns-repeated="59"/>
        </table:table-row>
        <table:table-row table:style-name="ro1">
          <table:table-cell table:formula="of:=VLOOKUP([$'Rate definitions 2'.A2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8]" office:value-type="string" office:string-value="International Insured Express" calcext:value-type="string">
            <text:p>International Insured Express</text:p>
          </table:table-cell>
          <table:table-cell table:formula="of:=IF([$'Rate definitions 2'.C28]=0;0;[$'Rate definitions 2'.C28]+0.001)" office:value-type="float" office:value="2.501" calcext:value-type="float">
            <text:p>2.501</text:p>
          </table:table-cell>
          <table:table-cell table:formula="of:=[$'Rate definitions 2'.D28]+0.001" office:value-type="float" office:value="3.001" calcext:value-type="float">
            <text:p>3.001</text:p>
          </table:table-cell>
          <table:table-cell table:formula="of:=[$'Rate definitions 2'.L28]" office:value-type="float" office:value="74.7" calcext:value-type="float">
            <text:p>74.70</text:p>
          </table:table-cell>
          <table:table-cell table:number-columns-repeated="59"/>
        </table:table-row>
        <table:table-row table:style-name="ro1">
          <table:table-cell table:formula="of:=VLOOKUP([$'Rate definitions 2'.A2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9]" office:value-type="string" office:string-value="International Insured Express" calcext:value-type="string">
            <text:p>International Insured Express</text:p>
          </table:table-cell>
          <table:table-cell table:formula="of:=IF([$'Rate definitions 2'.C29]=0;0;[$'Rate definitions 2'.C29]+0.001)" office:value-type="float" office:value="3.001" calcext:value-type="float">
            <text:p>3.001</text:p>
          </table:table-cell>
          <table:table-cell table:formula="of:=[$'Rate definitions 2'.D29]+0.001" office:value-type="float" office:value="3.501" calcext:value-type="float">
            <text:p>3.501</text:p>
          </table:table-cell>
          <table:table-cell table:formula="of:=[$'Rate definitions 2'.L29]" office:value-type="float" office:value="82.05" calcext:value-type="float">
            <text:p>82.05</text:p>
          </table:table-cell>
          <table:table-cell table:number-columns-repeated="59"/>
        </table:table-row>
        <table:table-row table:style-name="ro1">
          <table:table-cell table:formula="of:=VLOOKUP([$'Rate definitions 2'.A3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30]" office:value-type="string" office:string-value="International Insured Express" calcext:value-type="string">
            <text:p>International Insured Express</text:p>
          </table:table-cell>
          <table:table-cell table:formula="of:=IF([$'Rate definitions 2'.C30]=0;0;[$'Rate definitions 2'.C30]+0.001)" office:value-type="float" office:value="3.501" calcext:value-type="float">
            <text:p>3.501</text:p>
          </table:table-cell>
          <table:table-cell table:formula="of:=[$'Rate definitions 2'.D30]+0.001" office:value-type="float" office:value="4.001" calcext:value-type="float">
            <text:p>4.001</text:p>
          </table:table-cell>
          <table:table-cell table:formula="of:=[$'Rate definitions 2'.L30]" office:value-type="float" office:value="89.4" calcext:value-type="float">
            <text:p>89.40</text:p>
          </table:table-cell>
          <table:table-cell table:number-columns-repeated="59"/>
        </table:table-row>
        <table:table-row table:style-name="ro1">
          <table:table-cell table:formula="of:=VLOOKUP([$'Rate definitions 2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1]" office:value-type="string" office:string-value="International Insured Express" calcext:value-type="string">
            <text:p>International Insured Express</text:p>
          </table:table-cell>
          <table:table-cell table:formula="of:=IF([$'Rate definitions 2'.C31]=0;0;[$'Rate definitions 2'.C31]+0.001)" office:value-type="float" office:value="0" calcext:value-type="float">
            <text:p>0</text:p>
          </table:table-cell>
          <table:table-cell table:formula="of:=[$'Rate definitions 2'.D31]+0.001" office:value-type="float" office:value="0.251" calcext:value-type="float">
            <text:p>0.251</text:p>
          </table:table-cell>
          <table:table-cell table:formula="of:=[$'Rate definitions 2'.L31]" office:value-type="float" office:value="21.6" calcext:value-type="float">
            <text:p>21.60</text:p>
          </table:table-cell>
          <table:table-cell table:number-columns-repeated="59"/>
        </table:table-row>
        <table:table-row table:style-name="ro1">
          <table:table-cell table:formula="of:=VLOOKUP([$'Rate definitions 2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2]" office:value-type="string" office:string-value="International Insured Express" calcext:value-type="string">
            <text:p>International Insured Express</text:p>
          </table:table-cell>
          <table:table-cell table:formula="of:=IF([$'Rate definitions 2'.C32]=0;0;[$'Rate definitions 2'.C32]+0.001)" office:value-type="float" office:value="0.251" calcext:value-type="float">
            <text:p>0.251</text:p>
          </table:table-cell>
          <table:table-cell table:formula="of:=[$'Rate definitions 2'.D32]+0.001" office:value-type="float" office:value="0.501" calcext:value-type="float">
            <text:p>0.501</text:p>
          </table:table-cell>
          <table:table-cell table:formula="of:=[$'Rate definitions 2'.L32]" office:value-type="float" office:value="25.8" calcext:value-type="float">
            <text:p>25.80</text:p>
          </table:table-cell>
          <table:table-cell table:number-columns-repeated="59"/>
        </table:table-row>
        <table:table-row table:style-name="ro1">
          <table:table-cell table:formula="of:=VLOOKUP([$'Rate definitions 2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3]" office:value-type="string" office:string-value="International Insured Express" calcext:value-type="string">
            <text:p>International Insured Express</text:p>
          </table:table-cell>
          <table:table-cell table:formula="of:=IF([$'Rate definitions 2'.C33]=0;0;[$'Rate definitions 2'.C33]+0.001)" office:value-type="float" office:value="0.501" calcext:value-type="float">
            <text:p>0.501</text:p>
          </table:table-cell>
          <table:table-cell table:formula="of:=[$'Rate definitions 2'.D33]+0.001" office:value-type="float" office:value="1.001" calcext:value-type="float">
            <text:p>1.001</text:p>
          </table:table-cell>
          <table:table-cell table:formula="of:=[$'Rate definitions 2'.L33]" office:value-type="float" office:value="38.34" calcext:value-type="float">
            <text:p>38.34</text:p>
          </table:table-cell>
          <table:table-cell table:number-columns-repeated="59"/>
        </table:table-row>
        <table:table-row table:style-name="ro1">
          <table:table-cell table:formula="of:=VLOOKUP([$'Rate definitions 2'.A34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4]" office:value-type="string" office:string-value="International Insured Express" calcext:value-type="string">
            <text:p>International Insured Express</text:p>
          </table:table-cell>
          <table:table-cell table:formula="of:=IF([$'Rate definitions 2'.C34]=0;0;[$'Rate definitions 2'.C34]+0.001)" office:value-type="float" office:value="1.001" calcext:value-type="float">
            <text:p>1.001</text:p>
          </table:table-cell>
          <table:table-cell table:formula="of:=[$'Rate definitions 2'.D34]+0.001" office:value-type="float" office:value="1.501" calcext:value-type="float">
            <text:p>1.501</text:p>
          </table:table-cell>
          <table:table-cell table:formula="of:=[$'Rate definitions 2'.L34]" office:value-type="float" office:value="50.88" calcext:value-type="float">
            <text:p>50.88</text:p>
          </table:table-cell>
          <table:table-cell table:number-columns-repeated="59"/>
        </table:table-row>
        <table:table-row table:style-name="ro1">
          <table:table-cell table:formula="of:=VLOOKUP([$'Rate definitions 2'.A35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5]" office:value-type="string" office:string-value="International Insured Express" calcext:value-type="string">
            <text:p>International Insured Express</text:p>
          </table:table-cell>
          <table:table-cell table:formula="of:=IF([$'Rate definitions 2'.C35]=0;0;[$'Rate definitions 2'.C35]+0.001)" office:value-type="float" office:value="1.501" calcext:value-type="float">
            <text:p>1.501</text:p>
          </table:table-cell>
          <table:table-cell table:formula="of:=[$'Rate definitions 2'.D35]+0.001" office:value-type="float" office:value="2.001" calcext:value-type="float">
            <text:p>2.001</text:p>
          </table:table-cell>
          <table:table-cell table:formula="of:=[$'Rate definitions 2'.L35]" office:value-type="float" office:value="63.42" calcext:value-type="float">
            <text:p>63.42</text:p>
          </table:table-cell>
          <table:table-cell table:number-columns-repeated="59"/>
        </table:table-row>
        <table:table-row table:style-name="ro1">
          <table:table-cell table:formula="of:=VLOOKUP([$'Rate definitions 2'.A3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6]" office:value-type="string" office:string-value="International Insured Express" calcext:value-type="string">
            <text:p>International Insured Express</text:p>
          </table:table-cell>
          <table:table-cell table:formula="of:=IF([$'Rate definitions 2'.C36]=0;0;[$'Rate definitions 2'.C36]+0.001)" office:value-type="float" office:value="2.001" calcext:value-type="float">
            <text:p>2.001</text:p>
          </table:table-cell>
          <table:table-cell table:formula="of:=[$'Rate definitions 2'.D36]+0.001" office:value-type="float" office:value="2.501" calcext:value-type="float">
            <text:p>2.501</text:p>
          </table:table-cell>
          <table:table-cell table:formula="of:=[$'Rate definitions 2'.L36]" office:value-type="float" office:value="71.22" calcext:value-type="float">
            <text:p>71.22</text:p>
          </table:table-cell>
          <table:table-cell table:number-columns-repeated="59"/>
        </table:table-row>
        <table:table-row table:style-name="ro1">
          <table:table-cell table:formula="of:=VLOOKUP([$'Rate definitions 2'.A3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7]" office:value-type="string" office:string-value="International Insured Express" calcext:value-type="string">
            <text:p>International Insured Express</text:p>
          </table:table-cell>
          <table:table-cell table:formula="of:=IF([$'Rate definitions 2'.C37]=0;0;[$'Rate definitions 2'.C37]+0.001)" office:value-type="float" office:value="2.501" calcext:value-type="float">
            <text:p>2.501</text:p>
          </table:table-cell>
          <table:table-cell table:formula="of:=[$'Rate definitions 2'.D37]+0.001" office:value-type="float" office:value="3.001" calcext:value-type="float">
            <text:p>3.001</text:p>
          </table:table-cell>
          <table:table-cell table:formula="of:=[$'Rate definitions 2'.L37]" office:value-type="float" office:value="79.02" calcext:value-type="float">
            <text:p>79.02</text:p>
          </table:table-cell>
          <table:table-cell table:number-columns-repeated="59"/>
        </table:table-row>
        <table:table-row table:style-name="ro1">
          <table:table-cell table:formula="of:=VLOOKUP([$'Rate definitions 2'.A3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8]" office:value-type="string" office:string-value="International Insured Express" calcext:value-type="string">
            <text:p>International Insured Express</text:p>
          </table:table-cell>
          <table:table-cell table:formula="of:=IF([$'Rate definitions 2'.C38]=0;0;[$'Rate definitions 2'.C38]+0.001)" office:value-type="float" office:value="3.001" calcext:value-type="float">
            <text:p>3.001</text:p>
          </table:table-cell>
          <table:table-cell table:formula="of:=[$'Rate definitions 2'.D38]+0.001" office:value-type="float" office:value="3.501" calcext:value-type="float">
            <text:p>3.501</text:p>
          </table:table-cell>
          <table:table-cell table:formula="of:=[$'Rate definitions 2'.L38]" office:value-type="float" office:value="86.82" calcext:value-type="float">
            <text:p>86.82</text:p>
          </table:table-cell>
          <table:table-cell table:number-columns-repeated="59"/>
        </table:table-row>
        <table:table-row table:style-name="ro1">
          <table:table-cell table:formula="of:=VLOOKUP([$'Rate definitions 2'.A3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9]" office:value-type="string" office:string-value="International Insured Express" calcext:value-type="string">
            <text:p>International Insured Express</text:p>
          </table:table-cell>
          <table:table-cell table:formula="of:=IF([$'Rate definitions 2'.C39]=0;0;[$'Rate definitions 2'.C39]+0.001)" office:value-type="float" office:value="3.501" calcext:value-type="float">
            <text:p>3.501</text:p>
          </table:table-cell>
          <table:table-cell table:formula="of:=[$'Rate definitions 2'.D39]+0.001" office:value-type="float" office:value="4.001" calcext:value-type="float">
            <text:p>4.001</text:p>
          </table:table-cell>
          <table:table-cell table:formula="of:=[$'Rate definitions 2'.L39]" office:value-type="float" office:value="94.62" calcext:value-type="float">
            <text:p>94.62</text:p>
          </table:table-cell>
          <table:table-cell table:number-columns-repeated="59"/>
        </table:table-row>
        <table:table-row table:style-name="ro1">
          <table:table-cell table:formula="of:=VLOOKUP([$'Rate definitions 2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0]" office:value-type="string" office:string-value="International Insured Express" calcext:value-type="string">
            <text:p>International Insured Express</text:p>
          </table:table-cell>
          <table:table-cell table:formula="of:=IF([$'Rate definitions 2'.C40]=0;0;[$'Rate definitions 2'.C40]+0.001)" office:value-type="float" office:value="0" calcext:value-type="float">
            <text:p>0</text:p>
          </table:table-cell>
          <table:table-cell table:formula="of:=[$'Rate definitions 2'.D40]+0.001" office:value-type="float" office:value="0.251" calcext:value-type="float">
            <text:p>0.251</text:p>
          </table:table-cell>
          <table:table-cell table:formula="of:=[$'Rate definitions 2'.L40]" office:value-type="float" office:value="24.84" calcext:value-type="float">
            <text:p>24.84</text:p>
          </table:table-cell>
          <table:table-cell table:number-columns-repeated="59"/>
        </table:table-row>
        <table:table-row table:style-name="ro1">
          <table:table-cell table:formula="of:=VLOOKUP([$'Rate definitions 2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1]" office:value-type="string" office:string-value="International Insured Express" calcext:value-type="string">
            <text:p>International Insured Express</text:p>
          </table:table-cell>
          <table:table-cell table:formula="of:=IF([$'Rate definitions 2'.C41]=0;0;[$'Rate definitions 2'.C41]+0.001)" office:value-type="float" office:value="0.251" calcext:value-type="float">
            <text:p>0.251</text:p>
          </table:table-cell>
          <table:table-cell table:formula="of:=[$'Rate definitions 2'.D41]+0.001" office:value-type="float" office:value="0.501" calcext:value-type="float">
            <text:p>0.501</text:p>
          </table:table-cell>
          <table:table-cell table:formula="of:=[$'Rate definitions 2'.L41]" office:value-type="float" office:value="29.04" calcext:value-type="float">
            <text:p>29.04</text:p>
          </table:table-cell>
          <table:table-cell table:number-columns-repeated="59"/>
        </table:table-row>
        <table:table-row table:style-name="ro1">
          <table:table-cell table:formula="of:=VLOOKUP([$'Rate definitions 2'.A42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2]" office:value-type="string" office:string-value="International Insured Express" calcext:value-type="string">
            <text:p>International Insured Express</text:p>
          </table:table-cell>
          <table:table-cell table:formula="of:=IF([$'Rate definitions 2'.C42]=0;0;[$'Rate definitions 2'.C42]+0.001)" office:value-type="float" office:value="0.501" calcext:value-type="float">
            <text:p>0.501</text:p>
          </table:table-cell>
          <table:table-cell table:formula="of:=[$'Rate definitions 2'.D42]+0.001" office:value-type="float" office:value="1.001" calcext:value-type="float">
            <text:p>1.001</text:p>
          </table:table-cell>
          <table:table-cell table:formula="of:=[$'Rate definitions 2'.L42]" office:value-type="float" office:value="41.58" calcext:value-type="float">
            <text:p>41.58</text:p>
          </table:table-cell>
          <table:table-cell table:number-columns-repeated="59"/>
        </table:table-row>
        <table:table-row table:style-name="ro1">
          <table:table-cell table:formula="of:=VLOOKUP([$'Rate definitions 2'.A43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3]" office:value-type="string" office:string-value="International Insured Express" calcext:value-type="string">
            <text:p>International Insured Express</text:p>
          </table:table-cell>
          <table:table-cell table:formula="of:=IF([$'Rate definitions 2'.C43]=0;0;[$'Rate definitions 2'.C43]+0.001)" office:value-type="float" office:value="1.001" calcext:value-type="float">
            <text:p>1.001</text:p>
          </table:table-cell>
          <table:table-cell table:formula="of:=[$'Rate definitions 2'.D43]+0.001" office:value-type="float" office:value="1.501" calcext:value-type="float">
            <text:p>1.501</text:p>
          </table:table-cell>
          <table:table-cell table:formula="of:=[$'Rate definitions 2'.L43]" office:value-type="float" office:value="54.12" calcext:value-type="float">
            <text:p>54.12</text:p>
          </table:table-cell>
          <table:table-cell table:number-columns-repeated="59"/>
        </table:table-row>
        <table:table-row table:style-name="ro1">
          <table:table-cell table:formula="of:=VLOOKUP([$'Rate definitions 2'.A4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4]" office:value-type="string" office:string-value="International Insured Express" calcext:value-type="string">
            <text:p>International Insured Express</text:p>
          </table:table-cell>
          <table:table-cell table:formula="of:=IF([$'Rate definitions 2'.C44]=0;0;[$'Rate definitions 2'.C44]+0.001)" office:value-type="float" office:value="1.501" calcext:value-type="float">
            <text:p>1.501</text:p>
          </table:table-cell>
          <table:table-cell table:formula="of:=[$'Rate definitions 2'.D44]+0.001" office:value-type="float" office:value="2.001" calcext:value-type="float">
            <text:p>2.001</text:p>
          </table:table-cell>
          <table:table-cell table:formula="of:=[$'Rate definitions 2'.L44]" office:value-type="float" office:value="66.66" calcext:value-type="float">
            <text:p>66.66</text:p>
          </table:table-cell>
          <table:table-cell table:number-columns-repeated="59"/>
        </table:table-row>
        <table:table-row table:style-name="ro1">
          <table:table-cell table:formula="of:=VLOOKUP([$'Rate definitions 2'.A4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5]" office:value-type="string" office:string-value="International Insured Express" calcext:value-type="string">
            <text:p>International Insured Express</text:p>
          </table:table-cell>
          <table:table-cell table:formula="of:=IF([$'Rate definitions 2'.C45]=0;0;[$'Rate definitions 2'.C45]+0.001)" office:value-type="float" office:value="2.001" calcext:value-type="float">
            <text:p>2.001</text:p>
          </table:table-cell>
          <table:table-cell table:formula="of:=[$'Rate definitions 2'.D45]+0.001" office:value-type="float" office:value="2.501" calcext:value-type="float">
            <text:p>2.501</text:p>
          </table:table-cell>
          <table:table-cell table:formula="of:=[$'Rate definitions 2'.L45]" office:value-type="float" office:value="74.16" calcext:value-type="float">
            <text:p>74.16</text:p>
          </table:table-cell>
          <table:table-cell table:number-columns-repeated="59"/>
        </table:table-row>
        <table:table-row table:style-name="ro1">
          <table:table-cell table:formula="of:=VLOOKUP([$'Rate definitions 2'.A4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6]" office:value-type="string" office:string-value="International Insured Express" calcext:value-type="string">
            <text:p>International Insured Express</text:p>
          </table:table-cell>
          <table:table-cell table:formula="of:=IF([$'Rate definitions 2'.C46]=0;0;[$'Rate definitions 2'.C46]+0.001)" office:value-type="float" office:value="2.501" calcext:value-type="float">
            <text:p>2.501</text:p>
          </table:table-cell>
          <table:table-cell table:formula="of:=[$'Rate definitions 2'.D46]+0.001" office:value-type="float" office:value="3.001" calcext:value-type="float">
            <text:p>3.001</text:p>
          </table:table-cell>
          <table:table-cell table:formula="of:=[$'Rate definitions 2'.L46]" office:value-type="float" office:value="81.66" calcext:value-type="float">
            <text:p>81.66</text:p>
          </table:table-cell>
          <table:table-cell table:number-columns-repeated="59"/>
        </table:table-row>
        <table:table-row table:style-name="ro1">
          <table:table-cell table:formula="of:=VLOOKUP([$'Rate definitions 2'.A4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7]" office:value-type="string" office:string-value="International Insured Express" calcext:value-type="string">
            <text:p>International Insured Express</text:p>
          </table:table-cell>
          <table:table-cell table:formula="of:=IF([$'Rate definitions 2'.C47]=0;0;[$'Rate definitions 2'.C47]+0.001)" office:value-type="float" office:value="3.001" calcext:value-type="float">
            <text:p>3.001</text:p>
          </table:table-cell>
          <table:table-cell table:formula="of:=[$'Rate definitions 2'.D47]+0.001" office:value-type="float" office:value="3.501" calcext:value-type="float">
            <text:p>3.501</text:p>
          </table:table-cell>
          <table:table-cell table:formula="of:=[$'Rate definitions 2'.L47]" office:value-type="float" office:value="89.16" calcext:value-type="float">
            <text:p>89.16</text:p>
          </table:table-cell>
          <table:table-cell table:number-columns-repeated="59"/>
        </table:table-row>
        <table:table-row table:style-name="ro1">
          <table:table-cell table:formula="of:=VLOOKUP([$'Rate definitions 2'.A4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8]" office:value-type="string" office:string-value="International Insured Express" calcext:value-type="string">
            <text:p>International Insured Express</text:p>
          </table:table-cell>
          <table:table-cell table:formula="of:=IF([$'Rate definitions 2'.C48]=0;0;[$'Rate definitions 2'.C48]+0.001)" office:value-type="float" office:value="3.501" calcext:value-type="float">
            <text:p>3.501</text:p>
          </table:table-cell>
          <table:table-cell table:formula="of:=[$'Rate definitions 2'.D48]+0.001" office:value-type="float" office:value="4.001" calcext:value-type="float">
            <text:p>4.001</text:p>
          </table:table-cell>
          <table:table-cell table:formula="of:=[$'Rate definitions 2'.L48]" office:value-type="float" office:value="96.66" calcext:value-type="float">
            <text:p>96.66</text:p>
          </table:table-cell>
          <table:table-cell table:number-columns-repeated="59"/>
        </table:table-row>
        <table:table-row table:style-name="ro1">
          <table:table-cell table:formula="of:=VLOOKUP([$'Rate definitions 2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49]" office:value-type="string" office:string-value="International Insured Express" calcext:value-type="string">
            <text:p>International Insured Express</text:p>
          </table:table-cell>
          <table:table-cell table:formula="of:=IF([$'Rate definitions 2'.C49]=0;0;[$'Rate definitions 2'.C49]+0.001)" office:value-type="float" office:value="0" calcext:value-type="float">
            <text:p>0</text:p>
          </table:table-cell>
          <table:table-cell table:formula="of:=[$'Rate definitions 2'.D49]+0.001" office:value-type="float" office:value="0.251" calcext:value-type="float">
            <text:p>0.251</text:p>
          </table:table-cell>
          <table:table-cell table:formula="of:=[$'Rate definitions 2'.L49]" office:value-type="float" office:value="28.08" calcext:value-type="float">
            <text:p>28.08</text:p>
          </table:table-cell>
          <table:table-cell table:number-columns-repeated="59"/>
        </table:table-row>
        <table:table-row table:style-name="ro1">
          <table:table-cell table:formula="of:=VLOOKUP([$'Rate definitions 2'.A50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0]" office:value-type="string" office:string-value="International Insured Express" calcext:value-type="string">
            <text:p>International Insured Express</text:p>
          </table:table-cell>
          <table:table-cell table:formula="of:=IF([$'Rate definitions 2'.C50]=0;0;[$'Rate definitions 2'.C50]+0.001)" office:value-type="float" office:value="0.251" calcext:value-type="float">
            <text:p>0.251</text:p>
          </table:table-cell>
          <table:table-cell table:formula="of:=[$'Rate definitions 2'.D50]+0.001" office:value-type="float" office:value="0.501" calcext:value-type="float">
            <text:p>0.501</text:p>
          </table:table-cell>
          <table:table-cell table:formula="of:=[$'Rate definitions 2'.L50]" office:value-type="float" office:value="32.28" calcext:value-type="float">
            <text:p>32.28</text:p>
          </table:table-cell>
          <table:table-cell table:number-columns-repeated="59"/>
        </table:table-row>
        <table:table-row table:style-name="ro1">
          <table:table-cell table:formula="of:=VLOOKUP([$'Rate definitions 2'.A51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1]" office:value-type="string" office:string-value="International Insured Express" calcext:value-type="string">
            <text:p>International Insured Express</text:p>
          </table:table-cell>
          <table:table-cell table:formula="of:=IF([$'Rate definitions 2'.C51]=0;0;[$'Rate definitions 2'.C51]+0.001)" office:value-type="float" office:value="0.501" calcext:value-type="float">
            <text:p>0.501</text:p>
          </table:table-cell>
          <table:table-cell table:formula="of:=[$'Rate definitions 2'.D51]+0.001" office:value-type="float" office:value="1.001" calcext:value-type="float">
            <text:p>1.001</text:p>
          </table:table-cell>
          <table:table-cell table:formula="of:=[$'Rate definitions 2'.L51]" office:value-type="float" office:value="47.01" calcext:value-type="float">
            <text:p>47.01</text:p>
          </table:table-cell>
          <table:table-cell table:number-columns-repeated="59"/>
        </table:table-row>
        <table:table-row table:style-name="ro1">
          <table:table-cell table:formula="of:=VLOOKUP([$'Rate definitions 2'.A5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2]" office:value-type="string" office:string-value="International Insured Express" calcext:value-type="string">
            <text:p>International Insured Express</text:p>
          </table:table-cell>
          <table:table-cell table:formula="of:=IF([$'Rate definitions 2'.C52]=0;0;[$'Rate definitions 2'.C52]+0.001)" office:value-type="float" office:value="1.001" calcext:value-type="float">
            <text:p>1.001</text:p>
          </table:table-cell>
          <table:table-cell table:formula="of:=[$'Rate definitions 2'.D52]+0.001" office:value-type="float" office:value="1.501" calcext:value-type="float">
            <text:p>1.501</text:p>
          </table:table-cell>
          <table:table-cell table:formula="of:=[$'Rate definitions 2'.L52]" office:value-type="float" office:value="61.74" calcext:value-type="float">
            <text:p>61.74</text:p>
          </table:table-cell>
          <table:table-cell table:number-columns-repeated="59"/>
        </table:table-row>
        <table:table-row table:style-name="ro1">
          <table:table-cell table:formula="of:=VLOOKUP([$'Rate definitions 2'.A5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3]" office:value-type="string" office:string-value="International Insured Express" calcext:value-type="string">
            <text:p>International Insured Express</text:p>
          </table:table-cell>
          <table:table-cell table:formula="of:=IF([$'Rate definitions 2'.C53]=0;0;[$'Rate definitions 2'.C53]+0.001)" office:value-type="float" office:value="1.501" calcext:value-type="float">
            <text:p>1.501</text:p>
          </table:table-cell>
          <table:table-cell table:formula="of:=[$'Rate definitions 2'.D53]+0.001" office:value-type="float" office:value="2.001" calcext:value-type="float">
            <text:p>2.001</text:p>
          </table:table-cell>
          <table:table-cell table:formula="of:=[$'Rate definitions 2'.L53]" office:value-type="float" office:value="76.47" calcext:value-type="float">
            <text:p>76.47</text:p>
          </table:table-cell>
          <table:table-cell table:number-columns-repeated="59"/>
        </table:table-row>
        <table:table-row table:style-name="ro1">
          <table:table-cell table:formula="of:=VLOOKUP([$'Rate definitions 2'.A5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4]" office:value-type="string" office:string-value="International Insured Express" calcext:value-type="string">
            <text:p>International Insured Express</text:p>
          </table:table-cell>
          <table:table-cell table:formula="of:=IF([$'Rate definitions 2'.C54]=0;0;[$'Rate definitions 2'.C54]+0.001)" office:value-type="float" office:value="2.001" calcext:value-type="float">
            <text:p>2.001</text:p>
          </table:table-cell>
          <table:table-cell table:formula="of:=[$'Rate definitions 2'.D54]+0.001" office:value-type="float" office:value="2.501" calcext:value-type="float">
            <text:p>2.501</text:p>
          </table:table-cell>
          <table:table-cell table:formula="of:=[$'Rate definitions 2'.L54]" office:value-type="float" office:value="86.37" calcext:value-type="float">
            <text:p>86.37</text:p>
          </table:table-cell>
          <table:table-cell table:number-columns-repeated="59"/>
        </table:table-row>
        <table:table-row table:style-name="ro1">
          <table:table-cell table:formula="of:=VLOOKUP([$'Rate definitions 2'.A5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5]" office:value-type="string" office:string-value="International Insured Express" calcext:value-type="string">
            <text:p>International Insured Express</text:p>
          </table:table-cell>
          <table:table-cell table:formula="of:=IF([$'Rate definitions 2'.C55]=0;0;[$'Rate definitions 2'.C55]+0.001)" office:value-type="float" office:value="2.501" calcext:value-type="float">
            <text:p>2.501</text:p>
          </table:table-cell>
          <table:table-cell table:formula="of:=[$'Rate definitions 2'.D55]+0.001" office:value-type="float" office:value="3.001" calcext:value-type="float">
            <text:p>3.001</text:p>
          </table:table-cell>
          <table:table-cell table:formula="of:=[$'Rate definitions 2'.L55]" office:value-type="float" office:value="96.27" calcext:value-type="float">
            <text:p>96.27</text:p>
          </table:table-cell>
          <table:table-cell table:number-columns-repeated="59"/>
        </table:table-row>
        <table:table-row table:style-name="ro1">
          <table:table-cell table:formula="of:=VLOOKUP([$'Rate definitions 2'.A5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6]" office:value-type="string" office:string-value="International Insured Express" calcext:value-type="string">
            <text:p>International Insured Express</text:p>
          </table:table-cell>
          <table:table-cell table:formula="of:=IF([$'Rate definitions 2'.C56]=0;0;[$'Rate definitions 2'.C56]+0.001)" office:value-type="float" office:value="3.001" calcext:value-type="float">
            <text:p>3.001</text:p>
          </table:table-cell>
          <table:table-cell table:formula="of:=[$'Rate definitions 2'.D56]+0.001" office:value-type="float" office:value="3.501" calcext:value-type="float">
            <text:p>3.501</text:p>
          </table:table-cell>
          <table:table-cell table:formula="of:=[$'Rate definitions 2'.L56]" office:value-type="float" office:value="106.17" calcext:value-type="float">
            <text:p>106.17</text:p>
          </table:table-cell>
          <table:table-cell table:number-columns-repeated="59"/>
        </table:table-row>
        <table:table-row table:style-name="ro1">
          <table:table-cell table:formula="of:=VLOOKUP([$'Rate definitions 2'.A5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7]" office:value-type="string" office:string-value="International Insured Express" calcext:value-type="string">
            <text:p>International Insured Express</text:p>
          </table:table-cell>
          <table:table-cell table:formula="of:=IF([$'Rate definitions 2'.C57]=0;0;[$'Rate definitions 2'.C57]+0.001)" office:value-type="float" office:value="3.501" calcext:value-type="float">
            <text:p>3.501</text:p>
          </table:table-cell>
          <table:table-cell table:formula="of:=[$'Rate definitions 2'.D57]+0.001" office:value-type="float" office:value="4.001" calcext:value-type="float">
            <text:p>4.001</text:p>
          </table:table-cell>
          <table:table-cell table:formula="of:=[$'Rate definitions 2'.L57]" office:value-type="float" office:value="116.07" calcext:value-type="float">
            <text:p>116.07</text:p>
          </table:table-cell>
          <table:table-cell table:number-columns-repeated="59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'Domestic zones'.A1:'Domestic zones'.E1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9:57:25.822433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sPost_20_data" style:display-name="PageStyle_AusPost 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lookup" style:display-name="PageStyle_Zone looku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efinitions_20_1" style:display-name="PageStyle_Rate definition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rates_20_1" style:display-name="PageStyle_Zone rate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efinitions_20_2" style:display-name="PageStyle_Rate definition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_20_rates_20_2" style:display-name="PageStyle_Zone rate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te_20_data" style:display-name="PageStyle_Rate 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ones_20_and_20_countries" style:display-name="PageStyle_Zones and countri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07:32:58</meta:creation-date>
    <dc:language>en-AU</dc:language>
    <dc:date>2021-09-06T20:04:52.349169852</dc:date>
    <meta:editing-cycles>49</meta:editing-cycles>
    <meta:editing-duration>PT3H33M6S</meta:editing-duration>
    <meta:generator>LibreOffice/6.4.7.2$Linux_X86_64 LibreOffice_project/40$Build-2</meta:generator>
    <meta:document-statistic meta:table-count="9" meta:cell-count="8125" meta:object-count="0"/>
  </office:meta>
</office:document-meta>
</file>